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9" style:family="table">
      <style:table-properties style:width="17.93cm" fo:margin-left="0.026cm" fo:margin-right="0.053cm" table:align="margins" style:writing-mode="lr-tb"/>
    </style:style>
    <style:style style:name="Table29.A" style:family="table-column">
      <style:table-column-properties style:column-width="2.009cm" style:rel-column-width="7346*"/>
    </style:style>
    <style:style style:name="Table29.B" style:family="table-column">
      <style:table-column-properties style:column-width="15.921cm"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8.008cm" table:align="left" style:writing-mode="lr-tb"/>
    </style:style>
    <style:style style:name="Table16.A" style:family="table-column">
      <style:table-column-properties style:column-width="2.865cm"/>
    </style:style>
    <style:style style:name="Table16.B" style:family="table-column">
      <style:table-column-properties style:column-width="14.115cm"/>
    </style:style>
    <style:style style:name="Table16.C" style:family="table-column">
      <style:table-column-properties style:column-width="1.028cm"/>
    </style:style>
    <style:style style:name="Table16.1" style:family="table-row">
      <style:table-row-properties style:keep-together="true" fo:keep-together="auto"/>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2.865cm"/>
    </style:style>
    <style:style style:name="Table17.B" style:family="table-column">
      <style:table-column-properties style:column-width="14.115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2.757cm"/>
    </style:style>
    <style:style style:name="Table18.B" style:family="table-column">
      <style:table-column-properties style:column-width="14.222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8.008cm"/>
    </style:style>
    <style:style style:name="Table21.1" style:family="table-row">
      <style:table-row-properties style:keep-together="false" fo:keep-together="always"/>
    </style:style>
    <style:style style:name="Table2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1.2" style:family="table-row">
      <style:table-row-properties style:keep-together="true" fo:keep-together="auto"/>
    </style:style>
    <style:style style:name="Table21.A2" style:family="table-cell">
      <style:table-cell-properties style:vertical-align="middle" fo:padding-left="0.095cm" fo:padding-right="0.095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2.865cm"/>
    </style:style>
    <style:style style:name="Table28.B" style:family="table-column">
      <style:table-column-properties style:column-width="14.115cm"/>
    </style:style>
    <style:style style:name="Table28.C" style:family="table-column">
      <style:table-column-properties style:column-width="1.028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8.A2" style:family="table-cell">
      <style:table-cell-properties style:vertical-align="middle" fo:padding-left="0.095cm" fo:padding-right="0.095cm" fo:padding-top="0cm" fo:padding-bottom="0cm" fo:border="0.002cm solid #000000"/>
    </style:style>
    <style:style style:name="Table2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6"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7"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8"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9" style:family="paragraph" style:parent-style-name="Body">
      <style:paragraph-properties fo:margin-left="1.012cm" fo:margin-right="0cm" fo:text-indent="0cm" style:auto-text-indent="false"/>
      <style:text-properties style:font-name="Courier"/>
    </style:style>
    <style:style style:name="P10" style:family="paragraph" style:parent-style-name="Body">
      <style:paragraph-properties fo:margin-left="1.012cm" fo:margin-right="0cm" fo:margin-top="0cm" fo:margin-bottom="0.21cm" fo:text-indent="0cm" style:auto-text-indent="false"/>
      <style:text-properties style:font-name="Courier"/>
    </style:style>
    <style:style style:name="P11"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12"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1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4" style:family="paragraph" style:parent-style-name="CellBody">
      <style:paragraph-properties fo:keep-with-next="always" style:snap-to-layout-grid="false"/>
      <style:text-properties fo:language="en" fo:country="US" style:language-complex="ar" style:country-complex="SA"/>
    </style:style>
    <style:style style:name="P15" style:family="paragraph" style:parent-style-name="Abstract">
      <style:text-properties fo:font-size="16pt" fo:language="en" fo:country="US" fo:font-weight="bold" style:font-size-asian="16pt" style:font-weight-asian="bold" style:language-complex="ar" style:country-complex="SA"/>
    </style:style>
    <style:style style:name="P16" style:family="paragraph" style:parent-style-name="Abstract">
      <style:text-properties fo:language="en" fo:country="US"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paragraph-properties fo:text-align="start" style:justify-single-word="false"/>
    </style:style>
    <style:style style:name="P24" style:family="paragraph" style:parent-style-name="Body">
      <style:text-properties fo:font-weight="bold" style:font-weight-asian="bold" style:font-weight-complex="bold"/>
    </style:style>
    <style:style style:name="P25" style:family="paragraph" style:parent-style-name="Body">
      <style:text-properties fo:font-weight="normal" style:font-weight-asian="normal" style:font-weight-complex="normal"/>
    </style:style>
    <style:style style:name="P26" style:family="paragraph" style:parent-style-name="Body">
      <style:text-properties style:font-name="Arial"/>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Standard">
      <style:text-properties fo:color="#ff0000" fo:language="en" fo:country="US" fo:font-style="italic" fo:font-weight="bold" style:font-style-asian="italic" style:font-weight-asian="bold" style:language-complex="ar" style:country-complex="SA"/>
    </style:style>
    <style:style style:name="P30" style:family="paragraph" style:parent-style-name="Body">
      <style:paragraph-properties fo:margin-left="0cm" fo:margin-right="0cm" fo:margin-top="0cm" fo:margin-bottom="0.21cm" fo:text-indent="0cm" style:auto-text-indent="false"/>
    </style:style>
    <style:style style:name="P31"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2"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34" style:family="paragraph" style:parent-style-name="Body">
      <style:paragraph-properties fo:margin-left="0.984cm" fo:margin-right="0cm" fo:line-height="100%" fo:text-indent="0cm" style:auto-text-indent="false"/>
      <style:text-properties fo:color="#000000" style:font-name="Courier" fo:font-size="10pt" style:font-name-asian="Monaco" style:font-size-asian="10pt" style:font-name-complex="Monaco" style:font-size-complex="10pt"/>
    </style:style>
    <style:style style:name="P35"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36" style:family="paragraph" style:parent-style-name="Body">
      <style:paragraph-properties fo:margin-left="0.984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7"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38"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39"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40" style:family="paragraph" style:parent-style-name="Body">
      <style:paragraph-properties fo:margin-left="2.053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41" style:family="paragraph" style:parent-style-name="Body">
      <style:paragraph-properties fo:margin-left="1.997cm" fo:margin-right="0cm" fo:margin-top="0cm" fo:margin-bottom="0.21cm" fo:text-indent="0cm" style:auto-text-indent="false"/>
      <style:text-properties style:font-name="Courier"/>
    </style:style>
    <style:style style:name="P42" style:family="paragraph" style:parent-style-name="Body">
      <style:paragraph-properties fo:margin-left="4.022cm" fo:margin-right="0cm" fo:margin-top="0cm" fo:margin-bottom="0.21cm" fo:text-indent="0cm" style:auto-text-indent="false"/>
      <style:text-properties style:font-name="Courier"/>
    </style:style>
    <style:style style:name="P43"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44"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45"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46"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47"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9"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0"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1"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4" style:family="paragraph" style:parent-style-name="Heading_20_1">
      <style:text-properties fo:language="en" fo:country="US" style:language-complex="ar" style:country-complex="SA"/>
    </style:style>
    <style:style style:name="P55" style:family="paragraph" style:parent-style-name="Heading_20_1">
      <style:paragraph-properties fo:break-before="page"/>
      <style:text-properties fo:language="en" fo:country="US" style:language-complex="ar" style:country-complex="SA"/>
    </style:style>
    <style:style style:name="P56" style:family="paragraph" style:parent-style-name="Overview_20_Heading">
      <style:text-properties fo:color="#ffffff" fo:font-size="16pt" fo:font-weight="bold" style:font-size-asian="16pt" style:font-weight-asian="bold" style:font-size-complex="16pt" style:font-weight-complex="bold"/>
    </style:style>
    <style:style style:name="P57" style:family="paragraph" style:parent-style-name="List_20_Heading" style:list-style-name="">
      <style:paragraph-properties fo:margin-top="0.494cm" fo:margin-bottom="0.039cm"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58" style:family="paragraph" style:parent-style-name="Package_20_Heading" style:list-style-name="" style:master-page-name="Convert_20_0">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59" style:family="paragraph" style:parent-style-name="Package_20_Heading" style:list-style-name="" style:master-page-name="Convert_20_9">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0" style:family="paragraph" style:parent-style-name="Class_20_Heading" style:list-style-name="" style:master-page-name="Convert_20_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1" style:family="paragraph" style:parent-style-name="Class_20_Heading" style:list-style-name="" style:master-page-name="Convert_20_2">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2" style:family="paragraph" style:parent-style-name="Class_20_Heading" style:list-style-name="" style:master-page-name="Convert_20_3">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3" style:family="paragraph" style:parent-style-name="Class_20_Heading" style:list-style-name="" style:master-page-name="Convert_20_4">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4" style:family="paragraph" style:parent-style-name="Class_20_Heading" style:list-style-name="" style:master-page-name="Convert_20_5">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5" style:family="paragraph" style:parent-style-name="Class_20_Heading" style:list-style-name="" style:master-page-name="Convert_20_6">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6" style:family="paragraph" style:parent-style-name="Class_20_Heading" style:list-style-name="" style:master-page-name="Convert_20_7">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7" style:family="paragraph" style:parent-style-name="Class_20_Heading" style:list-style-name="" style:master-page-name="Convert_20_8">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8" style:family="paragraph" style:parent-style-name="Class_20_Heading" style:list-style-name="" style:master-page-name="Convert_20_10">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69" style:family="paragraph" style:parent-style-name="Class_20_Heading" style:list-style-name="" style:master-page-name="Convert_20_1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70" style:family="paragraph" style:parent-style-name="Detail_20_Heading" style:list-style-name="">
      <style:paragraph-properties fo:margin-top="0.699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71" style:family="paragraph" style:parent-style-name="Item_20_Heading" style:list-style-name="">
      <style:paragraph-properties fo:margin-top="0.43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72" style:family="paragraph" style:parent-style-name="Item_20_Heading" style:list-style-name="">
      <style:paragraph-properties fo:margin-top="0.48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73" style:family="paragraph" style:parent-style-name="Heading_20_2">
      <style:text-properties fo:language="en" fo:country="US" style:language-complex="ar" style:country-complex="SA"/>
    </style:style>
    <style:style style:name="P7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5" style:family="paragraph" style:parent-style-name="Body" style:list-style-name="L1"/>
    <style:style style:name="P76" style:family="paragraph" style:parent-style-name="Body" style:list-style-name="L2"/>
    <style:style style:name="P77" style:family="paragraph" style:parent-style-name="Body" style:list-style-name="L3"/>
    <style:style style:name="P78" style:family="paragraph" style:parent-style-name="Body" style:list-style-name="L4"/>
    <style:style style:name="P79" style:family="paragraph" style:parent-style-name="Body" style:list-style-name="L5"/>
    <style:style style:name="P80" style:family="paragraph" style:parent-style-name="Body" style:list-style-name="L6"/>
    <style:style style:name="P81" style:family="paragraph" style:parent-style-name="Body" style:list-style-name="L7"/>
    <style:style style:name="P82"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83"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84" style:family="paragraph" style:parent-style-name="Definition_20_Term">
      <style:text-properties fo:language="en" fo:country="US" style:language-complex="ar" style:country-complex="SA"/>
    </style:style>
    <style:style style:name="P85" style:family="paragraph" style:parent-style-name="Standard" style:list-style-name="">
      <style:paragraph-properties fo:text-align="start" style:justify-single-word="false" style:text-autospace="none"/>
      <style:text-properties fo:color="#000000" fo:font-size="10pt" style:font-size-asian="10pt" style:font-size-complex="10pt"/>
    </style:style>
    <style:style style:name="P86" style:family="paragraph" style:parent-style-name="Standard" style:list-style-name="">
      <style:paragraph-properties fo:line-height="0.191cm" style:text-autospace="none"/>
      <style:text-properties style:use-window-font-color="true" fo:font-size="12pt" style:font-size-asian="12pt" style:font-size-complex="12pt"/>
    </style:style>
    <style:style style:name="P87" style:family="paragraph" style:parent-style-name="Standard" style:list-style-name="">
      <style:paragraph-properties fo:line-height="0.191cm" style:text-autospace="none"/>
      <style:text-properties style:use-window-font-color="true" fo:font-size="12pt" fo:font-weight="normal" style:font-size-asian="12pt" style:font-weight-asian="normal" style:font-size-complex="12pt" style:font-weight-complex="normal"/>
    </style:style>
    <style:style style:name="P88" style:family="paragraph" style:parent-style-name="Standard" style:list-style-name="">
      <style:paragraph-properties fo:text-align="start" style:justify-single-word="false" style:text-autospace="none"/>
    </style:style>
    <style:style style:name="P89" style:family="paragraph" style:parent-style-name="Standard" style:list-style-name="">
      <style:paragraph-properties fo:text-align="start" style:justify-single-word="false" fo:keep-together="always"/>
    </style:style>
    <style:style style:name="P90" style:family="paragraph" style:parent-style-name="Standard" style:list-style-name="">
      <style:paragraph-properties fo:line-height="0.494cm" style:text-autospace="none"/>
    </style:style>
    <style:style style:name="P91" style:family="paragraph" style:parent-style-name="Standard" style:list-style-name="">
      <style:paragraph-properties fo:line-height="0.469cm" style:text-autospace="none"/>
    </style:style>
    <style:style style:name="P92" style:family="paragraph" style:parent-style-name="Standard" style:list-style-name="">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93" style:family="paragraph" style:parent-style-name="Standard" style:list-style-name="">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94" style:family="paragraph" style:parent-style-name="Standard" style:list-style-name="">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95" style:family="paragraph" style:parent-style-name="Standard" style:list-style-name="">
      <style:paragraph-properties fo:margin-top="0cm" fo:margin-bottom="0.423cm"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96" style:family="paragraph" style:parent-style-name="Standard" style:list-style-name="">
      <style:paragraph-properties fo:margin-top="0cm" fo:margin-bottom="0.423cm" fo:text-align="start" style:justify-single-word="false" style:text-autospace="none"/>
    </style:style>
    <style:style style:name="P97" style:family="paragraph" style:parent-style-name="Standard" style:list-style-name="">
      <style:paragraph-properties fo:margin-top="0.081cm" fo:margin-bottom="0cm" fo:text-align="start" style:justify-single-word="false" style:text-autospace="none"/>
    </style:style>
    <style:style style:name="P98" style:family="paragraph" style:parent-style-name="Standard" style:list-style-name="">
      <style:paragraph-properties fo:margin-top="0cm" fo:margin-bottom="0.494cm" fo:text-align="start" style:justify-single-word="false" fo:keep-together="always"/>
    </style:style>
    <style:style style:name="P99" style:family="paragraph" style:parent-style-name="Standard" style:list-style-name="">
      <style:paragraph-properties fo:margin-top="0cm" fo:margin-bottom="0.494cm" fo:text-align="start" style:justify-single-word="false" style:text-autospace="none"/>
      <style:text-properties fo:color="#000000" fo:font-size="9pt" style:font-size-asian="9pt" style:font-size-complex="9pt"/>
    </style:style>
    <style:style style:name="P100" style:family="paragraph" style:parent-style-name="Standard" style:list-style-name="">
      <style:paragraph-properties fo:margin-top="0cm" fo:margin-bottom="0.494cm" fo:text-align="start" style:justify-single-word="false" fo:keep-with-next="always" style:text-autospace="none"/>
    </style:style>
    <style:style style:name="P101" style:family="paragraph" style:parent-style-name="Standard" style:list-style-name="">
      <style:paragraph-properties fo:margin-left="2.54cm" fo:margin-right="0cm" fo:text-align="start" style:justify-single-word="false" fo:text-indent="0cm" style:auto-text-indent="false"/>
    </style:style>
    <style:style style:name="P102" style:family="paragraph" style:parent-style-name="Standard" style:list-style-name="">
      <style:paragraph-properties fo:margin-left="2.54cm" fo:margin-right="0cm" fo:text-align="start" style:justify-single-word="false" fo:text-indent="0cm" style:auto-text-indent="false" style:text-autospace="none"/>
    </style:style>
    <style:style style:name="P103" style:family="paragraph" style:parent-style-name="Standard" style:list-style-name="">
      <style:paragraph-properties fo:margin-left="2.54cm" fo:margin-right="0cm" fo:text-align="start" style:justify-single-word="false" fo:text-indent="0cm" style:auto-text-indent="false" style:text-autospace="none"/>
      <style:text-properties fo:color="#000000" fo:font-size="10pt" style:font-size-asian="10pt" style:font-size-complex="10pt"/>
    </style:style>
    <style:style style:name="P104" style:family="paragraph" style:parent-style-name="Standard" style:list-style-name="">
      <style:paragraph-properties fo:margin-top="0.095cm" fo:margin-bottom="0.095cm" fo:text-align="start" style:justify-single-word="false" style:text-autospace="none"/>
      <style:text-properties fo:color="#000000" fo:font-size="9pt" style:font-size-asian="9pt" style:font-size-complex="9pt"/>
    </style:style>
    <style:style style:name="P105" style:family="paragraph" style:parent-style-name="Standard" style:list-style-name="">
      <style:paragraph-properties fo:margin-top="0.095cm" fo:margin-bottom="0.095cm" fo:text-align="center" style:justify-single-word="false" style:text-autospace="none"/>
      <style:text-properties fo:color="#000000" fo:font-size="9pt" style:font-size-asian="9pt" style:font-size-complex="9pt"/>
    </style:style>
    <style:style style:name="P106" style:family="paragraph" style:parent-style-name="Standard" style:list-style-name="">
      <style:paragraph-properties fo:margin-top="0.095cm" fo:margin-bottom="0.095cm" fo:text-align="center" style:justify-single-word="false" style:text-autospace="none"/>
      <style:text-properties fo:color="#000000" fo:font-size="16pt" fo:font-weight="bold" style:font-size-asian="16pt" style:font-weight-asian="bold" style:font-size-complex="16pt" style:font-weight-complex="bold"/>
    </style:style>
    <style:style style:name="P107" style:family="paragraph" style:parent-style-name="Standard" style:list-style-name="">
      <style:paragraph-properties fo:margin-top="0.095cm" fo:margin-bottom="0.095cm" fo:text-align="start" style:justify-single-word="false" style:text-autospace="none"/>
      <style:text-properties fo:color="#000000" fo:font-size="10pt" fo:font-weight="normal" style:font-size-asian="10pt" style:font-weight-asian="normal" style:font-size-complex="10pt" style:font-weight-complex="normal"/>
    </style:style>
    <style:style style:name="P108" style:family="paragraph" style:parent-style-name="Standard" style:list-style-name="">
      <style:paragraph-properties fo:margin-top="0.095cm" fo:margin-bottom="0.095cm" fo:text-align="start" style:justify-single-word="false" style:text-autospace="none"/>
    </style:style>
    <style:style style:name="P109" style:family="paragraph" style:parent-style-name="Standard" style:list-style-name="">
      <style:paragraph-properties fo:margin-top="0.095cm" fo:margin-bottom="0.095cm" fo:text-align="center" style:justify-single-word="false" style:text-autospace="none"/>
    </style:style>
    <style:style style:name="P110" style:family="paragraph" style:parent-style-name="Standard" style:list-style-name="">
      <style:paragraph-properties fo:margin-top="0.095cm" fo:margin-bottom="0.095cm" fo:text-align="start" style:justify-single-word="false" fo:keep-with-next="always" style:text-autospace="none"/>
      <style:text-properties fo:color="#000000" fo:font-size="16pt" fo:font-weight="bold" style:font-size-asian="16pt" style:font-weight-asian="bold" style:font-size-complex="16pt" style:font-weight-complex="bold"/>
    </style:style>
    <style:style style:name="P111" style:family="paragraph" style:parent-style-name="Standard" style:list-style-name="">
      <style:paragraph-properties fo:margin-top="0.095cm" fo:margin-bottom="0.095cm" fo:text-align="center" style:justify-single-word="false" fo:keep-with-next="always" style:text-autospace="none"/>
      <style:text-properties fo:color="#000000" fo:font-size="16pt" fo:font-weight="bold" style:font-size-asian="16pt" style:font-weight-asian="bold" style:font-size-complex="16pt" style:font-weight-complex="bold"/>
    </style:style>
    <style:style style:name="P112" style:family="paragraph" style:parent-style-name="Standard" style:list-style-name="">
      <style:paragraph-properties fo:margin-top="0.095cm" fo:margin-bottom="0.095cm" fo:text-align="start" style:justify-single-word="false" fo:keep-with-next="always" style:text-autospace="none"/>
    </style:style>
    <style:style style:name="P113" style:family="paragraph" style:parent-style-name="Standard" style:list-style-name="">
      <style:paragraph-properties fo:margin-top="0.095cm" fo:margin-bottom="0.095cm" fo:text-align="center" style:justify-single-word="false" fo:keep-with-next="always" style:text-autospace="none"/>
    </style:style>
    <style:style style:name="P11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autospace="none"/>
    </style:style>
    <style:style style:name="P115" style:family="paragraph" style:parent-style-name="Standard" style:list-style-name="">
      <style:paragraph-properties fo:margin-top="0.494cm" fo:margin-bottom="0cm" fo:text-align="start" style:justify-single-word="false" fo:keep-together="always" fo:keep-with-next="always"/>
    </style:style>
    <style:style style:name="P116" style:family="paragraph" style:parent-style-name="Standard" style:list-style-name="">
      <style:paragraph-properties fo:text-align="start" style:justify-single-word="false" fo:keep-with-next="always" style:text-autospace="none"/>
    </style:style>
    <style:style style:name="P117" style:family="paragraph" style:parent-style-name="Standard" style:list-style-name="">
      <style:paragraph-properties fo:text-align="start" style:justify-single-word="false" fo:keep-together="always" fo:keep-with-next="always"/>
    </style:style>
    <style:style style:name="P118" style:family="paragraph" style:parent-style-name="Standard" style:list-style-name="">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119" style:family="paragraph" style:parent-style-name="Standard" style:list-style-name="">
      <style:paragraph-properties fo:margin-top="0.441cm" fo:margin-bottom="0.494cm" fo:text-align="start" style:justify-single-word="false" fo:keep-together="always"/>
    </style:style>
    <style:style style:name="P120" style:family="paragraph" style:parent-style-name="Standard" style:list-style-name="">
      <style:paragraph-properties fo:margin-top="0.49cm" fo:margin-bottom="0.469cm" fo:line-height="0.002cm" fo:padding="0cm" fo:border-left="none" fo:border-right="none" fo:border-top="0.035cm solid #808080" fo:border-bottom="none" style:text-autospace="none"/>
    </style:style>
    <style:style style:name="P121" style:family="paragraph" style:parent-style-name="Standard" style:list-style-name="">
      <style:paragraph-properties fo:margin-top="0.081cm" fo:margin-bottom="0.081cm" fo:text-align="start" style:justify-single-word="false" fo:keep-with-next="always" style:text-autospace="none"/>
    </style:style>
    <style:style style:name="P122" style:family="paragraph" style:parent-style-name="Standard" style:list-style-name="">
      <style:paragraph-properties fo:margin-top="0.081cm" fo:margin-bottom="0.081cm" fo:text-align="center" style:justify-single-word="false" fo:keep-with-next="always" style:text-autospace="none"/>
    </style:style>
    <style:style style:name="P123" style:family="paragraph" style:parent-style-name="Standard" style:list-style-name="">
      <style:paragraph-properties fo:margin-top="0.081cm" fo:margin-bottom="0.081cm" fo:text-align="end" style:justify-single-word="false" style:text-autospace="none"/>
    </style:style>
    <style:style style:name="P124" style:family="paragraph" style:parent-style-name="Standard" style:list-style-name="">
      <style:paragraph-properties fo:margin-top="0.081cm" fo:margin-bottom="0.081cm" fo:text-align="center" style:justify-single-word="false" style:text-autospace="none"/>
    </style:style>
    <style:style style:name="P125" style:family="paragraph" style:parent-style-name="Standard" style:list-style-name="">
      <style:paragraph-properties fo:margin-top="0.081cm" fo:margin-bottom="0.081cm" fo:text-align="start" style:justify-single-word="false" style:text-autospace="none"/>
    </style:style>
    <style:style style:name="P126"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style>
    <style:style style:name="P127"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text-properties fo:color="#000000" fo:font-size="10pt" style:font-size-asian="10pt" style:font-size-complex="10pt"/>
    </style:style>
    <style:style style:name="P128"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style>
    <style:style style:name="P129"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text-properties fo:color="#000000" fo:font-size="10pt" style:font-size-asian="10pt" style:font-size-complex="10pt"/>
    </style:style>
    <style:style style:name="P130" style:family="paragraph" style:parent-style-name="Standard" style:list-style-name="">
      <style:paragraph-properties fo:margin-left="1.27cm" fo:margin-right="0cm" fo:text-align="start" style:justify-single-word="false" fo:text-indent="0cm" style:auto-text-indent="false" fo:keep-with-next="always" style:text-autospace="none"/>
      <style:text-properties fo:color="#000000" fo:font-size="10pt" fo:font-weight="bold" style:font-size-asian="10pt" style:font-weight-asian="bold" style:font-size-complex="10pt" style:font-weight-complex="bold"/>
    </style:style>
    <style:style style:name="P131" style:family="paragraph" style:parent-style-name="Standard" style:list-style-name="">
      <style:paragraph-properties fo:margin-left="1.27cm" fo:margin-right="0cm" fo:text-align="start" style:justify-single-word="false" fo:text-indent="0cm" style:auto-text-indent="false"/>
    </style:style>
    <style:style style:name="P132" style:family="paragraph" style:parent-style-name="Standard" style:list-style-name="">
      <style:paragraph-properties fo:margin-left="1.27cm" fo:margin-right="0cm" fo:text-align="start" style:justify-single-word="false" fo:text-indent="0cm" style:auto-text-indent="false" style:text-autospace="none"/>
    </style:style>
    <style:style style:name="P133" style:family="paragraph" style:parent-style-name="Standard" style:list-style-name="">
      <style:paragraph-properties fo:margin-left="1.27cm" fo:margin-right="0cm" fo:text-align="start" style:justify-single-word="false" fo:text-indent="0cm" style:auto-text-indent="false" style:text-autospace="none"/>
      <style:text-properties fo:color="#000000" fo:font-size="10pt" style:font-size-asian="10pt" style:font-size-complex="10pt"/>
    </style:style>
    <style:style style:name="P134" style:family="paragraph" style:parent-style-name="Standard" style:list-style-name="">
      <style:paragraph-properties fo:margin-top="0.639cm" fo:margin-bottom="0cm" fo:line-height="0.002cm" fo:padding="0cm" fo:border-left="none" fo:border-right="none" fo:border-top="0.035cm solid #808080" fo:border-bottom="none" style:text-autospace="none"/>
    </style:style>
    <style:style style:name="P135" style:family="paragraph" style:parent-style-name="Standard" style:list-style-name="">
      <style:paragraph-properties fo:margin-top="0.441cm" fo:margin-bottom="0cm" fo:text-align="start" style:justify-single-word="false" fo:keep-together="always" fo:keep-with-next="always"/>
    </style:style>
    <style:style style:name="P136" style:family="paragraph" style:parent-style-name="Standard" style:list-style-name="">
      <style:paragraph-properties fo:margin-top="0.441cm" fo:margin-bottom="0cm" fo:text-align="start" style:justify-single-word="false" fo:keep-together="always"/>
    </style:style>
    <style:style style:name="P137" style:family="paragraph" style:parent-style-name="Standard" style:list-style-name="">
      <style:paragraph-properties fo:margin-top="0.145cm" fo:margin-bottom="0cm" fo:line-height="0.002cm" fo:padding="0cm" fo:border-left="none" fo:border-right="none" fo:border-top="0.035cm solid #808080" fo:border-bottom="none" style:text-autospace="none"/>
    </style:style>
    <style:style style:name="P138" style:family="paragraph" style:parent-style-name="Standard" style:list-style-name="">
      <style:paragraph-properties fo:margin-top="0.067cm" fo:margin-bottom="0.469cm" fo:line-height="0.002cm" fo:padding="0cm" fo:border-left="none" fo:border-right="none" fo:border-top="0.035cm solid #808080" fo:border-bottom="none" style:text-autospace="none"/>
    </style:style>
    <style:style style:name="P139" style:family="paragraph" style:parent-style-name="Standard" style:list-style-name="">
      <style:paragraph-properties fo:margin-top="0.564cm" fo:margin-bottom="0.212cm" fo:text-align="start" style:justify-single-word="false" fo:padding-left="0cm" fo:padding-right="0cm" fo:padding-top="0.071cm" fo:padding-bottom="0cm" fo:border-left="none" fo:border-right="none" fo:border-top="0.002cm solid #808080" fo:border-bottom="none" style:text-autospace="none"/>
    </style:style>
    <style:style style:name="P140" style:family="paragraph" style:parent-style-name="CellBody">
      <style:paragraph-properties style:snap-to-layout-grid="false"/>
      <style:text-properties fo:language="en" fo:country="US" style:language-complex="ar" style:country-complex="SA"/>
    </style:style>
    <style:style style:name="T1" style:family="text">
      <style:text-properties style:font-name="Courier"/>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4pt" fo:font-weight="normal" style:font-size-asian="14pt" style:font-weight-asian="normal"/>
    </style:style>
    <style:style style:name="T5" style:family="text">
      <style:text-properties fo:language="en" fo:country="US" style:language-complex="ar" style:country-complex="SA"/>
    </style:style>
    <style:style style:name="T6" style:family="text">
      <style:text-properties fo:language="en" fo:country="US" fo:font-weight="normal" style:font-weight-asian="normal" style:language-complex="ar" style:country-complex="SA" style:font-weight-complex="normal"/>
    </style:style>
    <style:style style:name="T7" style:family="text">
      <style:text-properties style:font-name="Courier New"/>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size="10pt" fo:font-weight="normal" style:font-size-asian="10pt" style:font-weight-asian="normal" style:font-size-complex="10pt" style:font-weight-complex="normal"/>
    </style:style>
    <style:style style:name="T11" style:family="text">
      <style:text-properties fo:color="#000000" fo:font-size="10pt" style:font-size-asian="10pt" style:font-size-complex="10pt"/>
    </style:style>
    <style:style style:name="T12" style:family="text">
      <style:text-properties fo:color="#000000" fo:font-size="10pt" style:text-underline-style="none"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weight="bold" style:font-weight-asian="bold" style:font-weight-complex="bold"/>
    </style:style>
    <style:style style:name="T15" style:family="text">
      <style:text-properties fo:color="#000000" style:text-underline-style="none"/>
    </style:style>
    <style:style style:name="T16" style:family="text">
      <style:text-properties fo:color="#000000" style:text-underline-style="none" fo:font-weight="normal" style:font-weight-asian="normal" style:font-weight-complex="normal"/>
    </style:style>
    <style:style style:name="T17" style:family="text">
      <style:text-properties fo:color="#000000" style:text-underline-style="none"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style:font-name-asian="Arial" style:font-size-asian="10pt" style:font-name-complex="Arial" style:font-size-complex="10pt"/>
    </style:style>
    <style:style style:name="T21" style:family="text">
      <style:text-properties fo:color="#000000" style:font-name="Arial" fo:font-size="10pt" style:text-underline-style="none" fo:font-weight="normal" style:font-name-asian="Arial" style:font-size-asian="10pt" style:font-weight-asian="normal" style:font-name-complex="Arial" style:font-size-complex="10pt" style:font-weight-complex="normal"/>
    </style:style>
    <style:style style:name="T22" style:family="text">
      <style:text-properties fo:color="#000000" style:font-name="Arial" fo:font-size="10pt" style:text-underline-style="none" style:font-name-asian="Arial" style:font-size-asian="10pt" style:font-name-complex="Arial" style:font-size-complex="10pt"/>
    </style:style>
    <style:style style:name="T23" style:family="text">
      <style:text-properties style:font-name="Courier"/>
    </style:style>
    <style:style style:name="T24" style:family="text">
      <style:text-properties style:font-name="Courier"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font-name="Arial"/>
    </style:style>
    <style:style style:name="T2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8" style:family="text">
      <style:text-properties fo:color="#0000ff" fo:font-size="10pt" style:text-underline-style="solid" style:text-underline-width="auto" style:text-underline-color="font-color" style:font-size-asian="10pt" style:font-size-complex="10pt"/>
    </style:style>
    <style:style style:name="T2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0" style:family="text">
      <style:text-properties fo:color="#0000ff" style:text-underline-style="solid" style:text-underline-width="auto" style:text-underline-color="font-color"/>
    </style:style>
    <style:style style:name="T31" style:family="text">
      <style:text-properties fo:color="#0000ff" style:text-underline-style="solid" style:text-underline-width="auto" style:text-underline-color="font-color" fo:font-weight="normal" style:font-weight-asian="normal" style:font-weight-complex="normal"/>
    </style:style>
    <style:style style:name="T32" style:family="text">
      <style:text-properties fo:color="#0000ff" style:text-underline-style="solid" style:text-underline-width="auto" style:text-underline-color="font-color" fo:font-weight="bold" style:font-weight-asian="bold"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5" style:family="text">
      <style:text-properties fo:color="#808080" style:font-name="Verdana" fo:font-size="7pt" style:font-name-asian="Verdana" style:font-size-asian="7pt" style:font-name-complex="Verdana" style:font-size-complex="7pt"/>
    </style:style>
    <style:style style:name="T36" style:family="text">
      <style:text-properties fo:color="#808080" style:font-name="Verdana" fo:font-size="7pt" style:text-underline-style="none" style:font-name-asian="Verdana" style:font-size-asian="7pt" style:font-name-complex="Verdana" style:font-size-complex="7pt"/>
    </style:style>
    <style:style style:name="T3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35845680" text:id="ct535845680">
          <text:insertion>
            <office:change-info>
              <dc:creator>Tim Ward</dc:creator>
              <dc:date>2013-12-04T11:51:00</dc:date>
            </office:change-info>
          </text:insertion>
        </text:changed-region>
        <text:changed-region xml:id="ct559287024" text:id="ct559287024">
          <text:insertion>
            <office:change-info>
              <dc:creator>Tim Ward</dc:creator>
              <dc:date>2013-12-04T11:51:00</dc:date>
            </office:change-info>
          </text:insertion>
        </text:changed-region>
        <text:changed-region xml:id="ct529478208" text:id="ct529478208">
          <text:insertion>
            <office:change-info>
              <dc:creator>Tim Ward</dc:creator>
              <dc:date>2013-12-04T11:52:00</dc:date>
            </office:change-info>
          </text:insertion>
        </text:changed-region>
        <text:changed-region xml:id="ct442265984" text:id="ct442265984">
          <text:insertion>
            <office:change-info>
              <dc:creator>Tim Ward</dc:creator>
              <dc:date>2013-12-04T11:51:00</dc:date>
            </office:change-info>
          </text:insertion>
        </text:changed-region>
        <text:changed-region xml:id="ct559558528" text:id="ct559558528">
          <text:insertion>
            <office:change-info>
              <dc:creator>Tim Ward</dc:creator>
              <dc:date>2013-12-04T11:52:00</dc:date>
            </office:change-info>
          </text:insertion>
        </text:changed-region>
        <text:changed-region xml:id="ct75634080" text:id="ct75634080">
          <text:insertion>
            <office:change-info>
              <dc:creator>Tim Ward</dc:creator>
              <dc:date>2013-12-04T11:53:00</dc:date>
            </office:change-info>
          </text:insertion>
        </text:changed-region>
        <text:changed-region xml:id="ct55642432" text:id="ct55642432">
          <text:deletion>
            <office:change-info>
              <dc:creator>Tim Ward</dc:creator>
              <dc:date>2013-12-04T11:19:00</dc:date>
            </office:change-info>
            <text:p text:style-name="Body">Proxy</text:p>
          </text:deletion>
        </text:changed-region>
        <text:changed-region xml:id="ct345970672" text:id="ct345970672">
          <text:insertion>
            <office:change-info>
              <dc:creator>Tim Ward</dc:creator>
              <dc:date>2013-12-04T11:19:00</dc:date>
            </office:change-info>
          </text:insertion>
        </text:changed-region>
        <text:changed-region xml:id="ct528649536" text:id="ct528649536">
          <text:deletion>
            <office:change-info>
              <dc:creator>Tim Ward</dc:creator>
              <dc:date>2013-12-04T11:19:00</dc:date>
            </office:change-info>
            <text:p text:style-name="Body">proxy</text:p>
          </text:deletion>
        </text:changed-region>
        <text:changed-region xml:id="ct559006000" text:id="ct559006000">
          <text:insertion>
            <office:change-info>
              <dc:creator>Tim Ward</dc:creator>
              <dc:date>2013-12-04T11:19:00</dc:date>
            </office:change-info>
          </text:insertion>
        </text:changed-region>
        <text:changed-region xml:id="ct203630752" text:id="ct203630752">
          <text:deletion>
            <office:change-info>
              <dc:creator>Tim Ward</dc:creator>
              <dc:date>2013-12-04T11:36:00</dc:date>
            </office:change-info>
            <text:p text:style-name="Body">Always</text:p>
          </text:deletion>
        </text:changed-region>
        <text:changed-region xml:id="ct528905472" text:id="ct528905472">
          <text:insertion>
            <office:change-info>
              <dc:creator>Tim Ward</dc:creator>
              <dc:date>2013-12-04T11:36:00</dc:date>
            </office:change-info>
          </text:insertion>
        </text:changed-region>
        <text:changed-region xml:id="ct218465936" text:id="ct218465936">
          <text:deletion>
            <office:change-info>
              <dc:creator>Tim Ward</dc:creator>
              <dc:date>2013-12-04T11:19:00</dc:date>
            </office:change-info>
            <text:p text:style-name="Body">proxy</text:p>
          </text:deletion>
        </text:changed-region>
        <text:changed-region xml:id="ct75727264" text:id="ct75727264">
          <text:insertion>
            <office:change-info>
              <dc:creator>Tim Ward</dc:creator>
              <dc:date>2013-12-04T11:19:00</dc:date>
            </office:change-info>
          </text:insertion>
        </text:changed-region>
        <text:changed-region xml:id="ct528513904" text:id="ct528513904">
          <text:deletion>
            <office:change-info>
              <dc:creator>Tim Ward</dc:creator>
              <dc:date>2013-12-04T11:29:00</dc:date>
            </office:change-info>
            <text:h text:style-name="Heading_20_2" text:outline-level="2">Proxies</text:h>
          </text:deletion>
        </text:changed-region>
        <text:changed-region xml:id="ct528563088" text:id="ct528563088">
          <text:insertion>
            <office:change-info>
              <dc:creator>Tim Ward</dc:creator>
              <dc:date>2013-12-04T11:29:00</dc:date>
            </office:change-info>
          </text:insertion>
        </text:changed-region>
        <text:changed-region xml:id="ct559774688" text:id="ct559774688">
          <text:deletion>
            <office:change-info>
              <dc:creator>Tim Ward</dc:creator>
              <dc:date>2013-12-04T11:19:00</dc:date>
            </office:change-info>
            <text:p text:style-name="Body">proxy</text:p>
          </text:deletion>
        </text:changed-region>
        <text:changed-region xml:id="ct559211088" text:id="ct559211088">
          <text:insertion>
            <office:change-info>
              <dc:creator>Tim Ward</dc:creator>
              <dc:date>2013-12-04T11:19:00</dc:date>
            </office:change-info>
          </text:insertion>
        </text:changed-region>
        <text:changed-region xml:id="ct442121248" text:id="ct442121248">
          <text:insertion>
            <office:change-info>
              <dc:creator>Tim Ward</dc:creator>
              <dc:date>2013-12-04T11:19:00</dc:date>
            </office:change-info>
          </text:insertion>
        </text:changed-region>
        <text:changed-region xml:id="ct529215600" text:id="ct529215600">
          <text:deletion>
            <office:change-info>
              <dc:creator>Tim Ward</dc:creator>
              <dc:date>2013-12-04T11:19:00</dc:date>
            </office:change-info>
            <text:p text:style-name="Body">to</text:p>
          </text:deletion>
        </text:changed-region>
        <text:changed-region xml:id="ct559805808" text:id="ct559805808">
          <text:insertion>
            <office:change-info>
              <dc:creator>Tim Ward</dc:creator>
              <dc:date>2013-12-04T11:20:00</dc:date>
            </office:change-info>
          </text:insertion>
        </text:changed-region>
        <text:changed-region xml:id="ct442116592" text:id="ct442116592">
          <text:deletion>
            <office:change-info>
              <dc:creator>Tim Ward</dc:creator>
              <dc:date>2013-12-04T11:20:00</dc:date>
            </office:change-info>
            <text:p text:style-name="Body">Proxy</text:p>
          </text:deletion>
        </text:changed-region>
        <text:changed-region xml:id="ct442044144" text:id="ct442044144">
          <text:insertion>
            <office:change-info>
              <dc:creator>Tim Ward</dc:creator>
              <dc:date>2013-12-04T11:20:00</dc:date>
            </office:change-info>
          </text:insertion>
        </text:changed-region>
        <text:changed-region xml:id="ct559318560" text:id="ct559318560">
          <text:insertion>
            <office:change-info>
              <dc:creator>Tim Ward</dc:creator>
              <dc:date>2013-12-04T11:21:00</dc:date>
            </office:change-info>
          </text:insertion>
        </text:changed-region>
        <text:changed-region xml:id="ct454662096" text:id="ct454662096">
          <text:deletion>
            <office:change-info>
              <dc:creator>Tim Ward</dc:creator>
              <dc:date>2013-12-04T11:21:00</dc:date>
            </office:change-info>
            <text:p text:style-name="Body">c</text:p>
          </text:deletion>
        </text:changed-region>
        <text:changed-region xml:id="ct442200096" text:id="ct442200096">
          <text:insertion>
            <office:change-info>
              <dc:creator>Tim Ward</dc:creator>
              <dc:date>2013-12-04T11:21:00</dc:date>
            </office:change-info>
          </text:insertion>
        </text:changed-region>
        <text:changed-region xml:id="ct559302448" text:id="ct559302448">
          <text:insertion>
            <office:change-info>
              <dc:creator>Tim Ward</dc:creator>
              <dc:date>2013-12-04T11:21:00</dc:date>
            </office:change-info>
          </text:insertion>
        </text:changed-region>
        <text:changed-region xml:id="ct218316128" text:id="ct218316128">
          <text:deletion>
            <office:change-info>
              <dc:creator>Tim Ward</dc:creator>
              <dc:date>2013-12-04T11:22:00</dc:date>
            </office:change-info>
            <text:p text:style-name="Body">The resulting proxy should implement all of the interfaces that can be loaded by the client bundle, and be defined using the client bundle's classloader</text:p>
          </text:deletion>
        </text:changed-region>
        <text:changed-region xml:id="ct559461952" text:id="ct559461952">
          <text:insertion>
            <office:change-info>
              <dc:creator>Tim Ward</dc:creator>
              <dc:date>2013-12-04T11:21:00</dc:date>
            </office:change-info>
          </text:insertion>
        </text:changed-region>
        <text:changed-region xml:id="ct345751952" text:id="ct345751952">
          <text:deletion>
            <office:change-info>
              <dc:creator>Tim Ward</dc:creator>
              <dc:date>2013-12-04T11:23:00</dc:date>
            </office:change-info>
            <text:h text:style-name="Heading_20_3" text:outline-level="3">Class Proxying</text:h>
          </text:deletion>
        </text:changed-region>
        <text:changed-region xml:id="ct345834304" text:id="ct345834304">
          <text:insertion>
            <office:change-info>
              <dc:creator>Tim Ward</dc:creator>
              <dc:date>2013-12-04T11:23:00</dc:date>
            </office:change-info>
          </text:insertion>
        </text:changed-region>
        <text:changed-region xml:id="ct529282608" text:id="ct529282608">
          <text:insertion>
            <office:change-info>
              <dc:creator>Tim Ward</dc:creator>
              <dc:date>2013-12-04T11:24:00</dc:date>
            </office:change-info>
          </text:insertion>
        </text:changed-region>
        <text:changed-region xml:id="ct442186560" text:id="ct442186560">
          <text:deletion>
            <office:change-info>
              <dc:creator>Tim Ward</dc:creator>
              <dc:date>2013-12-04T11:23:00</dc:date>
            </office:change-info>
            <text:p text:style-name="Body">Proxying Java interfaces can be easily achieved using the java.lang.reflect.Proxy class, however p</text:p>
          </text:deletion>
        </text:changed-region>
        <text:changed-region xml:id="ct454662192" text:id="ct454662192">
          <text:deletion>
            <office:change-info>
              <dc:creator>Tim Ward</dc:creator>
              <dc:date>2013-12-04T11:24:00</dc:date>
            </office:change-info>
            <text:p text:style-name="Body">roxying class types</text:p>
          </text:deletion>
        </text:changed-region>
        <text:changed-region xml:id="ct454353200" text:id="ct454353200">
          <text:insertion>
            <office:change-info>
              <dc:creator>Tim Ward</dc:creator>
              <dc:date>2013-12-04T11:24:00</dc:date>
            </office:change-info>
          </text:insertion>
        </text:changed-region>
        <text:changed-region xml:id="ct536148576" text:id="ct536148576">
          <text:insertion>
            <office:change-info>
              <dc:creator>Tim Ward</dc:creator>
              <dc:date>2013-12-04T11:25:00</dc:date>
            </office:change-info>
          </text:insertion>
        </text:changed-region>
        <text:changed-region xml:id="ct218340832" text:id="ct218340832">
          <text:insertion>
            <office:change-info>
              <dc:creator>Tim Ward</dc:creator>
              <dc:date>2013-12-04T11:25:00</dc:date>
            </office:change-info>
          </text:insertion>
        </text:changed-region>
        <text:changed-region xml:id="ct345834400" text:id="ct345834400">
          <text:deletion>
            <office:change-info>
              <dc:creator>Tim Ward</dc:creator>
              <dc:date>2013-12-04T11:25:00</dc:date>
            </office:change-info>
            <text:p text:style-name="Body">p</text:p>
          </text:deletion>
        </text:changed-region>
        <text:changed-region xml:id="ct442043136" text:id="ct442043136">
          <text:deletion>
            <office:change-info>
              <dc:creator>Tim Ward</dc:creator>
              <dc:date>2013-12-04T11:26:00</dc:date>
            </office:change-info>
            <text:p text:style-name="Body">roxying</text:p>
          </text:deletion>
        </text:changed-region>
        <text:changed-region xml:id="ct528762512" text:id="ct528762512">
          <text:deletion>
            <office:change-info>
              <dc:creator>Tim Ward</dc:creator>
              <dc:date>2013-12-04T11:26:00</dc:date>
            </office:change-info>
            <text:p text:style-name="Body">declare</text:p>
          </text:deletion>
        </text:changed-region>
        <text:changed-region xml:id="ct528909312" text:id="ct528909312">
          <text:insertion>
            <office:change-info>
              <dc:creator>Tim Ward</dc:creator>
              <dc:date>2013-12-04T11:26:00</dc:date>
            </office:change-info>
          </text:insertion>
        </text:changed-region>
        <text:changed-region xml:id="ct529474608" text:id="ct529474608">
          <text:insertion>
            <office:change-info>
              <dc:creator>Tim Ward</dc:creator>
              <dc:date>2013-12-04T11:27:00</dc:date>
            </office:change-info>
          </text:insertion>
        </text:changed-region>
        <text:changed-region xml:id="ct219017520" text:id="ct219017520">
          <text:deletion>
            <office:change-info>
              <dc:creator>Tim Ward</dc:creator>
              <dc:date>2013-12-04T11:26:00</dc:date>
            </office:change-info>
            <text:p text:style-name="Body">the</text:p>
          </text:deletion>
        </text:changed-region>
        <text:changed-region xml:id="ct536087104" text:id="ct536087104">
          <text:insertion>
            <office:change-info>
              <dc:creator>Tim Ward</dc:creator>
              <dc:date>2013-12-04T11:26:00</dc:date>
            </office:change-info>
          </text:insertion>
        </text:changed-region>
        <text:changed-region xml:id="ct529362512" text:id="ct529362512">
          <text:insertion>
            <office:change-info>
              <dc:creator>Tim Ward</dc:creator>
              <dc:date>2013-12-04T11:26:00</dc:date>
            </office:change-info>
          </text:insertion>
        </text:changed-region>
        <text:changed-region xml:id="ct76512112" text:id="ct76512112">
          <text:deletion>
            <office:change-info>
              <dc:creator>Tim Ward</dc:creator>
              <dc:date>2013-12-04T11:25:00</dc:date>
            </office:change-info>
            <text:p text:style-name="Body"><text:span text:style-name="T1">proxy</text:span></text:p>
          </text:deletion>
        </text:changed-region>
        <text:changed-region xml:id="ct218414304" text:id="ct218414304">
          <text:insertion>
            <office:change-info>
              <dc:creator>Tim Ward</dc:creator>
              <dc:date>2013-12-04T11:25:00</dc:date>
            </office:change-info>
          </text:insertion>
        </text:changed-region>
        <text:changed-region xml:id="ct528974544" text:id="ct528974544">
          <text:insertion>
            <office:change-info>
              <dc:creator>Tim Ward</dc:creator>
              <dc:date>2013-12-04T11:27:00</dc:date>
            </office:change-info>
          </text:insertion>
        </text:changed-region>
        <text:changed-region xml:id="ct559804368" text:id="ct559804368">
          <text:insertion>
            <office:change-info>
              <dc:creator>Tim Ward</dc:creator>
              <dc:date>2013-12-04T11:27:00</dc:date>
            </office:change-info>
          </text:insertion>
        </text:changed-region>
        <text:changed-region xml:id="ct559168336" text:id="ct559168336">
          <text:deletion>
            <office:change-info>
              <dc:creator>Tim Ward</dc:creator>
              <dc:date>2013-12-04T11:27:00</dc:date>
            </office:change-info>
            <text:p text:style-name="Body">proxying is</text:p>
          </text:deletion>
        </text:changed-region>
        <text:changed-region xml:id="ct528705744" text:id="ct528705744">
          <text:insertion>
            <office:change-info>
              <dc:creator>Tim Ward</dc:creator>
              <dc:date>2013-12-04T11:27:00</dc:date>
            </office:change-info>
          </text:insertion>
        </text:changed-region>
        <text:changed-region xml:id="ct219064848" text:id="ct219064848">
          <text:deletion>
            <office:change-info>
              <dc:creator>Tim Ward</dc:creator>
              <dc:date>2013-12-04T11:28:00</dc:date>
            </office:change-info>
            <text:p text:style-name="Body">proxy</text:p>
          </text:deletion>
        </text:changed-region>
        <text:changed-region xml:id="ct76356384" text:id="ct76356384">
          <text:insertion>
            <office:change-info>
              <dc:creator>Tim Ward</dc:creator>
              <dc:date>2013-12-04T11:28:00</dc:date>
            </office:change-info>
          </text:insertion>
        </text:changed-region>
        <text:changed-region xml:id="ct441814672" text:id="ct441814672">
          <text:deletion>
            <office:change-info>
              <dc:creator>Tim Ward</dc:creator>
              <dc:date>2013-12-04T11:28:00</dc:date>
            </office:change-info>
            <text:p text:style-name="Body">lowest</text:p>
          </text:deletion>
        </text:changed-region>
        <text:changed-region xml:id="ct442053984" text:id="ct442053984">
          <text:insertion>
            <office:change-info>
              <dc:creator>Tim Ward</dc:creator>
              <dc:date>2013-12-04T11:28:00</dc:date>
            </office:change-info>
          </text:insertion>
        </text:changed-region>
        <text:changed-region xml:id="ct639920720" text:id="ct639920720">
          <text:deletion>
            <office:change-info>
              <dc:creator>Tim Ward</dc:creator>
              <dc:date>2013-12-04T11:28:00</dc:date>
            </office:change-info>
            <text:p text:style-name="Body">subclass</text:p>
          </text:deletion>
        </text:changed-region>
        <text:changed-region xml:id="ct535958096" text:id="ct535958096">
          <text:insertion>
            <office:change-info>
              <dc:creator>Tim Ward</dc:creator>
              <dc:date>2013-12-04T11:28:00</dc:date>
            </office:change-info>
          </text:insertion>
        </text:changed-region>
        <text:changed-region xml:id="ct55624208" text:id="ct55624208">
          <text:deletion>
            <office:change-info>
              <dc:creator>Tim Ward</dc:creator>
              <dc:date>2013-12-04T11:30:00</dc:date>
            </office:change-info>
            <text:p text:style-name="Body">proxy</text:p>
          </text:deletion>
        </text:changed-region>
        <text:changed-region xml:id="ct345905376" text:id="ct345905376">
          <text:insertion>
            <office:change-info>
              <dc:creator>Tim Ward</dc:creator>
              <dc:date>2013-12-04T11:30:00</dc:date>
            </office:change-info>
          </text:insertion>
        </text:changed-region>
        <text:changed-region xml:id="ct639928512" text:id="ct639928512">
          <text:deletion>
            <office:change-info>
              <dc:creator>Tim Ward</dc:creator>
              <dc:date>2013-12-04T11:28:00</dc:date>
            </office:change-info>
            <text:p text:style-name="Body">lowest sub-</text:p>
          </text:deletion>
        </text:changed-region>
        <text:changed-region xml:id="ct441815920" text:id="ct441815920">
          <text:insertion>
            <office:change-info>
              <dc:creator>Tim Ward</dc:creator>
              <dc:date>2013-12-04T11:28:00</dc:date>
            </office:change-info>
          </text:insertion>
        </text:changed-region>
        <text:changed-region xml:id="ct559289136" text:id="ct559289136">
          <text:deletion>
            <office:change-info>
              <dc:creator>Tim Ward</dc:creator>
              <dc:date>2013-12-04T11:28:00</dc:date>
            </office:change-info>
            <text:p text:style-name="Body">lowest sub-</text:p>
          </text:deletion>
        </text:changed-region>
        <text:changed-region xml:id="ct528489488" text:id="ct528489488">
          <text:insertion>
            <office:change-info>
              <dc:creator>Tim Ward</dc:creator>
              <dc:date>2013-12-04T11:28:00</dc:date>
            </office:change-info>
          </text:insertion>
        </text:changed-region>
        <text:changed-region xml:id="ct219056704" text:id="ct219056704">
          <text:insertion>
            <office:change-info>
              <dc:creator>Tim Ward</dc:creator>
              <dc:date>2013-12-04T11:29:00</dc:date>
            </office:change-info>
          </text:insertion>
        </text:changed-region>
        <text:changed-region xml:id="ct454742032" text:id="ct454742032">
          <text:insertion>
            <office:change-info>
              <dc:creator>Tim Ward</dc:creator>
              <dc:date>2013-12-04T11:30:00</dc:date>
            </office:change-info>
          </text:insertion>
        </text:changed-region>
        <text:changed-region xml:id="ct454321840" text:id="ct454321840">
          <text:deletion>
            <office:change-info>
              <dc:creator>Tim Ward</dc:creator>
              <dc:date>2013-12-04T11:30:00</dc:date>
            </office:change-info>
            <text:p text:style-name="Body">proxying</text:p>
          </text:deletion>
        </text:changed-region>
        <text:changed-region xml:id="ct454701728" text:id="ct454701728">
          <text:insertion>
            <office:change-info>
              <dc:creator>Tim Ward</dc:creator>
              <dc:date>2013-12-04T11:30:00</dc:date>
            </office:change-info>
          </text:insertion>
        </text:changed-region>
        <text:changed-region xml:id="ct559169168" text:id="ct559169168">
          <text:deletion>
            <office:change-info>
              <dc:creator>Tim Ward</dc:creator>
              <dc:date>2013-12-04T11:29:00</dc:date>
            </office:change-info>
            <text:h text:style-name="Heading_20_3" text:outline-level="3">Proxy</text:h>
          </text:deletion>
        </text:changed-region>
        <text:changed-region xml:id="ct447692112" text:id="ct447692112">
          <text:insertion>
            <office:change-info>
              <dc:creator>Tim Ward</dc:creator>
              <dc:date>2013-12-04T11:29:00</dc:date>
            </office:change-info>
          </text:insertion>
        </text:changed-region>
        <text:changed-region xml:id="ct442154832" text:id="ct442154832">
          <text:deletion>
            <office:change-info>
              <dc:creator>Tim Ward</dc:creator>
              <dc:date>2013-12-04T11:30:00</dc:date>
            </office:change-info>
            <text:p text:style-name="Body">proxy</text:p>
          </text:deletion>
        </text:changed-region>
        <text:changed-region xml:id="ct454661808" text:id="ct454661808">
          <text:insertion>
            <office:change-info>
              <dc:creator>Tim Ward</dc:creator>
              <dc:date>2013-12-04T11:30:00</dc:date>
            </office:change-info>
          </text:insertion>
        </text:changed-region>
        <text:changed-region xml:id="ct559836880" text:id="ct559836880">
          <text:deletion>
            <office:change-info>
              <dc:creator>Tim Ward</dc:creator>
              <dc:date>2013-12-04T11:30:00</dc:date>
            </office:change-info>
            <text:p text:style-name="Body">proxy</text:p>
          </text:deletion>
        </text:changed-region>
        <text:changed-region xml:id="ct528974656" text:id="ct528974656">
          <text:insertion>
            <office:change-info>
              <dc:creator>Tim Ward</dc:creator>
              <dc:date>2013-12-04T11:30:00</dc:date>
            </office:change-info>
          </text:insertion>
        </text:changed-region>
        <text:changed-region xml:id="ct218487344" text:id="ct218487344">
          <text:deletion>
            <office:change-info>
              <dc:creator>Tim Ward</dc:creator>
              <dc:date>2013-12-04T11:30:00</dc:date>
            </office:change-info>
            <text:p text:style-name="Body">proxy</text:p>
          </text:deletion>
        </text:changed-region>
        <text:changed-region xml:id="ct218249056" text:id="ct218249056">
          <text:insertion>
            <office:change-info>
              <dc:creator>Tim Ward</dc:creator>
              <dc:date>2013-12-04T11:30:00</dc:date>
            </office:change-info>
          </text:insertion>
        </text:changed-region>
        <text:changed-region xml:id="ct76622192" text:id="ct76622192">
          <text:deletion>
            <office:change-info>
              <dc:creator>Tim Ward</dc:creator>
              <dc:date>2013-12-04T11:30:00</dc:date>
            </office:change-info>
            <text:p text:style-name="Body">proxy</text:p>
          </text:deletion>
        </text:changed-region>
        <text:changed-region xml:id="ct441886496" text:id="ct441886496">
          <text:insertion>
            <office:change-info>
              <dc:creator>Tim Ward</dc:creator>
              <dc:date>2013-12-04T11:30:00</dc:date>
            </office:change-info>
          </text:insertion>
        </text:changed-region>
        <text:changed-region xml:id="ct57775664" text:id="ct57775664">
          <text:deletion>
            <office:change-info>
              <dc:creator>Tim Ward</dc:creator>
              <dc:date>2013-12-04T11:31:00</dc:date>
            </office:change-info>
            <text:p text:style-name="Body">proxy</text:p>
          </text:deletion>
        </text:changed-region>
        <text:changed-region xml:id="ct57819264" text:id="ct57819264">
          <text:insertion>
            <office:change-info>
              <dc:creator>Tim Ward</dc:creator>
              <dc:date>2013-12-04T11:31:00</dc:date>
            </office:change-info>
          </text:insertion>
        </text:changed-region>
        <text:changed-region xml:id="ct529453936" text:id="ct529453936">
          <text:deletion>
            <office:change-info>
              <dc:creator>Tim Ward</dc:creator>
              <dc:date>2013-12-04T11:32:00</dc:date>
            </office:change-info>
            <text:p text:style-name="Body">proxy</text:p>
          </text:deletion>
        </text:changed-region>
        <text:changed-region xml:id="ct529405120" text:id="ct529405120">
          <text:insertion>
            <office:change-info>
              <dc:creator>Tim Ward</dc:creator>
              <dc:date>2013-12-04T11:32:00</dc:date>
            </office:change-info>
          </text:insertion>
        </text:changed-region>
        <text:changed-region xml:id="ct345408240" text:id="ct345408240">
          <text:deletion>
            <office:change-info>
              <dc:creator>Tim Ward</dc:creator>
              <dc:date>2013-12-04T11:32:00</dc:date>
            </office:change-info>
            <text:p text:style-name="Body"><text:span text:style-name="T2">proxy</text:span></text:p>
          </text:deletion>
        </text:changed-region>
        <text:changed-region xml:id="ct345581472" text:id="ct345581472">
          <text:insertion>
            <office:change-info>
              <dc:creator>Tim Ward</dc:creator>
              <dc:date>2013-12-04T11:32:00</dc:date>
            </office:change-info>
          </text:insertion>
        </text:changed-region>
        <text:changed-region xml:id="ct529078960" text:id="ct529078960">
          <text:deletion>
            <office:change-info>
              <dc:creator>Tim Ward</dc:creator>
              <dc:date>2013-12-04T11:32:00</dc:date>
            </office:change-info>
            <text:p text:style-name="Body">proxy</text:p>
          </text:deletion>
        </text:changed-region>
        <text:changed-region xml:id="ct203548224" text:id="ct203548224">
          <text:insertion>
            <office:change-info>
              <dc:creator>Tim Ward</dc:creator>
              <dc:date>2013-12-04T11:32:00</dc:date>
            </office:change-info>
          </text:insertion>
        </text:changed-region>
        <text:changed-region xml:id="ct528794240" text:id="ct528794240">
          <text:deletion>
            <office:change-info>
              <dc:creator>Tim Ward</dc:creator>
              <dc:date>2013-12-04T11:36:00</dc:date>
            </office:change-info>
            <text:p text:style-name="Body">Always</text:p>
          </text:deletion>
        </text:changed-region>
        <text:changed-region xml:id="ct529254640" text:id="ct529254640">
          <text:insertion>
            <office:change-info>
              <dc:creator>Tim Ward</dc:creator>
              <dc:date>2013-12-04T11:36:00</dc:date>
            </office:change-info>
          </text:insertion>
        </text:changed-region>
        <text:changed-region xml:id="ct218460544" text:id="ct218460544">
          <text:deletion>
            <office:change-info>
              <dc:creator>Tim Ward</dc:creator>
              <dc:date>2013-12-04T11:36:00</dc:date>
            </office:change-info>
            <text:p text:style-name="Body">Always</text:p>
          </text:deletion>
        </text:changed-region>
        <text:changed-region xml:id="ct460879808" text:id="ct460879808">
          <text:insertion>
            <office:change-info>
              <dc:creator>Tim Ward</dc:creator>
              <dc:date>2013-12-04T11:36:00</dc:date>
            </office:change-info>
          </text:insertion>
        </text:changed-region>
        <text:changed-region xml:id="ct459251568" text:id="ct459251568">
          <text:deletion>
            <office:change-info>
              <dc:creator>Tim Ward</dc:creator>
              <dc:date>2013-12-04T11:36:00</dc:date>
            </office:change-info>
            <text:p text:style-name="Body"><text:span text:style-name="T1">Always</text:span></text:p>
          </text:deletion>
        </text:changed-region>
        <text:changed-region xml:id="ct339257552" text:id="ct339257552">
          <text:insertion>
            <office:change-info>
              <dc:creator>Tim Ward</dc:creator>
              <dc:date>2013-12-04T11:36:00</dc:date>
            </office:change-info>
          </text:insertion>
        </text:changed-region>
        <text:changed-region xml:id="ct76568592" text:id="ct76568592">
          <text:deletion>
            <office:change-info>
              <dc:creator>Tim Ward</dc:creator>
              <dc:date>2013-12-04T11:36:00</dc:date>
            </office:change-info>
            <text:p text:style-name="Body"><text:span text:style-name="T1">always</text:span></text:p>
          </text:deletion>
        </text:changed-region>
        <text:changed-region xml:id="ct559169264" text:id="ct559169264">
          <text:insertion>
            <office:change-info>
              <dc:creator>Tim Ward</dc:creator>
              <dc:date>2013-12-04T11:36:00</dc:date>
            </office:change-info>
          </text:insertion>
        </text:changed-region>
        <text:changed-region xml:id="ct442221840" text:id="ct442221840">
          <text:deletion>
            <office:change-info>
              <dc:creator>Tim Ward</dc:creator>
              <dc:date>2013-12-04T11:37:00</dc:date>
            </office:change-info>
            <text:p text:style-name="Body"><text:span text:style-name="T1">always</text:span></text:p>
          </text:deletion>
        </text:changed-region>
        <text:changed-region xml:id="ct454339808" text:id="ct454339808">
          <text:insertion>
            <office:change-info>
              <dc:creator>Tim Ward</dc:creator>
              <dc:date>2013-12-04T11:37:00</dc:date>
            </office:change-info>
          </text:insertion>
        </text:changed-region>
        <text:changed-region xml:id="ct639909616" text:id="ct639909616">
          <text:deletion>
            <office:change-info>
              <dc:creator>Tim Ward</dc:creator>
              <dc:date>2013-12-04T11:37:00</dc:date>
            </office:change-info>
            <text:p text:style-name="Body"><text:span text:style-name="T1">always</text:span></text:p>
          </text:deletion>
        </text:changed-region>
        <text:changed-region xml:id="ct535925184" text:id="ct535925184">
          <text:insertion>
            <office:change-info>
              <dc:creator>Tim Ward</dc:creator>
              <dc:date>2013-12-04T11:37:00</dc:date>
            </office:change-info>
          </text:insertion>
        </text:changed-region>
        <text:changed-region xml:id="ct441892688" text:id="ct441892688">
          <text:deletion>
            <office:change-info>
              <dc:creator>Tim Ward</dc:creator>
              <dc:date>2013-12-04T11:19:00</dc:date>
            </office:change-info>
            <text:p text:style-name="Body">proxy</text:p>
          </text:deletion>
        </text:changed-region>
        <text:changed-region xml:id="ct442075104" text:id="ct442075104">
          <text:insertion>
            <office:change-info>
              <dc:creator>Tim Ward</dc:creator>
              <dc:date>2013-12-04T1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graphics3" text:anchor-type="paragraph" svg:width="17.78cm" svg:height="7.893cm" draw:z-index="0"><draw:image xlink:href="Pictures/1000020100000427000001D8328612BC.png" xlink:type="simple" xlink:show="embed" xlink:actuate="onLoad"/></draw:frame></text:p>
      <text:p text:style-name="P18"><text:user-defined style:data-style-name="N0" text:name="RFC Title">RFC 206 - Asynchronous Services</text:user-defined></text:p>
      <text:p text:style-name="P18"><text:span text:style-name="T4">Draft<text:line-break/><text:line-break/></text:span><text:span text:style-name="T4"><text:page-count style:num-format="1">36</text:page-count></text:span><text:span text:style-name="T4"> Pages</text:span></text:p>
      <text:p text:style-name="P19"/>
      <text:p text:style-name="P15">Abstract</text:p>
      <text:p text:style-name="P16">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55" text:outline-level="1" text:restart-numbering="true" text:start-value="-1">Document Information</text:h>
      <text:h text:style-name="P73" text:outline-level="2">License</text:h>
      <text:p text:style-name="P21">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73"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3"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7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3">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53">1 Introduction<text:tab/>5</text:p>
          <text:p text:style-name="P53">2 Application Domain<text:tab/>5</text:p>
          <text:p text:style-name="P48">2.1 Asynchronous programming models<text:tab/>6</text:p>
          <text:p text:style-name="P48">2.2 Mixture of programming models<text:tab/>6</text:p>
          <text:p text:style-name="P48">2.3 Terminology + Abbreviations<text:tab/>6</text:p>
          <text:p text:style-name="P53">3 Problem Description<text:tab/>7</text:p>
          <text:p text:style-name="P48">3.1 Asynchronous Services<text:tab/>7</text:p>
          <text:p text:style-name="P53">4 Requirements<text:tab/>7</text:p>
          <text:p text:style-name="P53">5 Technical Solution<text:tab/>8</text:p>
          <text:p text:style-name="P48">5.1 The Async Service<text:tab/>8</text:p>
          <text:p text:style-name="P48">5.2 Async Proxies<text:tab/>8</text:p>
          <text:p text:style-name="P52">5.2.1 Class Proxying<text:tab/>9</text:p>
          <text:p text:style-name="P52">5.2.2 Async Proxy return types<text:tab/>9</text:p>
          <text:p text:style-name="P52"><text:soft-page-break/>5.2.3 Thread safety<text:tab/>9</text:p>
          <text:p text:style-name="P48">5.3 Building simple tasks<text:tab/>9</text:p>
          <text:p text:style-name="P52">5.3.1 Establishing a context<text:tab/>10</text:p>
          <text:p text:style-name="P52">5.3.2 Completing tasks<text:tab/>10</text:p>
          <text:p text:style-name="P52">5.3.3 Registering Callbacks<text:tab/>11</text:p>
          <text:p text:style-name="P52">5.3.4 Establishing context for Void methods<text:tab/>12</text:p>
          <text:p text:style-name="P48">5.4 Building more complex tasks<text:tab/>14</text:p>
          <text:p text:style-name="P52">5.4.1 Running in Parallel<text:tab/>14</text:p>
          <text:p text:style-name="P52">5.4.2 Running sequentially<text:tab/>14</text:p>
          <text:p text:style-name="P52">5.4.3 Waiting for previous invocations<text:tab/>15</text:p>
          <text:p text:style-name="P52">5.4.4 Receiving multiple promises<text:tab/>15</text:p>
          <text:p text:style-name="P52">5.4.5 Registering aggregate callbacks<text:tab/>16</text:p>
          <text:p text:style-name="P48">5.5 Execution Failures<text:tab/>17</text:p>
          <text:p text:style-name="P48">5.6 Delegating to asynchronous implementations<text:tab/>17</text:p>
          <text:p text:style-name="P53">6 Data Transfer Objects<text:tab/>18</text:p>
          <text:p text:style-name="P53">7 Javadoc<text:tab/>18</text:p>
          <text:p text:style-name="P53">8 Considered Alternatives<text:tab/>35</text:p>
          <text:p text:style-name="P53">9 Security Considerations<text:tab/>35</text:p>
          <text:p text:style-name="P53">10 Document Support<text:tab/>36</text:p>
          <text:p text:style-name="P48">10.1 References<text:tab/>36</text:p>
          <text:p text:style-name="P48">10.2 Author’s Address<text:tab/>36</text:p>
          <text:p text:style-name="P48">10.3 Acronyms and Abbreviations<text:tab/>36</text:p>
          <text:p text:style-name="P48">10.4 End of Document<text:tab/>36</text:p>
        </text:index-body>
      </text:table-of-content>
      <text:p text:style-name="P20"/>
      <text:h text:style-name="P73"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0"><text:span text:style-name="T7">Source code is shown in this typeface</text:span>.</text:p>
      <text:h text:style-name="P73" text:outline-level="2">Revision History</text:h>
      <text:p text:style-name="P20">The last named individual in this history is currently responsible for this document.</text:p>
      <text:p text:style-name="P2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3">Revision</text:p>
            </table:table-cell>
            <table:table-cell table:style-name="Table13.A1" office:value-type="string">
              <text:p text:style-name="P13">Date</text:p>
            </table:table-cell>
            <table:table-cell table:style-name="Table13.C1" office:value-type="string">
              <text:p text:style-name="P13">Comments</text:p>
            </table:table-cell>
          </table:table-row>
        </table:table-header-rows>
        <table:table-row table:style-name="Table13.2">
          <table:table-cell table:style-name="Table13.A1" office:value-type="string">
            <text:p text:style-name="P17">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17">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3" office:value-type="string">
            <text:p text:style-name="P17"><text:change-start text:change-id="ct535845680"/>0.3<text:change-end text:change-id="ct535845680"/></text:p>
          </table:table-cell>
          <table:table-cell table:style-name="Table13.A3" office:value-type="string">
            <text:p text:style-name="Body"><text:change-start text:change-id="ct559287024"/>04/12/13<text:change-end text:change-id="ct559287024"/></text:p>
          </table:table-cell>
          <table:table-cell table:style-name="Table13.C3" office:value-type="string">
            <text:p text:style-name="CellBody"><text:change-start text:change-id="ct529478208"/>EEG <text:change-end text:change-id="ct529478208"/><text:change-start text:change-id="ct442265984"/>Call comments. Rename <text:change-end text:change-id="ct442265984"/><text:change-start text:change-id="ct559558528"/>AlwaysCallback to CompletionCallback (including associated methods). Rename Async Proxy to Async mediator, Clarify the mechanism for generating mediators for concrete type<text:change-end text:change-id="ct559558528"/><text:change-start text:change-id="ct75634080"/>s<text:change-end text:change-id="ct75634080"/></text:p>
          </table:table-cell>
        </table:table-row>
      </table:table>
      <text:p text:style-name="P20"/>
      <text:h text:style-name="P54"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54"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text:soft-page-break/>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text:change text:change-id="ct55642432"/><text:change-start text:change-id="ct345970672"/>M<text:span text:style-name="T9">ediator</text:span><text:change-end text:change-id="ct345970672"/> – A <text:change text:change-id="ct528649536"/><text:change-start text:change-id="ct559006000"/>mediator<text:change-end text:change-id="ct559006000"/>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change text:change-id="ct203630752"/><text:change-start text:change-id="ct528905472"/><text:span text:style-name="T9">Completion</text:span><text:change-end text:change-id="ct528905472"/>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54" text:outline-level="1"><text:soft-page-break/>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9">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h text:style-name="P54" text:outline-level="1">Requirements</text:h>
      <text:p text:style-name="P23">AS01 – The solution MUST provide a standard client-side API for making asynchronous invocations on existing, synchronous, OSGi services,where the invocation returns quickly and a return value can be obtained later. </text:p>
      <text:p text:style-name="P23">AS02 – The solution MUST allow transparent delegation to services that are already implemented in an asynchronous fashion, therefore servicing the asynchronous requests through their own implementations.</text:p>
      <text:p text:style-name="P23">AS03 – The solution MAY provide a synchronous client-side API to services which are implemented in an asynchronous fashion.</text:p>
      <text:p text:style-name="P23">AS04 – The solution MUST allow for one-way (fire and forget) asynchronous services.</text:p>
      <text:p text:style-name="P23">AS05 – The <text:s/>solution MUST support Promises, where invocations can be made that later return a value</text:p>
      <text:p text:style-name="P23">AS06 – The solution SHOULD support callbacks when asynchronous executions complete, both successfully and unsuccessfully</text:p>
      <text:p text:style-name="P23">AS07– The solution MUST be applicable to both local OSGi Services as well as Remote OSGi Services.</text:p>
      <text:p text:style-name="P23">AS08 – The solution MUST be fully backwards compatible with existing OSGi Service and Service Registry usage.</text:p>
      <text:p text:style-name="Body"><text:soft-page-break/>AS09 – The solution SHOULD be sympathetic to Java 8's lambda support, meaning callbacks should follow the Single Abstract Method principle where possible. </text:p>
      <text:p text:style-name="P23">AS10 – The solution MUST define a mechanism that allows service providers to advertise an asynchronous mode of operation if they support it.</text:p>
      <text:h text:style-name="P54"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Futur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change text:change-id="ct218465936"/><text:change-start text:change-id="ct75727264"/><text:span text:style-name="T9">mediator</text:span><text:change-end text:change-id="ct75727264"/> are used to register the asynchronous executions that should occur.</text:p>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text:change text:change-id="ct528513904"/><text:change-start text:change-id="ct528563088"/>Mediators<text:change-end text:change-id="ct528563088"/></text:h>
      <text:p text:style-name="Body">When a client has chosen a target service, it can use the Async service to make an asynchronous invocation. The first step is to use the Async Service to create a <text:change text:change-id="ct559774688"/><text:change-start text:change-id="ct559211088"/><text:span text:style-name="T9">mediator</text:span><text:change-end text:change-id="ct559211088"/> <text:change-start text:change-id="ct442121248"/>for<text:change-end text:change-id="ct442121248"/><text:change text:change-id="ct529215600"/> the real service.</text:p>
      <text:p text:style-name="P7">&lt;T&gt; T <text:span text:style-name="T5">createAsyncMediator</text:span>(ServiceReference&lt;T&gt; ref);</text:p>
      <text:p text:style-name="P24">Example:</text:p>
      <text:p text:style-name="P12">private Async asyncService;</text:p>
      <text:p text:style-name="P8"><text:soft-page-break/>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6"><text:s text:c="4"/>...</text:p>
      <text:p text:style-name="P8">}</text:p>
      <text:h text:style-name="Heading_20_3" text:outline-level="3"><text:change-start text:change-id="ct559805808"/>Generating a Mediator</text:h>
      <text:p text:style-name="Body"><text:change-end text:change-id="ct559805808"/>When creating the Async <text:change text:change-id="ct442116592"/><text:change-start text:change-id="ct442044144"/>M<text:span text:style-name="T9">ediator</text:span><text:change-end text:change-id="ct442044144"/> object the Async Service should attempt to load all of the classes listed in the object<text:change-start text:change-id="ct559318560"/>C<text:change-end text:change-id="ct559318560"/><text:change text:change-id="ct454662096"/>lass property of the service reference<text:change-start text:change-id="ct442200096"/> using the client bundle<text:change-end text:change-id="ct442200096"/>. <text:change-start text:change-id="ct559302448"/>Any ClassNotFoundException thrown when attempting to load these classes should be ignored. The loaded classes should then be divided into Java interfaces and concrete classes.<text:change-end text:change-id="ct559302448"/><text:change text:change-id="ct218316128"/><text:change-start text:change-id="ct559461952"/></text:p>
      <text:p text:style-name="Body">The async service must then generate a mediator object that implements all of the Java interfaces that could be loaded by the client bundle. The mediator class must be defined using the client bundle's classloader. This can easily be <text:s/>achieved using the java.lang.reflect.Proxy class.<text:change-end text:change-id="ct559461952"/></text:p>
      <text:h text:style-name="Heading_20_3" text:outline-level="3"><text:change text:change-id="ct345751952"/><text:change-start text:change-id="ct345834304"/>Generating a Mediator for Concrete Classes</text:h>
      <text:p text:style-name="Body">If a service is registered advertisin<text:change-end text:change-id="ct345834304"/><text:change-start text:change-id="ct529282608"/>g one or more concrete class types then generating a mediator<text:change-end text:change-id="ct529282608"/><text:change text:change-id="ct442186560"/><text:change text:change-id="ct454662192"/> requires more complex handling. If an Async service implementation supports <text:change-start text:change-id="ct454353200"/>generating<text:change-end text:change-id="ct454353200"/><text:change-start text:change-id="ct536148576"/> mediator objects for concrete <text:change-end text:change-id="ct536148576"/>class<text:change-start text:change-id="ct218340832"/>es<text:change-end text:change-id="ct218340832"/> <text:change text:change-id="ct345834400"/><text:change text:change-id="ct442043136"/><text:s/>then it should <text:change text:change-id="ct528762512"/><text:change-start text:change-id="ct528909312"/>register<text:change-end text:change-id="ct528909312"/><text:change-start text:change-id="ct529474608"/> <text:change-end text:change-id="ct529474608"/><text:s/><text:change text:change-id="ct219017520"/><text:change-start text:change-id="ct536087104"/>a<text:change-end text:change-id="ct536087104"/> service property <text:change-start text:change-id="ct529362512"/>with the name <text:change-end text:change-id="ct529362512"/><text:span text:style-name="T1">org.osgi.service.async.</text:span><text:change text:change-id="ct76512112"/><text:change-start text:change-id="ct218414304"/><text:span text:style-name="T1">mediate</text:span><text:change-end text:change-id="ct218414304"/><text:span text:style-name="T1">.classes=true</text:span>. If <text:change-start text:change-id="ct528974544"/>concrete <text:change-end text:change-id="ct528974544"/>class<text:change-start text:change-id="ct559804368"/>es<text:change-end text:change-id="ct559804368"/> <text:change text:change-id="ct559168336"/><text:change-start text:change-id="ct528705744"/>are<text:change-end text:change-id="ct528705744"/> supported then the <text:change text:change-id="ct219064848"/><text:change-start text:change-id="ct76356384"/>mediator<text:change-end text:change-id="ct76356384"/> object created by the Async service should also inherit from the <text:change text:change-id="ct441814672"/><text:change-start text:change-id="ct442053984"/>most specialised<text:change-end text:change-id="ct442053984"/> <text:change text:change-id="ct639920720"/><text:change-start text:change-id="ct535958096"/>concrete type<text:change-end text:change-id="ct535958096"/> listed in the target service's objectclass property. There are three reasons why the Async service may not be able to <text:change text:change-id="ct55624208"/><text:change-start text:change-id="ct345905376"/>mediate<text:change-end text:change-id="ct345905376"/> a class type:</text:p>
      <text:list xml:id="list6189268057616287483" text:style-name="L1">
        <text:list-item>
          <text:p text:style-name="P75">The <text:change text:change-id="ct639928512"/><text:change-start text:change-id="ct441815920"/>most specialised <text:change-end text:change-id="ct441815920"/>type is final</text:p>
        </text:list-item>
        <text:list-item>
          <text:p text:style-name="P75">The <text:change text:change-id="ct559289136"/><text:change-start text:change-id="ct528489488"/>most speci<text:change-end text:change-id="ct528489488"/><text:change-start text:change-id="ct219056704"/>alised <text:change-end text:change-id="ct219056704"/>type has no zero-argument constructor</text:p>
        </text:list-item>
        <text:list-item>
          <text:p text:style-name="P75">One or more public methods present in the type hierarchy (other than those declared by java.lang.Object) are final.</text:p>
        </text:list-item>
      </text:list>
      <text:p text:style-name="Body">If any of these rules are violated then the Async service should fall back to <text:change-start text:change-id="ct454742032"/>creating an <text:change-end text:change-id="ct454742032"/>interface-only <text:change text:change-id="ct454321840"/><text:change-start text:change-id="ct454701728"/>mediator<text:change-end text:change-id="ct454701728"/>.</text:p>
      <text:h text:style-name="Heading_20_3" text:outline-level="3">Async <text:change text:change-id="ct559169168"/><text:change-start text:change-id="ct447692112"/>Mediator<text:change-end text:change-id="ct447692112"/> return types</text:h>
      <text:p text:style-name="Body">When invoked the Async <text:change text:change-id="ct442154832"/><text:change-start text:change-id="ct454661808"/><text:span text:style-name="T9">mediator</text:span><text:change-end text:change-id="ct454661808"/>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change text:change-id="ct559836880"/><text:change-start text:change-id="ct528974656"/><text:span text:style-name="T9">mediator</text:span><text:change-end text:change-id="ct528974656"/> objects may not be. Clients should avoid sharing async <text:change text:change-id="ct218487344"/><text:change-start text:change-id="ct218249056"/><text:span text:style-name="T9">mediator</text:span><text:change-end text:change-id="ct218249056"/> objects between threads if they wish to be portable between implementations.</text:p>
      <text:h text:style-name="Heading_20_2" text:outline-level="2"><text:soft-page-break/>Building simple tasks</text:h>
      <text:p text:style-name="Body">Once a <text:change text:change-id="ct76622192"/><text:change-start text:change-id="ct441886496"/><text:span text:style-name="T9">mediator</text:span><text:change-end text:change-id="ct441886496"/> has been created it can be used, in conjunction with the Async service, to build an asynchronous task. </text:p>
      <text:h text:style-name="Heading_20_3" text:outline-level="3">Establishing a context</text:h>
      <text:p text:style-name="Body">To begin an asynchronous task the client invokes a method on the asynchronous <text:change text:change-id="ct57775664"/><text:change-start text:change-id="ct57819264"/><text:span text:style-name="T9">mediator</text:span><text:change-end text:change-id="ct57819264"/>. The client then passes the result of that invocation to the Async service to establish the asynchronous invocation as the “current context”. The context has an associated type, which is the return type of the asynchronous invocation (or the associated wrapper type for primitives and void).</text:p>
      <text:p text:style-name="P24">Example:</text:p>
      <text:p text:style-name="P12">private Async asyncService;</text:p>
      <text:p text:style-name="P8">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44"><text:s text:c="4"/>AsyncBuilder&lt;Boolean&gt; builder = asyncService</text:p>
      <text:p text:style-name="P43">.build(mediator.contains(“badEntry”));</text:p>
      <text:p text:style-name="P49">...</text:p>
      <text:p text:style-name="P50">}</text:p>
      <text:p text:style-name="Body">At this point the Asynchronous task is not complete, and the asynchronous invocation will not have started. Establishing the context has two purposes:</text:p>
      <text:list xml:id="list7690402350236460239" text:style-name="L2">
        <text:list-item>
          <text:p text:style-name="P76">To register the method call made on the <text:change text:change-id="ct529453936"/><text:change-start text:change-id="ct529405120"/>mediator<text:change-end text:change-id="ct529405120"/> as an asynchronous invocation in this task.</text:p>
        </text:list-item>
        <text:list-item>
          <text:p text:style-name="P76">To establish return type information for listener and completion methods</text:p>
        </text:list-item>
      </text:list>
      <text:p text:style-name="Body"><text:span text:style-name="T2">If there is an error establishing a context, for example a client calls the build method without having invoked the async </text:span><text:change text:change-id="ct345408240"/><text:change-start text:change-id="ct345581472"/><text:span text:style-name="T2">mediator</text:span><text:change-end text:change-id="ct345581472"/><text:span text:style-name="T2">, then the Async service should throw an </text:span><text:span text:style-name="T24">AsyncException</text:span><text:span text:style-name="T2">.</text:span></text:p>
      <text:p text:style-name="P25">Once a context has been established, clients can continue to build the asynchronous task in one of several ways:</text:p>
      <text:h text:style-name="Heading_20_3" text:outline-level="3">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change text:change-id="ct529078960"/><text:change-start text:change-id="ct203548224"/><text:span text:style-name="T9">mediator</text:span><text:change-end text:change-id="ct203548224"/>.</text:p>
      <text:p text:style-name="P24">Example – Fire and Forget:</text:p>
      <text:p text:style-name="P33"><text:soft-page-break/>private Async asyncService;</text:p>
      <text:p text:style-name="P8">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44"><text:s text:c="4"/>asyncService.build(<text:span text:style-name="T5">mediator</text:span>.contains(“badEntry”)).launch();</text:p>
      <text:p text:style-name="P35">}</text:p>
      <text:p text:style-name="P24">Example – With a promise:</text:p>
      <text:p text:style-name="P7">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44"><text:s text:c="4"/>Future&lt;Boolean&gt; futureResult = asyncService</text:p>
      <text:p text:style-name="P43">.build(<text:span text:style-name="T5">mediator</text:span>.contains(“badEntry”)).asPromise();</text:p>
      <text:p text:style-name="P49">...</text:p>
      <text:p text:style-name="P51">}</text:p>
      <text:p text:style-name="Body">The <text:span text:style-name="T1">Future</text:span> returned by the asPromise() method must obey the Java contracts for Futures. It must:</text:p>
      <text:list xml:id="list5735501053902901899" text:style-name="L3">
        <text:list-item>
          <text:p text:style-name="P77">be thread safe, </text:p>
        </text:list-item>
        <text:list-item>
          <text:p text:style-name="P77">Implement a cancel method that should make a best-effort to cancel or prevent the execution of the asynchronous invocation.</text:p>
        </text:list-item>
        <text:list-item>
          <text:p text:style-name="P77">provide a blocking get methods which returns the result of the execution</text:p>
        </text:list-item>
        <text:list-item>
          <text:p text:style-name="P77">throw an ExecutionException from the get methods, wrapping the real failure, if the asynchronous invocation threw an Exception</text:p>
        </text:list-item>
        <text:list-item>
          <text:p text:style-name="P77">throw a CancellationException from the get methods if the Future was cancelled</text:p>
        </text:list-item>
        <text:list-item>
          <text:p text:style-name="P77">Provide methods for determining whether a Future is finished, and whether it has been cancelled.</text:p>
        </text:list-item>
      </text:list>
      <text:h text:style-name="Heading_20_3" text:outline-level="3"><text:soft-page-break/>Registering Callbacks</text:h>
      <text:p text:style-name="Body">Having established a context, a client may register callbacks with the asynchronous services implementation. </text:p>
      <text:p text:style-name="Body">There are three kinds of callback:</text:p>
      <text:list xml:id="list6730918191645988069" text:style-name="L4">
        <text:list-item>
          <text:p text:style-name="P78">Success Callbacks – these are called with the result of the asynchronous invocation, if it returned normally. Implements the <text:span text:style-name="T1">org.osgi.service.async.SuccessCallback</text:span> interface.</text:p>
        </text:list-item>
        <text:list-item>
          <text:p text:style-name="P78">Failure Callbacks – these are called with the exception thrown by the asynchronous invocation, if it returned exceptionally. Implements the <text:span text:style-name="T1">org.osgi.service.async.FailureCallback</text:span> interface.</text:p>
        </text:list-item>
        <text:list-item>
          <text:p text:style-name="P78"><text:change text:change-id="ct528794240"/><text:change-start text:change-id="ct529254640"/><text:span text:style-name="T9">Completion</text:span><text:change-end text:change-id="ct529254640"/> Callbacks – these are always called after the asynchronous invocation has completed. <text:change text:change-id="ct218460544"/><text:change-start text:change-id="ct460879808"/><text:span text:style-name="T9">Completion</text:span><text:change-end text:change-id="ct460879808"/> Callbacks will be made after any success or failure callbacks have been made. Implements the <text:span text:style-name="T1">org.osgi.service.async.</text:span><text:change text:change-id="ct459251568"/><text:change-start text:change-id="ct339257552"/><text:span text:style-name="T19">Completion</text:span><text:change-end text:change-id="ct339257552"/><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change text:change-id="ct76568592"/><text:change-start text:change-id="ct559169264"/><text:span text:style-name="T1">onCompletion</text:span><text:change-end text:change-id="ct559169264"/><text:span text:style-name="T1">()</text:span> methods:</text:p>
      <text:p text:style-name="P24">Example:</text:p>
      <text:p text:style-name="P7">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5"><text:s text:c="4"/>asyncService.build(<text:span text:style-name="T5">mediator</text:span>.remove(“badEntry”))</text:p>
      <text:p text:style-name="P32">.onSuccess(new MySuccessCallback())</text:p>
      <text:p text:style-name="P32">.onFailure(new MyFailureCallback())</text:p>
      <text:p text:style-name="P32">.<text:span text:style-name="T5">onCompletion</text:span>(new My<text:span text:style-name="T5">Completion</text:span>Callback()).launch();</text:p>
      <text:p text:style-name="P45">}</text:p>
      <text:p text:style-name="Body">Callbacks may also be used in conjunction with the <text:span text:style-name="T1">asPromise()</text:span> method.</text:p>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using an <text:span text:style-name="T1">org.osgi.service.async.VoidMethodCall</text:span>. This interface defines a single abstract method callback inside which the client can make the void method call. In Java 8 this can be simplified to a lambda expression that makes the void method call. Another option for the client is to break the fluency of the builder, and to call the void method as a separate statement.</text:p>
      <text:p text:style-name="P24">Example – Anonymous Inner class:</text:p>
      <text:p text:style-name="P34"><text:soft-page-break/>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38"><text:s text:c="4"/>asyncService.build(new VoidMethodCall() {</text:p>
      <text:p text:style-name="P40"><text:s text:c="2"/>public void invokeVoid() { <text:span text:style-name="T5">mediator</text:span>.clear(); }</text:p>
      <text:p text:style-name="P38"><text:s text:c="4"/>}).launch();</text:p>
      <text:p text:style-name="P36">}</text:p>
      <text:p text:style-name="P24">Example – Out of Line expression:</text:p>
      <text:p text:style-name="P8">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span text:style-name="T2"> <text:s text:c="3"/></text:span></text:p>
      <text:p text:style-name="P6"><text:span text:style-name="T6"><text:s text:c="4"/>mediator</text:span><text:span text:style-name="T2">.clear()</text:span></text:p>
      <text:p text:style-name="P39"><text:s text:c="4"/>asyncService.build((Void) null).launch();</text:p>
      <text:p text:style-name="P37">}</text:p>
      <text:p text:style-name="P24">Example – Lambda expression:</text:p>
      <text:p text:style-name="P8">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6"><text:s text:c="4"/>asyncService.build(() -&gt; <text:span text:style-name="T5">mediator</text:span>.clear()).launch();</text:p>
      <text:p text:style-name="P36">}</text:p>
      <text:p text:style-name="P30"/>
      <text:p text:style-name="P30">SuccessCallbacks for void methods are passed null as the return argument from the method.</text:p>
      <text:h text:style-name="Heading_20_2" text:outline-level="2"><text:soft-page-break/>Building more complex tasks</text:h>
      <text:p text:style-name="Body">Asynchronous tasks may consist of multiple distinct asynchronous invocations. The builder returned by the Async service (<text:span text:style-name="T1">org.osgi.service.async.AsyncBuilder</text:span>) therefore supports establishing a new asynchronous invocation context after any necessary callbacks have been registered: </text:p>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change text:change-id="ct442221840"/><text:change-start text:change-id="ct454339808"/><text:span text:style-name="T19">onCompletion</text:span><text:change-end text:change-id="ct454339808"/><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24">Example:</text:p>
      <text:p text:style-name="P8">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5"><text:s text:c="4"/>List <text:span text:style-name="T5">mediator</text:span> = asyncService.<text:span text:style-name="T5">createAsyncMediator</text:span>(ref);</text:p>
      <text:p text:style-name="P5"><text:s text:c="4"/>asyncService.build(<text:span text:style-name="T5">mediator</text:span>.contains(“badEntry”))</text:p>
      <text:p text:style-name="P32">.onSuccess(new MySuccessCallback()) //Applies to “badEntry”</text:p>
      <text:p text:style-name="P32">.parallel(<text:span text:style-name="T5">mediator</text:span>.contains(“goodEntry”)) </text:p>
      <text:p text:style-name="P32">.onSuccess(new AnotherSuccessCallback()) // Applies to “goodEntry”</text:p>
      <text:p text:style-name="P32">.launch();</text:p>
      <text:p text:style-name="P46">}</text:p>
      <text:p text:style-name="P31"/>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24">Example:</text:p>
      <text:p text:style-name="P8">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oft-page-break/><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5"><text:s text:c="4"/>asyncService.build(<text:span text:style-name="T5">mediator</text:span>.remove(“badEntry”))</text:p>
      <text:p text:style-name="P32">.then(<text:span text:style-name="T5">mediator</text:span>.contains(“badEntry”)) </text:p>
      <text:p text:style-name="P32">.onSuccess(new AnotherSuccessCallback()) // Applies to contains()</text:p>
      <text:p text:style-name="P32">.launch();</text:p>
      <text:p text:style-name="P45">}</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24">Example:</text:p>
      <text:p text:style-name="P7">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5"><text:s text:c="4"/>List <text:span text:style-name="T5">mediator</text:span> = asyncService.<text:span text:style-name="T5">createAsyncMediator</text:span>(ref);</text:p>
      <text:p text:style-name="P5"><text:s text:c="4"/>asyncService.build(<text:span text:style-name="T5">mediator</text:span>.contains(“badEntry”))</text:p>
      <text:p text:style-name="P32">.onSuccess(new MySuccessCallback())</text:p>
      <text:p text:style-name="P32">.parallel(<text:span text:style-name="T5">mediator</text:span>.contains(“goodEntry”)) </text:p>
      <text:p text:style-name="P32">.onSuccess(new AnotherSuccessCallback())</text:p>
      <text:p text:style-name="P32">.afterAll(<text:span text:style-name="T5">mediator</text:span>.addAll(Arrays.asList(“goodEntry”, “badEntry”)) </text:p>
      <text:p text:style-name="P32">.launch();</text:p>
      <text:p text:style-name="P46">}</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24">Example:</text:p>
      <text:p text:style-name="P8">private Async asyncService;</text:p>
      <text:p text:style-name="P11">private ServiceReference&lt;List&gt; listRef;</text:p>
      <text:p text:style-name="P6">@Reference</text:p>
      <text:p text:style-name="P6">synchronized void setAsync(Async async) {</text:p>
      <text:p text:style-name="P6"><text:soft-page-break/><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5"><text:s text:c="4"/>List <text:span text:style-name="T5">mediator</text:span> = asyncService.<text:span text:style-name="T5">createAsyncMediator</text:span>(ref);</text:p>
      <text:p text:style-name="P5"><text:s text:c="4"/>List&lt;Future&lt;?&gt;&gt; promises = asyncService</text:p>
      <text:p text:style-name="P5"><text:s text:c="11"/>.build(<text:span text:style-name="T5">mediator</text:span>.contains(“badEntry”))</text:p>
      <text:p text:style-name="P32">.parallel(<text:span text:style-name="T5">mediator</text:span>.contains(“goodEntry”)) </text:p>
      <text:p text:style-name="P32">.parallel(<text:span text:style-name="T5">mediator</text:span>.contains(“anotherEntry”))</text:p>
      <text:p text:style-name="P32">.asPromises(); //List is in the order 'bad, good, another'</text:p>
      <text:p text:style-name="P45"><text:s text:c="4"/>...</text:p>
      <text:p text:style-name="P45">}</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change text:change-id="ct639909616"/><text:change-start text:change-id="ct535925184"/><text:span text:style-name="T19">onCompletion</text:span><text:change-end text:change-id="ct535925184"/><text:span text:style-name="T1">()</text:span><text:span text:style-name="T26"> will be called when the entire task has completed. Success callbacks will be called with a null argument. Failure callbacks registered with </text:span><text:span text:style-name="T1">onFailure()</text:span><text:span text:style-name="T26"> will receive callbacks immediately when any of the asynchronous invocations that make up the asynchronous task fail. This means that the failure callback may be called multiple times, possibly concurrently.</text:span></text:p>
      <text:p text:style-name="P26">It is supported to use aggregate callbacks as well as callbacks on individual asynchronous invocations.</text:p>
      <text:p text:style-name="P24">Example:</text:p>
      <text:p text:style-name="P8">private Async asyncService;</text:p>
      <text:p text:style-name="P11">private ServiceReference&lt;List&gt; listRef;</text:p>
      <text:p text:style-name="P6">@Reference</text:p>
      <text:p text:style-name="P6">synchronized void setAsync(Async async) {</text:p>
      <text:p text:style-name="P6"><text:s text:c="3"/>asyncService = async;</text:p>
      <text:p text:style-name="P11">}</text:p>
      <text:p text:style-name="P6">@Reference(service = List.class)</text:p>
      <text:p text:style-name="P6">synchronized void setList(ServiceReference&lt;List&gt; list) {</text:p>
      <text:p text:style-name="P6"><text:s text:c="3"/>listRef = list;</text:p>
      <text:p text:style-name="P11">}</text:p>
      <text:p text:style-name="P6">public synchronized void doStuff() {</text:p>
      <text:p text:style-name="P6"><text:s text:c="4"/>List <text:span text:style-name="T5">mediator</text:span> = asyncService.<text:span text:style-name="T5">createAsyncMediator</text:span>(ref);</text:p>
      <text:p text:style-name="P5"><text:s text:c="4"/>List&lt;Future&lt;?&gt;&gt; promises = asyncService.build(<text:span text:style-name="T5">mediator</text:span>.contains(“badEntry”))</text:p>
      <text:p text:style-name="P32">.parallel(<text:span text:style-name="T5">mediator</text:span>.contains(“goodEntry”)) </text:p>
      <text:p text:style-name="P32">.parallel(<text:span text:style-name="T5">mediator</text:span>.contains(“anotherEntry”))</text:p>
      <text:p text:style-name="P32">.andFinally().<text:span text:style-name="T5">onCompletion</text:span>(new AllChecksFinished())</text:p>
      <text:p text:style-name="P32"><text:span text:style-name="T26">.</text:span>asPromises(); //List is in the order 'bad, good, another'</text:p>
      <text:p text:style-name="P47"><text:s text:c="4"/>...</text:p>
      <text:p text:style-name="P46">}</text:p>
      <text:p text:style-name="P26"/>
      <text:h text:style-name="Heading_20_2" text:outline-level="2"><text:soft-page-break/>Execution Failures</text:h>
      <text:p text:style-name="Body">There are a variety of reasons that Asynchronous invocations may fail. In any of these cases the asynchronous invocation should fail with an <text:span text:style-name="T1">org.osgi.service.async.AsyncException</text:span><text:span text:style-name="T26">. This exception should be passed to any failure callbacks, and should be the cause of any </text:span><text:span text:style-name="T1">ExceutionException</text:span><text:span text:style-name="T26"> thrown by </text:span><text:span text:style-name="T1">Future#get()</text:span></text:p>
      <text:list xml:id="list7157236886442309170" text:style-name="L5">
        <text:list-item>
          <text:p text:style-name="P79">If the client bundle's bundle context becomes invalid before looking up the target service</text:p>
        </text:list-item>
        <text:list-item>
          <text:p text:style-name="P79">If the target service becomes unavailable before making the asynchronous invocation, or returns null on lookup</text:p>
        </text:list-item>
        <text:list-item>
          <text:p text:style-name="P79">If the Async service is unable to accept new work, for example it is in the process of being shut down.</text:p>
        </text:list-item>
        <text:list-item>
          <text:p text:style-name="P79">If the target service is unable to be invoked with the supplied arguments (this indicates a missing uses constraint)</text:p>
        </text:list-item>
        <text:list-item>
          <text:p text:style-name="P79">If a previous dependent invocation from a <text:span text:style-name="T1">then()</text:span> or <text:span text:style-name="T1">afterAll()</text:span> call failed by throwing an exception</text:p>
        </text:list-item>
      </text:list>
      <text:p text:style-name="Body">If the target service is successfully invoked, but the method call throws an exception, then this should be passed to the failure callback without wrapping it. It should also be the cause of <text:span text:style-name="T26">any </text:span><text:span text:style-name="T1">ExceutionException</text:span><text:span text:style-name="T26"> thrown by </text:span><text:span text:style-name="T1">Future#get()</text:span></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he <text:span text:style-name="T1">AsyncDelegate</text:span> can be used as follows:</text:p>
      <text:list xml:id="list772104897974132155" text:style-name="L6">
        <text:list-item>
          <text:p text:style-name="P80">Cast the object to <text:span text:style-name="T1">AsyncDelegate</text:span></text:p>
        </text:list-item>
        <text:list-item>
          <text:p text:style-name="P80">Invoke the <text:span text:style-name="T1">registerCallbacks(SuccessCallback, FailureCallback)</text:span> method, holding on to the <text:span text:style-name="T1">Cancellable</text:span> returned by the invocation</text:p>
        </text:list-item>
        <text:list-item>
          <text:p text:style-name="P80">On the same thread make the desired asynchronous invocation on the target service.</text:p>
        </text:list-item>
        <text:list-item>
          <text:p text:style-name="P80">The <text:span text:style-name="T1">AsyncDelegate</text:span> should begin asynchronously executing the method, and return a garbage value to the caller. When asynchronous execution completes the <text:span text:style-name="T1">AsyncDelegate</text:span> should invoke the relevant callback method, depending on whether invocation returned normally, or threw an exception.</text:p>
        </text:list-item>
        <text:list-item>
          <text:p text:style-name="P80">If at any point the <text:span text:style-name="T1">Cancellable</text:span> is cancelled then the <text:span text:style-name="T1">AsyncDelegate</text:span> should make a best-effort attempt to stop asynchronous execution of the task. If the asynchronous invocation from step 3 has not yet been made then the <text:span text:style-name="T1">AsyncDelegate</text:span> should discard the registered callbacks and return to “normal” operation.</text:p>
        </text:list-item>
      </text:list>
      <text:p text:style-name="P24">Example</text:p>
      <text:p text:style-name="P9"><text:soft-page-break/>List service = ctx.getService(listRef);</text:p>
      <text:p text:style-name="P10">if(service instanceof AsyncDelegate) {</text:p>
      <text:p text:style-name="P41">Cancellable c = ((AsyncDelegate)service)</text:p>
      <text:p text:style-name="P42">.registerCallbacks(new MySuccess(), new MyFailure());</text:p>
      <text:p text:style-name="P41">service.contains(“badEntry”);</text:p>
      <text:p text:style-name="P10">}</text:p>
      <text:p text:style-name="P10">// Callbacks will occur on completion of the asynchronous work</text:p>
      <text:p text:style-name="P10">// Work can be cancelled using c.cancel();</text:p>
      <text:h text:style-name="P54" text:outline-level="1">Data Transfer Objects</text:h>
      <text:p text:style-name="Body">It is unclear whether Asynchronous Services would benefit from DTOs</text:p>
      <text:h text:style-name="Heading_20_1" text:outline-level="1"><text:span text:style-name="T5">Javadoc</text:span></text:h>
      <text:p text:style-name="P56"><text:bookmark text:name="r1"/><text:span text:style-name="T5">OSGi Javadoc</text:span></text:p>
      <text:p text:style-name="P99">12/4/13 11:49 AM</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4"><text:span text:style-name="Summary_20_Heading_20_Font">Package Summary</text:span></text:p>
          </table:table-cell>
          <table:covered-table-cell/>
          <table:table-cell table:style-name="Table16.A1" office:value-type="string">
            <text:p text:style-name="P105"><text:span text:style-name="Page_20_Reference_20_Font"><text:span text:style-name="T25">Page</text:span></text:span></text:p>
          </table:table-cell>
        </table:table-row>
        <table:table-row table:style-name="Table16.1">
          <table:table-cell table:style-name="Table16.A2" office:value-type="string">
            <text:p text:style-name="P108"><text:a xlink:type="simple" xlink:href="#r2"><text:span text:style-name="T27">org.osgi.service.async</text:span></text:a></text:p>
          </table:table-cell>
          <table:table-cell table:style-name="Table16.A2" office:value-type="string">
            <text:p text:style-name="P86"><text:s/></text:p>
          </table:table-cell>
          <table:table-cell table:style-name="Table16.A2" office:value-type="string">
            <text:p text:style-name="P105"><text:span text:style-name="Page_20_Reference_20_Font"><text:bookmark-ref text:reference-format="page" text:ref-name="r2"/></text:span></text:p>
          </table:table-cell>
        </table:table-row>
        <table:table-row table:style-name="Table16.1">
          <table:table-cell table:style-name="Table16.A3" office:value-type="string">
            <text:p text:style-name="P108"><text:a xlink:type="simple" xlink:href="#r39"><text:span text:style-name="T27">org.osgi.service.async.spi</text:span></text:a></text:p>
          </table:table-cell>
          <table:table-cell table:style-name="Table16.A3" office:value-type="string">
            <text:p text:style-name="P86"><text:s/></text:p>
          </table:table-cell>
          <table:table-cell table:style-name="Table16.A3" office:value-type="string">
            <text:p text:style-name="P105"><text:span text:style-name="Page_20_Reference_20_Font"><text:bookmark-ref text:reference-format="page" text:ref-name="r39"/></text:span></text:p>
          </table:table-cell>
        </table:table-row>
      </table:table>
      <text:p text:style-name="P58"><text:bookmark text:name="r2"/>Package org.osgi.service.async</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0"><text:span text:style-name="Summary_20_Heading_20_Font1">Interface Summary</text:span></text:p>
          </table:table-cell>
          <table:covered-table-cell/>
          <table:table-cell table:style-name="Table17.A1" office:value-type="string">
            <text:p text:style-name="P111"><text:span text:style-name="Page_20_Reference_20_Font">Page</text:span></text:p>
          </table:table-cell>
        </table:table-row>
        <table:table-row table:style-name="Table17.1">
          <table:table-cell table:style-name="Table17.A2" office:value-type="string">
            <text:p text:style-name="P108"><text:a xlink:type="simple" xlink:href="#r6"><text:span text:style-name="T29">Async</text:span></text:a></text:p>
          </table:table-cell>
          <table:table-cell table:style-name="Table17.A2" office:value-type="string">
            <text:p text:style-name="P108"><text:span text:style-name="T10">The Asynchronous Execution Service, used to access an </text:span><text:a xlink:type="simple" xlink:href="#r18"><text:span text:style-name="Code1"><text:span text:style-name="T31">AsyncBuilder</text:span></text:span></text:a><text:span text:style-name="Default_20_Paragraph_20_Font"><text:span text:style-name="T21"> for creating asynchronous jobs and "asynchronous mediators" for use with the builder.</text:span></text:span></text:p>
          </table:table-cell>
          <table:table-cell table:style-name="Table17.A2" office:value-type="string">
            <text:p text:style-name="P106"><text:span text:style-name="Page_20_Reference_20_Font"><text:span text:style-name="T2"><text:bookmark-ref text:reference-format="page" text:ref-name="r6"/></text:span></text:span></text:p>
          </table:table-cell>
        </table:table-row>
        <table:table-row table:style-name="Table17.1">
          <table:table-cell table:style-name="Table17.A3" office:value-type="string">
            <text:p text:style-name="P108"><text:a xlink:type="simple" xlink:href="#r18"><text:span text:style-name="T29">AsyncBuilder</text:span></text:a></text:p>
          </table:table-cell>
          <table:table-cell table:style-name="Table17.A3" office:value-type="string">
            <text:p text:style-name="P107">A Builder for asynchronous executions.</text:p>
          </table:table-cell>
          <table:table-cell table:style-name="Table17.A3" office:value-type="string">
            <text:p text:style-name="P106"><text:span text:style-name="Page_20_Reference_20_Font"><text:span text:style-name="T2"><text:bookmark-ref text:reference-format="page" text:ref-name="r18"/></text:span></text:span></text:p>
          </table:table-cell>
        </table:table-row>
        <table:table-row table:style-name="Table17.1">
          <table:table-cell table:style-name="Table17.A3" office:value-type="string">
            <text:p text:style-name="P108"><text:a xlink:type="simple" xlink:href="#r25"><text:span text:style-name="T29">AsyncCompleter</text:span></text:a></text:p>
          </table:table-cell>
          <table:table-cell table:style-name="Table17.A3" office:value-type="string">
            <text:p text:style-name="P87"><text:s/></text:p>
          </table:table-cell>
          <table:table-cell table:style-name="Table17.A3" office:value-type="string">
            <text:p text:style-name="P106"><text:span text:style-name="Page_20_Reference_20_Font"><text:span text:style-name="T2"><text:bookmark-ref text:reference-format="page" text:ref-name="r25"/></text:span></text:span></text:p>
          </table:table-cell>
        </table:table-row>
        <table:table-row table:style-name="Table17.1">
          <table:table-cell table:style-name="Table17.A3" office:value-type="string">
            <text:p text:style-name="P108"><text:a xlink:type="simple" xlink:href="#r32"><text:span text:style-name="T29">CompletionCallback</text:span></text:a></text:p>
          </table:table-cell>
          <table:table-cell table:style-name="Table17.A3" office:value-type="string">
            <text:p text:style-name="P108"><text:span text:style-name="T10">This callback is passed to </text:span><text:a xlink:type="simple" xlink:href="#r18"><text:span text:style-name="Code1"><text:span text:style-name="T31">AsyncBuilder</text:span></text:span></text:a><text:span text:style-name="Default_20_Paragraph_20_Font"><text:span text:style-name="T21"> by users when they wish to be notified about the completion of their tasks.</text:span></text:span></text:p>
          </table:table-cell>
          <table:table-cell table:style-name="Table17.A3" office:value-type="string">
            <text:p text:style-name="P106"><text:span text:style-name="Page_20_Reference_20_Font"><text:span text:style-name="T2"><text:bookmark-ref text:reference-format="page" text:ref-name="r32"/></text:span></text:span></text:p>
          </table:table-cell>
        </table:table-row>
        <table:table-row table:style-name="Table17.1">
          <table:table-cell table:style-name="Table17.A3" office:value-type="string">
            <text:p text:style-name="P108"><text:a xlink:type="simple" xlink:href="#r34"><text:span text:style-name="T29">FailureCallback</text:span></text:a></text:p>
          </table:table-cell>
          <table:table-cell table:style-name="Table17.A3" office:value-type="string">
            <text:p text:style-name="P108"><text:span text:style-name="T10">This callback is passed to </text:span><text:a xlink:type="simple" xlink:href="#r18"><text:span text:style-name="Code1"><text:span text:style-name="T31">AsyncBuilder</text:span></text:span></text:a><text:span text:style-name="Default_20_Paragraph_20_Font"><text:span text:style-name="T21"> by users when they wish to be notified about failures in their execution.</text:span></text:span></text:p>
          </table:table-cell>
          <table:table-cell table:style-name="Table17.A3" office:value-type="string">
            <text:p text:style-name="P106"><text:span text:style-name="Page_20_Reference_20_Font"><text:span text:style-name="T2"><text:bookmark-ref text:reference-format="page" text:ref-name="r34"/></text:span></text:span></text:p>
          </table:table-cell>
        </table:table-row>
        <table:table-row table:style-name="Table17.1">
          <table:table-cell table:style-name="Table17.A3" office:value-type="string">
            <text:p text:style-name="P108"><text:a xlink:type="simple" xlink:href="#r36"><text:span text:style-name="T29">SuccessCallback</text:span></text:a></text:p>
          </table:table-cell>
          <table:table-cell table:style-name="Table17.A3" office:value-type="string">
            <text:p text:style-name="P108"><text:span text:style-name="T10">This callback is passed to </text:span><text:a xlink:type="simple" xlink:href="#r18"><text:span text:style-name="Code1"><text:span text:style-name="T31">AsyncBuilder</text:span></text:span></text:a><text:span text:style-name="Default_20_Paragraph_20_Font"><text:span text:style-name="T21"> by users when they wishe to be notified about successful completion of their tasks.</text:span></text:span></text:p>
          </table:table-cell>
          <table:table-cell table:style-name="Table17.A3" office:value-type="string">
            <text:p text:style-name="P106"><text:span text:style-name="Page_20_Reference_20_Font"><text:span text:style-name="T2"><text:bookmark-ref text:reference-format="page" text:ref-name="r36"/></text:span></text:span></text:p>
          </table:table-cell>
        </table:table-row>
        <table:table-row table:style-name="Table17.1">
          <table:table-cell table:style-name="Table17.A3" office:value-type="string">
            <text:p text:style-name="P108"><text:a xlink:type="simple" xlink:href="#r38"><text:span text:style-name="T29">VoidMethodCall</text:span></text:a></text:p>
          </table:table-cell>
          <table:table-cell table:style-name="Table17.A3" office:value-type="string">
            <text:p text:style-name="P108"><text:span text:style-name="T10">This interface is used with </text:span><text:a xlink:type="simple" xlink:href="#r6"><text:span text:style-name="Code1"><text:span text:style-name="T31">Async</text:span></text:span></text:a><text:span text:style-name="Default_20_Paragraph_20_Font"><text:span text:style-name="T21"> and </text:span></text:span><text:a xlink:type="simple" xlink:href="#r18"><text:span text:style-name="Code1"><text:span text:style-name="T31">AsyncBuilder</text:span></text:span></text:a><text:span text:style-name="Default_20_Paragraph_20_Font"><text:span text:style-name="T21"> when making asynchronous calls of void methods.</text:span></text:span></text:p>
          </table:table-cell>
          <table:table-cell table:style-name="Table17.A3" office:value-type="string">
            <text:p text:style-name="P106"><text:span text:style-name="Page_20_Reference_20_Font"><text:span text:style-name="T2"><text:bookmark-ref text:reference-format="page" text:ref-name="r38"/></text:span></text:span></text:p>
          </table:table-cell>
        </table:table-row>
      </table:table>
      <text:p text:style-name="P9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2"><text:span text:style-name="Summary_20_Heading_20_Font1"><text:span text:style-name="T8">Exception Summary</text:span></text:span></text:p>
          </table:table-cell>
          <table:covered-table-cell/>
          <table:table-cell table:style-name="Table18.A1" office:value-type="string">
            <text:p text:style-name="P113"><text:span text:style-name="Page_20_Reference_20_Font"><text:span text:style-name="T14">Page</text:span></text:span></text:p>
          </table:table-cell>
        </table:table-row>
        <table:table-row table:style-name="Table18.1">
          <table:table-cell table:style-name="Table18.A2" office:value-type="string">
            <text:p text:style-name="P108"><text:a xlink:type="simple" xlink:href="#r30"><text:span text:style-name="T27">AsyncException</text:span></text:a></text:p>
          </table:table-cell>
          <table:table-cell table:style-name="Table18.A2" office:value-type="string">
            <text:p text:style-name="P108"><text:span text:style-name="T11">This Exception is passed to a </text:span><text:a xlink:type="simple" xlink:href="#r34"><text:span text:style-name="Code1"><text:span text:style-name="T30">FailureCallback</text:span></text:span></text:a><text:span text:style-name="Default_20_Paragraph_20_Font"><text:span text:style-name="T22"> or returned as the cause of an </text:span></text:span><text:span text:style-name="Code1"><text:span text:style-name="T15">ExecutionException</text:span></text:span><text:span text:style-name="Default_20_Paragraph_20_Font"><text:span text:style-name="T22"> from </text:span></text:span><text:span text:style-name="Code1"><text:span text:style-name="T15">Future.get()</text:span></text:span><text:span text:style-name="Default_20_Paragraph_20_Font"><text:span text:style-name="T22"> when there was a problem starting the Asynchronous task.</text:span></text:span></text:p>
          </table:table-cell>
          <table:table-cell table:style-name="Table18.A2" office:value-type="string">
            <text:p text:style-name="P109"><text:span text:style-name="Page_20_Reference_20_Font"><text:span text:style-name="T8"><text:bookmark-ref text:reference-format="page" text:ref-name="r30"/></text:span></text:span></text:p>
          </table:table-cell>
        </table:table-row>
      </table:table>
      <text:p text:style-name="P60"><text:bookmark text:name="r6"/>Interface Async</text:p>
      <text:p text:style-name="P116"><text:a xlink:type="simple" xlink:href="#r2"><text:span text:style-name="T33">org.osgi.service.async</text:span></text:a></text:p>
      <text:p text:style-name="P114"/>
      <text:p text:style-name="P119"><text:span text:style-name="Code2"><text:span text:style-name="T8">public interface </text:span></text:span><text:span text:style-name="Code2"><text:span text:style-name="T14">Async</text:span></text:span></text:p>
      <text:p text:style-name="P96"><text:span text:style-name="T11">The Asynchronous Execution Service, used to access an </text:span><text:a xlink:type="simple" xlink:href="#r18"><text:span text:style-name="Code2"><text:span text:style-name="T30">AsyncBuilder</text:span></text:span></text:a><text:span text:style-name="Default_20_Paragraph_20_Font"><text:span text:style-name="T22"> for creating asynchronous jobs and "asynchronous mediators" for use with the builder. Typical usage:</text:span></text:span></text:p>
      <text:p text:style-name="P95">   Async async = ctx.getService(asyncRef);<text:line-break/>   <text:line-break/>   ServiceReference&lt;MyService&gt; ref = ctx.getServiceReference(MyService.class);<text:line-break/>   <text:line-break/>   MyService asyncMediator = async.createAsyncMediator(ref);<text:line-break/>   <text:line-break/>   Future&lt;BigInteger&gt; result = async.build(asyncMediator.getSumOverAllValues())<text:line-break/>                                         .asPromise();</text:p>
      <text:p text:style-name="P85">Calls can be made in parallel, chained, and callbacks can be made. For more information about this usage see AsyncBuilder</text:p>
      <text:p text:style-name="P12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1"><text:span text:style-name="Summary_20_Heading_20_Font2"><text:span text:style-name="T8">Method Summary</text:span></text:span></text:p>
          </table:table-cell>
          <table:covered-table-cell/>
          <table:table-cell table:style-name="Table19.A1" office:value-type="string">
            <text:p text:style-name="P122"><text:span text:style-name="Page_20_Reference_20_Font"><text:span text:style-name="T14">Page</text:span></text:span></text:p>
          </table:table-cell>
        </table:table-row>
        <table:table-row table:style-name="Table19.1">
          <table:table-cell table:style-name="Table19.A2" office:value-type="string">
            <text:p text:style-name="P123"><text:a xlink:type="simple" xlink:href="#r18"><text:span text:style-name="Code_20_Small1"><text:span text:style-name="T30">AsyncBuilder</text:span></text:span></text:a><text:span text:style-name="Code_20_Small1"><text:span text:style-name="T15">&lt;Void&gt;</text:span></text:span></text:p>
          </table:table-cell>
          <table:table-cell table:style-name="Table19.A2" office:value-type="string">
            <text:p text:style-name="P97"><text:a xlink:type="simple" xlink:href="#r5"><text:span text:style-name="Code2"><text:span text:style-name="T32">build</text:span></text:span></text:a><text:span text:style-name="Code2"><text:span text:style-name="T16">(</text:span></text:span><text:a xlink:type="simple" xlink:href="#r38"><text:span text:style-name="Code2"><text:span text:style-name="T31">VoidMethodCall</text:span></text:span></text:a><text:span text:style-name="Code2"><text:span text:style-name="T16"> call)</text:span></text:span></text:p>
            <text:p text:style-name="P126"><text:span text:style-name="T11">Create an </text:span><text:a xlink:type="simple" xlink:href="#r18"><text:span text:style-name="Code2"><text:span text:style-name="T30">AsyncBuilder</text:span></text:span></text:a><text:span text:style-name="Default_20_Paragraph_20_Font"><text:span text:style-name="T22"> for building asynchronous executions.</text:span></text:span></text:p>
          </table:table-cell>
          <table:table-cell table:style-name="Table19.C2" office:value-type="string">
            <text:p text:style-name="P124"><text:span text:style-name="Page_20_Reference_20_Font"><text:span text:style-name="T8"><text:bookmark-ref text:reference-format="page" text:ref-name="r5"/></text:span></text:span></text:p>
          </table:table-cell>
        </table:table-row>
        <table:table-row table:style-name="Table19.1">
          <table:table-cell table:style-name="Table19.A3" office:value-type="string">
            <text:p text:style-name="P123"><text:a xlink:type="simple" xlink:href="#r18"><text:span text:style-name="Code_20_Small1"><text:span text:style-name="T30">AsyncBuilder</text:span></text:span></text:a><text:span text:style-name="Code_20_Small1"><text:span text:style-name="T15">&lt;T&gt;</text:span></text:span></text:p>
          </table:table-cell>
          <table:table-cell table:style-name="Table19.A3" office:value-type="string">
            <text:p text:style-name="P97"><text:a xlink:type="simple" xlink:href="#r4"><text:span text:style-name="Code2"><text:span text:style-name="T32">build</text:span></text:span></text:a><text:span text:style-name="Code2"><text:span text:style-name="T16">(T call)</text:span></text:span></text:p>
            <text:p text:style-name="P126"><text:span text:style-name="T11">Create an </text:span><text:a xlink:type="simple" xlink:href="#r18"><text:span text:style-name="Code2"><text:span text:style-name="T30">AsyncBuilder</text:span></text:span></text:a><text:span text:style-name="Default_20_Paragraph_20_Font"><text:span text:style-name="T22"> for building asynchronous executions.</text:span></text:span></text:p>
          </table:table-cell>
          <table:table-cell table:style-name="Table19.C3" office:value-type="string">
            <text:p text:style-name="P124"><text:span text:style-name="Page_20_Reference_20_Font"><text:span text:style-name="T8"><text:bookmark-ref text:reference-format="page" text:ref-name="r4"/></text:span></text:span></text:p>
          </table:table-cell>
        </table:table-row>
        <table:table-row table:style-name="Table19.1">
          <table:table-cell table:style-name="Table19.A3" office:value-type="string">
            <text:p text:style-name="P123"><text:span text:style-name="Code_20_Small1"><text:span text:style-name="T8">T</text:span></text:span></text:p>
          </table:table-cell>
          <table:table-cell table:style-name="Table19.A3" office:value-type="string">
            <text:p text:style-name="P97"><text:a xlink:type="simple" xlink:href="#r3"><text:span text:style-name="Code2"><text:span text:style-name="T32">createAsyncMediator</text:span></text:span></text:a><text:span text:style-name="Code2"><text:span text:style-name="T16">(&lt;any&gt; ref)</text:span></text:span></text:p>
            <text:p text:style-name="P127">Create an asynchronous mediator for this service reference.</text:p>
          </table:table-cell>
          <table:table-cell table:style-name="Table19.C3" office:value-type="string">
            <text:p text:style-name="P124"><text:span text:style-name="Page_20_Reference_20_Font"><text:span text:style-name="T8"><text:bookmark-ref text:reference-format="page" text:ref-name="r3"/></text:span></text:span></text:p>
          </table:table-cell>
        </table:table-row>
      </table:table>
      <text:p text:style-name="P70">Method Detail</text:p>
      <text:p text:style-name="P71"><text:bookmark text:name="r3"/>createAsyncMediator</text:p>
      <text:p text:style-name="P98"><text:span text:style-name="Code2"><text:span text:style-name="T8">T </text:span></text:span><text:span text:style-name="Code2"><text:span text:style-name="T14">createAsyncMediator</text:span></text:span><text:span text:style-name="Code2"><text:span text:style-name="T18">(&lt;any&gt; ref)</text:span></text:span></text:p>
      <text:p text:style-name="P128"><text:span text:style-name="T11">Create an asynchronous mediator for this service reference. The mediator will implement all of the interfaces declared in the </text:span><text:span text:style-name="Code2"><text:span text:style-name="T8">org.osgi.framework.Constants.OBJECTCLASS</text:span></text:span><text:span text:style-name="Default_20_Paragraph_20_Font"><text:span text:style-name="T20"> property of the </text:span></text:span><text:span text:style-name="Code2"><text:span text:style-name="T8">org.osgi.framework.ServiceReference</text:span></text:span><text:span text:style-name="Default_20_Paragraph_20_Font"><text:span text:style-name="T20">. Method calls made on this mediator will not invoke the real service, and will not block.</text:span></text:span></text:p>
      <text:p text:style-name="P130">Returns:</text:p>
      <text:p text:style-name="P103">An asynchronous mediator for use with the AsyncBuilder returned by this service</text:p>
      <text:p text:style-name="P134"/>
      <text:p text:style-name="P72"><text:bookmark text:name="r4"/>build</text:p>
      <text:p text:style-name="P98"><text:a xlink:type="simple" xlink:href="#r18"><text:span text:style-name="Code2"><text:span text:style-name="T30">AsyncBuilder</text:span></text:span></text:a><text:span text:style-name="Code2"><text:span text:style-name="T15">&lt;T&gt; </text:span></text:span><text:span text:style-name="Code2"><text:span text:style-name="T17">build</text:span></text:span><text:span text:style-name="Code2"><text:span text:style-name="T16">(T call)<text:line-break/>               throws IllegalStateException</text:span></text:span></text:p>
      <text:p text:style-name="P128"><text:span text:style-name="T11">Create an </text:span><text:a xlink:type="simple" xlink:href="#r18"><text:span text:style-name="Code2"><text:span text:style-name="T30">AsyncBuilder</text:span></text:span></text:a><text:span text:style-name="Default_20_Paragraph_20_Font"><text:span text:style-name="T22"> for building asynchronous executions.</text:span></text:span></text:p>
      <text:p text:style-name="P130">Parameters:</text:p>
      <text:p text:style-name="P101"><text:span text:style-name="Code2"><text:span text:style-name="T8">call</text:span></text:span><text:span text:style-name="Default_20_Paragraph_20_Font"><text:span text:style-name="T20"> - the return value of a method call made on an async mediator created by </text:span></text:span><text:a xlink:type="simple" xlink:href="#r6"><text:span text:style-name="Code2"><text:span text:style-name="T30">createAsyncMediator(ServiceReference)</text:span></text:span></text:a></text:p>
      <text:p text:style-name="P130">Returns:</text:p>
      <text:p text:style-name="P103">throws IllegalStateException if no calls have been made to an async mediator by the current thread</text:p>
      <text:p text:style-name="P130"><text:soft-page-break/>Throws:</text:p>
      <text:p text:style-name="P101"><text:span text:style-name="Code2"><text:span text:style-name="T8">IllegalStateException</text:span></text:span></text:p>
      <text:p text:style-name="P134"/>
      <text:p text:style-name="P72"><text:bookmark text:name="r5"/>build</text:p>
      <text:p text:style-name="P98"><text:a xlink:type="simple" xlink:href="#r18"><text:span text:style-name="Code2"><text:span text:style-name="T30">AsyncBuilder</text:span></text:span></text:a><text:span text:style-name="Code2"><text:span text:style-name="T15">&lt;Void&gt; </text:span></text:span><text:span text:style-name="Code2"><text:span text:style-name="T17">build</text:span></text:span><text:span text:style-name="Code2"><text:span text:style-name="T16">(</text:span></text:span><text:a xlink:type="simple" xlink:href="#r38"><text:span text:style-name="Code2"><text:span text:style-name="T31">VoidMethodCall</text:span></text:span></text:a><text:span text:style-name="Code2"><text:span text:style-name="T16"> call)<text:line-break/>                  throws IllegalStateException</text:span></text:span></text:p>
      <text:p text:style-name="P128"><text:span text:style-name="T11">Create an </text:span><text:a xlink:type="simple" xlink:href="#r18"><text:span text:style-name="Code2"><text:span text:style-name="T30">AsyncBuilder</text:span></text:span></text:a><text:span text:style-name="Default_20_Paragraph_20_Font"><text:span text:style-name="T22"> for building asynchronous executions. Use this method when you wish to asynchronously call a void method.</text:span></text:span></text:p>
      <text:p text:style-name="P130">Parameters:</text:p>
      <text:p text:style-name="P101"><text:span text:style-name="Code2"><text:span text:style-name="T8">call</text:span></text:span><text:span text:style-name="Default_20_Paragraph_20_Font"><text:span text:style-name="T20"> - A </text:span></text:span><text:a xlink:type="simple" xlink:href="#r38"><text:span text:style-name="Code2"><text:span text:style-name="T30">VoidMethodCall</text:span></text:span></text:a><text:span text:style-name="Default_20_Paragraph_20_Font"><text:span text:style-name="T22"> that invokes a void method on the async mediator object</text:span></text:span></text:p>
      <text:p text:style-name="P130">Returns:</text:p>
      <text:p text:style-name="P102"><text:span text:style-name="T11">throws IllegalStateException if after calling </text:span><text:a xlink:type="simple" xlink:href="#r37"><text:span text:style-name="Code2"><text:span text:style-name="T30">VoidMethodCall.invokeVoid()</text:span></text:span></text:a><text:span text:style-name="Default_20_Paragraph_20_Font"><text:span text:style-name="T22"> no calls have been made to an async mediator by the current thread</text:span></text:span></text:p>
      <text:p text:style-name="P130">Throws:</text:p>
      <text:p text:style-name="P101"><text:span text:style-name="Code2"><text:span text:style-name="T8">IllegalStateException</text:span></text:span></text:p>
      <text:p text:style-name="P61"><text:bookmark text:name="r18"/>Interface AsyncBuilder</text:p>
      <text:p text:style-name="P100"><text:a xlink:type="simple" xlink:href="#r2"><text:span text:style-name="T33">org.osgi.service.async</text:span></text:a></text:p>
      <text:p text:style-name="P118">Type Parameters:</text:p>
      <text:p text:style-name="P131"><text:bookmark text:name="r7"/><text:span text:style-name="Code2"><text:span text:style-name="T8">T</text:span></text:span><text:span text:style-name="Default_20_Paragraph_20_Font"><text:span text:style-name="T20"> - The current return type of the Asychronous task.</text:span></text:span></text:p>
      <text:p text:style-name="P57">All Superinterfaces:</text:p>
      <text:p text:style-name="P132"><text:a xlink:type="simple" xlink:href="#r25"><text:span text:style-name="T28">AsyncCompleter</text:span></text:a><text:span text:style-name="Default_20_Paragraph_20_Font"><text:span text:style-name="T12">&lt;T&gt;</text:span></text:span></text:p>
      <text:p text:style-name="P114"/>
      <text:p text:style-name="P135"><text:span text:style-name="Code2"><text:span text:style-name="T8">public interface </text:span></text:span><text:span text:style-name="Code2"><text:span text:style-name="T14">AsyncBuilder</text:span></text:span></text:p>
      <text:p text:style-name="P98"><text:span text:style-name="Code2"><text:span text:style-name="T8">extends </text:span></text:span><text:a xlink:type="simple" xlink:href="#r25"><text:span text:style-name="Code2"><text:span text:style-name="T30">AsyncCompleter</text:span></text:span></text:a><text:span text:style-name="Code2"><text:span text:style-name="T15">&lt;T&gt;</text:span></text:span></text:p>
      <text:p text:style-name="P85">A Builder for asynchronous executions. It allows multiple tasks to be executed in parallel, or sequentially, or a mixture of both</text:p>
      <text:p text:style-name="P12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1"><text:span text:style-name="Summary_20_Heading_20_Font2"><text:span text:style-name="T8">Method Summary</text:span></text:span></text:p>
          </table:table-cell>
          <table:covered-table-cell/>
          <table:table-cell table:style-name="Table20.A1" office:value-type="string">
            <text:p text:style-name="P122"><text:span text:style-name="Page_20_Reference_20_Font"><text:span text:style-name="T14">Page</text:span></text:span></text:p>
          </table:table-cell>
        </table:table-row>
        <table:table-row table:style-name="Table20.1">
          <table:table-cell table:style-name="Table20.A2" office:value-type="string">
            <text:p text:style-name="P123"><text:a xlink:type="simple" xlink:href="#r18"><text:span text:style-name="Code_20_Small1"><text:span text:style-name="T30">AsyncBuilder</text:span></text:span></text:a><text:span text:style-name="Code_20_Small1"><text:span text:style-name="T15">&lt;Void&gt;</text:span></text:span></text:p>
          </table:table-cell>
          <table:table-cell table:style-name="Table20.A2" office:value-type="string">
            <text:p text:style-name="P97"><text:a xlink:type="simple" xlink:href="#r17"><text:span text:style-name="Code2"><text:span text:style-name="T32">afterAll</text:span></text:span></text:a><text:span text:style-name="Code2"><text:span text:style-name="T16">(</text:span></text:span><text:a xlink:type="simple" xlink:href="#r38"><text:span text:style-name="Code2"><text:span text:style-name="T31">VoidMethodCall</text:span></text:span></text:a><text:span text:style-name="Code2"><text:span text:style-name="T16"> nextCall)</text:span></text:span></text:p>
            <text:p text:style-name="P127">Indicate that another asynchronous service call should be made, and that it may only begin to execute after the completion of all of the previous calls.</text:p>
          </table:table-cell>
          <table:table-cell table:style-name="Table20.C2" office:value-type="string">
            <text:p text:style-name="P124"><text:span text:style-name="Page_20_Reference_20_Font"><text:span text:style-name="T8"><text:bookmark-ref text:reference-format="page" text:ref-name="r17"/></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V&gt;</text:span></text:span></text:p>
          </table:table-cell>
          <table:table-cell table:style-name="Table20.A3" office:value-type="string">
            <text:p text:style-name="P97"><text:a xlink:type="simple" xlink:href="#r16"><text:span text:style-name="Code2"><text:span text:style-name="T32">afterAll</text:span></text:span></text:a><text:span text:style-name="Code2"><text:span text:style-name="T16">(V nextCall)</text:span></text:span></text:p>
            <text:p text:style-name="P127">Indicate that another asynchronous service call should be made, and that it may only begin to execute after the completion of all of the previous calls.</text:p>
          </table:table-cell>
          <table:table-cell table:style-name="Table20.C3" office:value-type="string">
            <text:p text:style-name="P124"><text:span text:style-name="Page_20_Reference_20_Font"><text:span text:style-name="T8"><text:bookmark-ref text:reference-format="page" text:ref-name="r16"/></text:span></text:span></text:p>
          </table:table-cell>
        </table:table-row>
        <table:table-row table:style-name="Table20.1">
          <table:table-cell table:style-name="Table20.A3" office:value-type="string">
            <text:p text:style-name="P123"><text:a xlink:type="simple" xlink:href="#r25"><text:span text:style-name="Code_20_Small1"><text:span text:style-name="T30">AsyncCompleter</text:span></text:span></text:a><text:span text:style-name="Code_20_Small1"><text:span text:style-name="T15">&lt;Void&gt;</text:span></text:span></text:p>
          </table:table-cell>
          <table:table-cell table:style-name="Table20.A3" office:value-type="string">
            <text:p text:style-name="P97"><text:a xlink:type="simple" xlink:href="#r8"><text:span text:style-name="Code2"><text:span text:style-name="T32">andFinally</text:span></text:span></text:a><text:span text:style-name="Code2"><text:span text:style-name="T16">()</text:span></text:span></text:p>
            <text:p text:style-name="P127">Calling this method indicates to the framework that no new steps will be added to this task.</text:p>
          </table:table-cell>
          <table:table-cell table:style-name="Table20.C3" office:value-type="string">
            <text:p text:style-name="P124"><text:span text:style-name="Page_20_Reference_20_Font"><text:span text:style-name="T8"><text:bookmark-ref text:reference-format="page" text:ref-name="r8"/></text:span></text:span></text:p>
          </table:table-cell>
        </table:table-row>
        <table:table-row table:style-name="Table20.1">
          <table:table-cell table:style-name="Table20.A3" office:value-type="string">
            <text:p text:style-name="P123"><text:a xlink:type="simple" xlink:href="#r25"><text:span text:style-name="Code_20_Small1"><text:span text:style-name="T30">AsyncCompleter</text:span></text:span></text:a><text:span text:style-name="Code_20_Small1"><text:span text:style-name="T15">&lt;</text:span></text:span><text:a xlink:type="simple" xlink:href="#r7"><text:span text:style-name="Code_20_Small1"><text:span text:style-name="T30">T</text:span></text:span></text:a><text:span text:style-name="Code_20_Small1"><text:span text:style-name="T15">&gt;</text:span></text:span></text:p>
          </table:table-cell>
          <table:table-cell table:style-name="Table20.A3" office:value-type="string">
            <text:p text:style-name="P97"><text:a xlink:type="simple" xlink:href="#r11"><text:span text:style-name="Code2"><text:span text:style-name="T32">onCompletion</text:span></text:span></text:a><text:span text:style-name="Code2"><text:span text:style-name="T16">(</text:span></text:span><text:a xlink:type="simple" xlink:href="#r32"><text:span text:style-name="Code2"><text:span text:style-name="T31">CompletionCallback</text:span></text:span></text:a><text:span text:style-name="Code2"><text:span text:style-name="T16"> always)</text:span></text:span></text:p>
            <text:p text:style-name="P127">Register a callback that should be made when the current step of this task has completed.</text:p>
          </table:table-cell>
          <table:table-cell table:style-name="Table20.C3" office:value-type="string">
            <text:p text:style-name="P124"><text:span text:style-name="Page_20_Reference_20_Font"><text:span text:style-name="T8"><text:bookmark-ref text:reference-format="page" text:ref-name="r11"/></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text:span></text:span><text:a xlink:type="simple" xlink:href="#r7"><text:span text:style-name="Code_20_Small1"><text:span text:style-name="T30">T</text:span></text:span></text:a><text:span text:style-name="Code_20_Small1"><text:span text:style-name="T15">&gt;</text:span></text:span></text:p>
          </table:table-cell>
          <table:table-cell table:style-name="Table20.A3" office:value-type="string">
            <text:p text:style-name="P97"><text:a xlink:type="simple" xlink:href="#r10"><text:span text:style-name="Code2"><text:span text:style-name="T32">onFailure</text:span></text:span></text:a><text:span text:style-name="Code2"><text:span text:style-name="T16">(</text:span></text:span><text:a xlink:type="simple" xlink:href="#r34"><text:span text:style-name="Code2"><text:span text:style-name="T31">FailureCallback</text:span></text:span></text:a><text:span text:style-name="Code2"><text:span text:style-name="T16"> onFailure)</text:span></text:span></text:p>
            <text:p text:style-name="P127">Register a callback that should be made if the current step of the asynchronous execution fails to complete successfully.</text:p>
          </table:table-cell>
          <table:table-cell table:style-name="Table20.C3" office:value-type="string">
            <text:p text:style-name="P124"><text:span text:style-name="Page_20_Reference_20_Font"><text:span text:style-name="T8"><text:bookmark-ref text:reference-format="page" text:ref-name="r10"/></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text:span></text:span><text:a xlink:type="simple" xlink:href="#r7"><text:span text:style-name="Code_20_Small1"><text:span text:style-name="T30">T</text:span></text:span></text:a><text:span text:style-name="Code_20_Small1"><text:span text:style-name="T15">&gt;</text:span></text:span></text:p>
          </table:table-cell>
          <table:table-cell table:style-name="Table20.A3" office:value-type="string">
            <text:p text:style-name="P97"><text:a xlink:type="simple" xlink:href="#r9"><text:span text:style-name="Code2"><text:span text:style-name="T32">onSuccess</text:span></text:span></text:a><text:span text:style-name="Code2"><text:span text:style-name="T16">(</text:span></text:span><text:a xlink:type="simple" xlink:href="#r36"><text:span text:style-name="Code2"><text:span text:style-name="T31">SuccessCallback</text:span></text:span></text:a><text:span text:style-name="Code2"><text:span text:style-name="T16">&lt;? super </text:span></text:span><text:a xlink:type="simple" xlink:href="#r7"><text:span text:style-name="Code2"><text:span text:style-name="T31">T</text:span></text:span></text:a><text:span text:style-name="Code2"><text:span text:style-name="T16">&gt; onSuccess)</text:span></text:span></text:p>
            <text:p text:style-name="P127">Register a callback that should be made if the current step of the asynchronous execution completes successfully.</text:p>
          </table:table-cell>
          <table:table-cell table:style-name="Table20.C3" office:value-type="string">
            <text:p text:style-name="P124"><text:span text:style-name="Page_20_Reference_20_Font"><text:span text:style-name="T8"><text:bookmark-ref text:reference-format="page" text:ref-name="r9"/></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Void&gt;</text:span></text:span></text:p>
          </table:table-cell>
          <table:table-cell table:style-name="Table20.A3" office:value-type="string">
            <text:p text:style-name="P97"><text:a xlink:type="simple" xlink:href="#r13"><text:span text:style-name="Code2"><text:span text:style-name="T32">parallel</text:span></text:span></text:a><text:span text:style-name="Code2"><text:span text:style-name="T16">(</text:span></text:span><text:a xlink:type="simple" xlink:href="#r38"><text:span text:style-name="Code2"><text:span text:style-name="T31">VoidMethodCall</text:span></text:span></text:a><text:span text:style-name="Code2"><text:span text:style-name="T16"> parallelCall)</text:span></text:span></text:p>
            <text:p text:style-name="P127">Indicate that another asynchronous service call should be made, and that it may execute in parallel with the current call.</text:p>
          </table:table-cell>
          <table:table-cell table:style-name="Table20.C3" office:value-type="string">
            <text:p text:style-name="P124"><text:span text:style-name="Page_20_Reference_20_Font"><text:span text:style-name="T8"><text:bookmark-ref text:reference-format="page" text:ref-name="r13"/></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V&gt;</text:span></text:span></text:p>
          </table:table-cell>
          <table:table-cell table:style-name="Table20.A3" office:value-type="string">
            <text:p text:style-name="P97"><text:a xlink:type="simple" xlink:href="#r12"><text:span text:style-name="Code2"><text:span text:style-name="T32">parallel</text:span></text:span></text:a><text:span text:style-name="Code2"><text:span text:style-name="T16">(V parallelCall)</text:span></text:span></text:p>
            <text:p text:style-name="P127">Indicate that another asynchronous service call should be made, and that it may execute in parallel with the current call.</text:p>
          </table:table-cell>
          <table:table-cell table:style-name="Table20.C3" office:value-type="string">
            <text:p text:style-name="P124"><text:span text:style-name="Page_20_Reference_20_Font"><text:span text:style-name="T8"><text:bookmark-ref text:reference-format="page" text:ref-name="r12"/></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Void&gt;</text:span></text:span></text:p>
          </table:table-cell>
          <table:table-cell table:style-name="Table20.A3" office:value-type="string">
            <text:p text:style-name="P97"><text:a xlink:type="simple" xlink:href="#r15"><text:span text:style-name="Code2"><text:span text:style-name="T32">then</text:span></text:span></text:a><text:span text:style-name="Code2"><text:span text:style-name="T16">(</text:span></text:span><text:a xlink:type="simple" xlink:href="#r38"><text:span text:style-name="Code2"><text:span text:style-name="T31">VoidMethodCall</text:span></text:span></text:a><text:span text:style-name="Code2"><text:span text:style-name="T16"> parallelCall)</text:span></text:span></text:p>
            <text:p text:style-name="P127">Indicate that another asynchronous service call should be made, and that it may only begin to execute after the completion of the current call.</text:p>
          </table:table-cell>
          <table:table-cell table:style-name="Table20.C3" office:value-type="string">
            <text:p text:style-name="P124"><text:span text:style-name="Page_20_Reference_20_Font"><text:span text:style-name="T8"><text:bookmark-ref text:reference-format="page" text:ref-name="r15"/></text:span></text:span></text:p>
          </table:table-cell>
        </table:table-row>
        <table:table-row table:style-name="Table20.1">
          <table:table-cell table:style-name="Table20.A3" office:value-type="string">
            <text:p text:style-name="P123"><text:a xlink:type="simple" xlink:href="#r18"><text:span text:style-name="Code_20_Small1"><text:span text:style-name="T30">AsyncBuilder</text:span></text:span></text:a><text:span text:style-name="Code_20_Small1"><text:span text:style-name="T15">&lt;V&gt;</text:span></text:span></text:p>
          </table:table-cell>
          <table:table-cell table:style-name="Table20.A3" office:value-type="string">
            <text:p text:style-name="P97"><text:a xlink:type="simple" xlink:href="#r14"><text:span text:style-name="Code2"><text:span text:style-name="T32">then</text:span></text:span></text:a><text:span text:style-name="Code2"><text:span text:style-name="T16">(V nextCall)</text:span></text:span></text:p>
            <text:p text:style-name="P127">Indicate that another asynchronous service call should be made, and that it may only begin to execute after the completion of the current call.</text:p>
          </table:table-cell>
          <table:table-cell table:style-name="Table20.C3" office:value-type="string">
            <text:p text:style-name="P124"><text:span text:style-name="Page_20_Reference_20_Font"><text:span text:style-name="T8"><text:bookmark-ref text:reference-format="page" text:ref-name="r14"/></text:span></text:span></text:p>
          </table:table-cell>
        </table:table-row>
      </table:table>
      <text:p text:style-name="P91"/>
      <table:table table:name="Table21" table:style-name="Table21">
        <table:table-column table:style-name="Table21.A"/>
        <table:table-row table:style-name="Table21.1">
          <table:table-cell table:style-name="Table21.A1" office:value-type="string">
            <text:p text:style-name="P112"><text:span text:style-name="T13">Methods inherited from interface org.osgi.service.async.</text:span><text:a xlink:type="simple" xlink:href="#r25"><text:span text:style-name="T27">AsyncCompleter</text:span></text:a></text:p>
          </table:table-cell>
        </table:table-row>
        <table:table-row table:style-name="Table21.2">
          <table:table-cell table:style-name="Table21.A2" office:value-type="string">
            <text:p text:style-name="P108"><text:a xlink:type="simple" xlink:href="#r20"><text:span text:style-name="Code2"><text:span text:style-name="T30">asPromise</text:span></text:span></text:a><text:span text:style-name="Code2"><text:span text:style-name="T15">, </text:span></text:span><text:a xlink:type="simple" xlink:href="#r21"><text:span text:style-name="Code2"><text:span text:style-name="T30">asPromises</text:span></text:span></text:a><text:span text:style-name="Code2"><text:span text:style-name="T15">, </text:span></text:span><text:a xlink:type="simple" xlink:href="#r19"><text:span text:style-name="Code2"><text:span text:style-name="T30">launch</text:span></text:span></text:a></text:p>
          </table:table-cell>
        </table:table-row>
      </table:table>
      <text:p text:style-name="P70">Method Detail</text:p>
      <text:p text:style-name="P71"><text:bookmark text:name="r8"/>andFinally</text:p>
      <text:p text:style-name="P98"><text:a xlink:type="simple" xlink:href="#r25"><text:span text:style-name="Code2"><text:span text:style-name="T30">AsyncCompleter</text:span></text:span></text:a><text:span text:style-name="Code2"><text:span text:style-name="T15">&lt;Void&gt; </text:span></text:span><text:span text:style-name="Code2"><text:span text:style-name="T17">andFinally</text:span></text:span><text:span text:style-name="Code2"><text:span text:style-name="T16">()</text:span></text:span></text:p>
      <text:p text:style-name="P129"><text:soft-page-break/>Calling this method indicates to the framework that no new steps will be added to this task. Calling this method changes the behaviour of subsequently added success and failure callbacks, which will now apply to the aggregate task as a whole.</text:p>
      <text:p text:style-name="P130">Returns:</text:p>
      <text:p text:style-name="P103">An AsyncCompleter that can be used to register callbacks for the entire asynchronous task</text:p>
      <text:p text:style-name="P134"/>
      <text:p text:style-name="P72"><text:bookmark text:name="r9"/>onSuccess</text:p>
      <text:p text:style-name="P98"><text:a xlink:type="simple" xlink:href="#r18"><text:span text:style-name="Code2"><text:span text:style-name="T30">AsyncBuilder</text:span></text:span></text:a><text:span text:style-name="Code2"><text:span text:style-name="T15">&lt;</text:span></text:span><text:a xlink:type="simple" xlink:href="#r7"><text:span text:style-name="Code2"><text:span text:style-name="T30">T</text:span></text:span></text:a><text:span text:style-name="Code2"><text:span text:style-name="T15">&gt; </text:span></text:span><text:span text:style-name="Code2"><text:span text:style-name="T17">onSuccess</text:span></text:span><text:span text:style-name="Code2"><text:span text:style-name="T16">(</text:span></text:span><text:a xlink:type="simple" xlink:href="#r36"><text:span text:style-name="Code2"><text:span text:style-name="T31">SuccessCallback</text:span></text:span></text:a><text:span text:style-name="Code2"><text:span text:style-name="T16">&lt;? super </text:span></text:span><text:a xlink:type="simple" xlink:href="#r7"><text:span text:style-name="Code2"><text:span text:style-name="T31">T</text:span></text:span></text:a><text:span text:style-name="Code2"><text:span text:style-name="T16">&gt; onSuccess)</text:span></text:span></text:p>
      <text:p text:style-name="P129">Register a callback that should be made if the current step of the asynchronous execution completes successfully.</text:p>
      <text:p text:style-name="P130">Specified by:</text:p>
      <text:p text:style-name="P101"><text:a xlink:type="simple" xlink:href="#r22"><text:span text:style-name="Code2"><text:span text:style-name="T30">onSuccess</text:span></text:span></text:a><text:span text:style-name="Default_20_Paragraph_20_Font"><text:span text:style-name="T22"> in interface </text:span></text:span><text:a xlink:type="simple" xlink:href="#r25"><text:span text:style-name="Code2"><text:span text:style-name="T30">AsyncCompleter</text:span></text:span></text:a></text:p>
      <text:p text:style-name="P130">Parameters:</text:p>
      <text:p text:style-name="P101"><text:span text:style-name="Code2"><text:span text:style-name="T8">onSuccess</text:span></text:span><text:span text:style-name="Default_20_Paragraph_20_Font"><text:span text:style-name="T20"> - a callback that will be called with the value returned by this task if it has successfully completed</text:span></text:span></text:p>
      <text:p text:style-name="P134"/>
      <text:p text:style-name="P72"><text:bookmark text:name="r10"/>onFailure</text:p>
      <text:p text:style-name="P98"><text:a xlink:type="simple" xlink:href="#r18"><text:span text:style-name="Code2"><text:span text:style-name="T30">AsyncBuilder</text:span></text:span></text:a><text:span text:style-name="Code2"><text:span text:style-name="T15">&lt;</text:span></text:span><text:a xlink:type="simple" xlink:href="#r7"><text:span text:style-name="Code2"><text:span text:style-name="T30">T</text:span></text:span></text:a><text:span text:style-name="Code2"><text:span text:style-name="T15">&gt; </text:span></text:span><text:span text:style-name="Code2"><text:span text:style-name="T17">onFailure</text:span></text:span><text:span text:style-name="Code2"><text:span text:style-name="T16">(</text:span></text:span><text:a xlink:type="simple" xlink:href="#r34"><text:span text:style-name="Code2"><text:span text:style-name="T31">FailureCallback</text:span></text:span></text:a><text:span text:style-name="Code2"><text:span text:style-name="T16"> onFailure)</text:span></text:span></text:p>
      <text:p text:style-name="P129">Register a callback that should be made if the current step of the asynchronous execution fails to complete successfully.</text:p>
      <text:p text:style-name="P130">Specified by:</text:p>
      <text:p text:style-name="P101"><text:a xlink:type="simple" xlink:href="#r23"><text:span text:style-name="Code2"><text:span text:style-name="T30">onFailure</text:span></text:span></text:a><text:span text:style-name="Default_20_Paragraph_20_Font"><text:span text:style-name="T22"> in interface </text:span></text:span><text:a xlink:type="simple" xlink:href="#r25"><text:span text:style-name="Code2"><text:span text:style-name="T30">AsyncCompleter</text:span></text:span></text:a></text:p>
      <text:p text:style-name="P130">Parameters:</text:p>
      <text:p text:style-name="P101"><text:span text:style-name="Code2"><text:span text:style-name="T8">onFailure</text:span></text:span><text:span text:style-name="Default_20_Paragraph_20_Font"><text:span text:style-name="T20"> - a callback that will be called if this task fails to complete successfully</text:span></text:span></text:p>
      <text:p text:style-name="P134"/>
      <text:p text:style-name="P72"><text:bookmark text:name="r11"/>onCompletion</text:p>
      <text:p text:style-name="P98"><text:a xlink:type="simple" xlink:href="#r25"><text:span text:style-name="Code2"><text:span text:style-name="T30">AsyncCompleter</text:span></text:span></text:a><text:span text:style-name="Code2"><text:span text:style-name="T15">&lt;</text:span></text:span><text:a xlink:type="simple" xlink:href="#r7"><text:span text:style-name="Code2"><text:span text:style-name="T30">T</text:span></text:span></text:a><text:span text:style-name="Code2"><text:span text:style-name="T15">&gt; </text:span></text:span><text:span text:style-name="Code2"><text:span text:style-name="T17">onCompletion</text:span></text:span><text:span text:style-name="Code2"><text:span text:style-name="T16">(</text:span></text:span><text:a xlink:type="simple" xlink:href="#r32"><text:span text:style-name="Code2"><text:span text:style-name="T31">CompletionCallback</text:span></text:span></text:a><text:span text:style-name="Code2"><text:span text:style-name="T16"> always)</text:span></text:span></text:p>
      <text:p text:style-name="P129">Register a callback that should be made when the current step of this task has completed.</text:p>
      <text:p text:style-name="P130">Specified by:</text:p>
      <text:p text:style-name="P101"><text:a xlink:type="simple" xlink:href="#r24"><text:span text:style-name="Code2"><text:span text:style-name="T30">onCompletion</text:span></text:span></text:a><text:span text:style-name="Default_20_Paragraph_20_Font"><text:span text:style-name="T22"> in interface </text:span></text:span><text:a xlink:type="simple" xlink:href="#r25"><text:span text:style-name="Code2"><text:span text:style-name="T30">AsyncCompleter</text:span></text:span></text:a></text:p>
      <text:p text:style-name="P130">Parameters:</text:p>
      <text:p text:style-name="P101"><text:span text:style-name="Code2"><text:span text:style-name="T8">always</text:span></text:span><text:span text:style-name="Default_20_Paragraph_20_Font"><text:span text:style-name="T20"> - a callback that will be called when all parts of this task have completed</text:span></text:span></text:p>
      <text:p text:style-name="P134"/>
      <text:p text:style-name="P72"><text:bookmark text:name="r12"/>parallel</text:p>
      <text:p text:style-name="P98"><text:a xlink:type="simple" xlink:href="#r18"><text:span text:style-name="Code2"><text:span text:style-name="T30">AsyncBuilder</text:span></text:span></text:a><text:span text:style-name="Code2"><text:span text:style-name="T15">&lt;V&gt; </text:span></text:span><text:span text:style-name="Code2"><text:span text:style-name="T17">parallel</text:span></text:span><text:span text:style-name="Code2"><text:span text:style-name="T16">(V parallelCall)</text:span></text:span></text:p>
      <text:p text:style-name="P128"><text:span text:style-name="T11">Indicate that another asynchronous service call should be made, and that it may execute in parallel with the current call. Whether or not this call does execute in parallel is determined by the number and availability of threads in the underlying implementation. Note that this call establishes a new AsyncBuilder context, meaning that any subsequent calls to </text:span><text:a xlink:type="simple" xlink:href="#r10"><text:span text:style-name="Code2"><text:span text:style-name="T30">onFailure(FailureCallback)</text:span></text:span></text:a><text:span text:style-name="Default_20_Paragraph_20_Font"><text:span text:style-name="T22">, and related methods will be for the new execution result.</text:span></text:span></text:p>
      <text:p text:style-name="P130">Returns:</text:p>
      <text:p text:style-name="P103">An AsyncBuilder representing the new context</text:p>
      <text:p text:style-name="P134"/>
      <text:p text:style-name="P72"><text:bookmark text:name="r13"/><text:soft-page-break/>parallel</text:p>
      <text:p text:style-name="P98"><text:a xlink:type="simple" xlink:href="#r18"><text:span text:style-name="Code2"><text:span text:style-name="T30">AsyncBuilder</text:span></text:span></text:a><text:span text:style-name="Code2"><text:span text:style-name="T15">&lt;Void&gt; </text:span></text:span><text:span text:style-name="Code2"><text:span text:style-name="T17">parallel</text:span></text:span><text:span text:style-name="Code2"><text:span text:style-name="T16">(</text:span></text:span><text:a xlink:type="simple" xlink:href="#r38"><text:span text:style-name="Code2"><text:span text:style-name="T31">VoidMethodCall</text:span></text:span></text:a><text:span text:style-name="Code2"><text:span text:style-name="T16"> parallelCall)</text:span></text:span></text:p>
      <text:p text:style-name="P128"><text:span text:style-name="T11">Indicate that another asynchronous service call should be made, and that it may execute in parallel with the current call. Whether or not this call does execute in parallel is determined by the number and availability of threads in the underlying implementation. Note that this call establishes a new AsyncBuilder context, meaning that any subsequent calls to </text:span><text:a xlink:type="simple" xlink:href="#r10"><text:span text:style-name="Code2"><text:span text:style-name="T30">onFailure(FailureCallback)</text:span></text:span></text:a><text:span text:style-name="Default_20_Paragraph_20_Font"><text:span text:style-name="T22">, and related methods will be for the new execution result.</text:span></text:span></text:p>
      <text:p text:style-name="P130">Returns:</text:p>
      <text:p text:style-name="P103">An AsyncBuilder representing the new context</text:p>
      <text:p text:style-name="P134"/>
      <text:p text:style-name="P72"><text:bookmark text:name="r14"/>then</text:p>
      <text:p text:style-name="P98"><text:a xlink:type="simple" xlink:href="#r18"><text:span text:style-name="Code2"><text:span text:style-name="T30">AsyncBuilder</text:span></text:span></text:a><text:span text:style-name="Code2"><text:span text:style-name="T15">&lt;V&gt; </text:span></text:span><text:span text:style-name="Code2"><text:span text:style-name="T17">then</text:span></text:span><text:span text:style-name="Code2"><text:span text:style-name="T16">(V nextCall)</text:span></text:span></text:p>
      <text:p text:style-name="P128"><text:span text:style-name="T11">Indicate that another asynchronous service call should be made, and that it may only begin to execute after the completion of the current call. Note that execution of the new task is only blocked by the current task, other parallel executions may not have completed when the new task starts. If you wish to wait for all parallel tasks to complete then you should use the </text:span><text:a xlink:type="simple" xlink:href="#r16"><text:span text:style-name="Code2"><text:span text:style-name="T30">afterAll(Object)</text:span></text:span></text:a><text:span text:style-name="Default_20_Paragraph_20_Font"><text:span text:style-name="T22"> method. Note that this call establishes a new AsyncBuilder context, meaning that any subsequent calls to </text:span></text:span><text:a xlink:type="simple" xlink:href="#r10"><text:span text:style-name="Code2"><text:span text:style-name="T30">onFailure(FailureCallback)</text:span></text:span></text:a><text:span text:style-name="Default_20_Paragraph_20_Font"><text:span text:style-name="T22">, and related methods will be for the new execution result.</text:span></text:span></text:p>
      <text:p text:style-name="P130">Returns:</text:p>
      <text:p text:style-name="P103">An AsyncBuilder representing the new context</text:p>
      <text:p text:style-name="P134"/>
      <text:p text:style-name="P72"><text:bookmark text:name="r15"/>then</text:p>
      <text:p text:style-name="P98"><text:a xlink:type="simple" xlink:href="#r18"><text:span text:style-name="Code2"><text:span text:style-name="T30">AsyncBuilder</text:span></text:span></text:a><text:span text:style-name="Code2"><text:span text:style-name="T15">&lt;Void&gt; </text:span></text:span><text:span text:style-name="Code2"><text:span text:style-name="T17">then</text:span></text:span><text:span text:style-name="Code2"><text:span text:style-name="T16">(</text:span></text:span><text:a xlink:type="simple" xlink:href="#r38"><text:span text:style-name="Code2"><text:span text:style-name="T31">VoidMethodCall</text:span></text:span></text:a><text:span text:style-name="Code2"><text:span text:style-name="T16"> parallelCall)</text:span></text:span></text:p>
      <text:p text:style-name="P128"><text:span text:style-name="T11">Indicate that another asynchronous service call should be made, and that it may only begin to execute after the completion of the current call. Note that execution of the new task is only blocked by the current task, other parallel executions may not have completed when the new task starts. If you wish to wait for all parallel tasks to complete then you should use the </text:span><text:a xlink:type="simple" xlink:href="#r17"><text:span text:style-name="Code2"><text:span text:style-name="T30">afterAll(VoidMethodCall)</text:span></text:span></text:a><text:span text:style-name="Default_20_Paragraph_20_Font"><text:span text:style-name="T22"> method. Note that this call establishes a new AsyncBuilder context, meaning that any subsequent calls to </text:span></text:span><text:a xlink:type="simple" xlink:href="#r10"><text:span text:style-name="Code2"><text:span text:style-name="T30">onFailure(FailureCallback)</text:span></text:span></text:a><text:span text:style-name="Default_20_Paragraph_20_Font"><text:span text:style-name="T22">, and related methods will be for the new execution result.</text:span></text:span></text:p>
      <text:p text:style-name="P130">Returns:</text:p>
      <text:p text:style-name="P103">An AsyncBuilder representing the new context</text:p>
      <text:p text:style-name="P134"/>
      <text:p text:style-name="P72"><text:bookmark text:name="r16"/>afterAll</text:p>
      <text:p text:style-name="P98"><text:a xlink:type="simple" xlink:href="#r18"><text:span text:style-name="Code2"><text:span text:style-name="T30">AsyncBuilder</text:span></text:span></text:a><text:span text:style-name="Code2"><text:span text:style-name="T15">&lt;V&gt; </text:span></text:span><text:span text:style-name="Code2"><text:span text:style-name="T17">afterAll</text:span></text:span><text:span text:style-name="Code2"><text:span text:style-name="T16">(V nextCall)</text:span></text:span></text:p>
      <text:p text:style-name="P128"><text:span text:style-name="T11">Indicate that another asynchronous service call should be made, and that it may only begin to execute after the completion of all of the previous calls. have completed. Note that execution of the new task is blocked by all previous tasks Note that this call establishes a new AsyncBuilder context, meaning that any subsequent calls to </text:span><text:a xlink:type="simple" xlink:href="#r10"><text:span text:style-name="Code2"><text:span text:style-name="T30">onFailure(FailureCallback)</text:span></text:span></text:a><text:span text:style-name="Default_20_Paragraph_20_Font"><text:span text:style-name="T22">, and related methods will be for the new execution result.</text:span></text:span></text:p>
      <text:p text:style-name="P130">Returns:</text:p>
      <text:p text:style-name="P103">An AsyncBuilder representing the new context</text:p>
      <text:p text:style-name="P134"/>
      <text:p text:style-name="P72"><text:bookmark text:name="r17"/><text:soft-page-break/>afterAll</text:p>
      <text:p text:style-name="P98"><text:a xlink:type="simple" xlink:href="#r18"><text:span text:style-name="Code2"><text:span text:style-name="T30">AsyncBuilder</text:span></text:span></text:a><text:span text:style-name="Code2"><text:span text:style-name="T15">&lt;Void&gt; </text:span></text:span><text:span text:style-name="Code2"><text:span text:style-name="T17">afterAll</text:span></text:span><text:span text:style-name="Code2"><text:span text:style-name="T16">(</text:span></text:span><text:a xlink:type="simple" xlink:href="#r38"><text:span text:style-name="Code2"><text:span text:style-name="T31">VoidMethodCall</text:span></text:span></text:a><text:span text:style-name="Code2"><text:span text:style-name="T16"> nextCall)</text:span></text:span></text:p>
      <text:p text:style-name="P128"><text:span text:style-name="T11">Indicate that another asynchronous service call should be made, and that it may only begin to execute after the completion of all of the previous calls. have completed. Note that execution of the new task is blocked by all previous tasks Note that this call establishes a new AsyncBuilder context, meaning that any subsequent calls to </text:span><text:a xlink:type="simple" xlink:href="#r10"><text:span text:style-name="Code2"><text:span text:style-name="T30">onFailure(FailureCallback)</text:span></text:span></text:a><text:span text:style-name="Default_20_Paragraph_20_Font"><text:span text:style-name="T22">, and related methods will be for the new execution result.</text:span></text:span></text:p>
      <text:p text:style-name="P130">Returns:</text:p>
      <text:p text:style-name="P103">An AsyncBuilder representing the new context</text:p>
      <text:p text:style-name="P62"><text:bookmark text:name="r25"/>Interface AsyncCompleter</text:p>
      <text:p text:style-name="P116"><text:a xlink:type="simple" xlink:href="#r2"><text:span text:style-name="T33">org.osgi.service.async</text:span></text:a></text:p>
      <text:p text:style-name="P57">All Known Subinterfaces:</text:p>
      <text:p text:style-name="P132"><text:a xlink:type="simple" xlink:href="#r18"><text:span text:style-name="T28">AsyncBuilder</text:span></text:a></text:p>
      <text:p text:style-name="P114"/>
      <text:p text:style-name="P136"><text:span text:style-name="Code2"><text:span text:style-name="T8">public interface </text:span></text:span><text:span text:style-name="Code2"><text:span text:style-name="T14">AsyncCompleter</text:span></text:span></text:p>
      <text:p text:style-name="P12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1"><text:span text:style-name="Summary_20_Heading_20_Font2"><text:span text:style-name="T8">Method Summary</text:span></text:span></text:p>
          </table:table-cell>
          <table:covered-table-cell/>
          <table:table-cell table:style-name="Table22.A1" office:value-type="string">
            <text:p text:style-name="P122"><text:span text:style-name="Page_20_Reference_20_Font"><text:span text:style-name="T14">Page</text:span></text:span></text:p>
          </table:table-cell>
        </table:table-row>
        <table:table-row table:style-name="Table22.1">
          <table:table-cell table:style-name="Table22.A2" office:value-type="string">
            <text:p text:style-name="P123"><text:span text:style-name="Code_20_Small1"><text:span text:style-name="T8">Future&lt;</text:span></text:span><text:a xlink:type="simple" xlink:href="#r25"><text:span text:style-name="Code_20_Small1"><text:span text:style-name="T30">T</text:span></text:span></text:a><text:span text:style-name="Code_20_Small1"><text:span text:style-name="T15">&gt;</text:span></text:span></text:p>
          </table:table-cell>
          <table:table-cell table:style-name="Table22.A2" office:value-type="string">
            <text:p text:style-name="P97"><text:a xlink:type="simple" xlink:href="#r20"><text:span text:style-name="Code2"><text:span text:style-name="T32">asPromise</text:span></text:span></text:a><text:span text:style-name="Code2"><text:span text:style-name="T16">()</text:span></text:span></text:p>
            <text:p text:style-name="P127">Complete building this asynchronous task, returning a Future that can be used to obtain the result of the asynchronous execution.</text:p>
          </table:table-cell>
          <table:table-cell table:style-name="Table22.C2" office:value-type="string">
            <text:p text:style-name="P124"><text:span text:style-name="Page_20_Reference_20_Font"><text:span text:style-name="T8"><text:bookmark-ref text:reference-format="page" text:ref-name="r20"/></text:span></text:span></text:p>
          </table:table-cell>
        </table:table-row>
        <table:table-row table:style-name="Table22.1">
          <table:table-cell table:style-name="Table22.A3" office:value-type="string">
            <text:p text:style-name="P123"><text:span text:style-name="Code_20_Small1"><text:span text:style-name="T8">List&lt;Future&lt;?&gt;&gt;</text:span></text:span></text:p>
          </table:table-cell>
          <table:table-cell table:style-name="Table22.A3" office:value-type="string">
            <text:p text:style-name="P97"><text:a xlink:type="simple" xlink:href="#r21"><text:span text:style-name="Code2"><text:span text:style-name="T32">asPromises</text:span></text:span></text:a><text:span text:style-name="Code2"><text:span text:style-name="T16">()</text:span></text:span></text:p>
            <text:p text:style-name="P127">Complete building this asynchronous task, returning a list of Futures that can be used to obtain the results of the component parts of this asynchronous execution.</text:p>
          </table:table-cell>
          <table:table-cell table:style-name="Table22.C3" office:value-type="string">
            <text:p text:style-name="P124"><text:span text:style-name="Page_20_Reference_20_Font"><text:span text:style-name="T8"><text:bookmark-ref text:reference-format="page" text:ref-name="r21"/></text:span></text:span></text:p>
          </table:table-cell>
        </table:table-row>
        <table:table-row table:style-name="Table22.1">
          <table:table-cell table:style-name="Table22.A3" office:value-type="string">
            <text:p text:style-name="P123"><text:span text:style-name="Code_20_Small1"><text:span text:style-name="T8">void</text:span></text:span></text:p>
          </table:table-cell>
          <table:table-cell table:style-name="Table22.A3" office:value-type="string">
            <text:p text:style-name="P97"><text:a xlink:type="simple" xlink:href="#r19"><text:span text:style-name="Code2"><text:span text:style-name="T32">launch</text:span></text:span></text:a><text:span text:style-name="Code2"><text:span text:style-name="T16">()</text:span></text:span></text:p>
            <text:p text:style-name="P127">Complete building this asynchronous task, enabling it to be run.</text:p>
          </table:table-cell>
          <table:table-cell table:style-name="Table22.C3" office:value-type="string">
            <text:p text:style-name="P124"><text:span text:style-name="Page_20_Reference_20_Font"><text:span text:style-name="T8"><text:bookmark-ref text:reference-format="page" text:ref-name="r19"/></text:span></text:span></text:p>
          </table:table-cell>
        </table:table-row>
        <table:table-row table:style-name="Table22.1">
          <table:table-cell table:style-name="Table22.A3" office:value-type="string">
            <text:p text:style-name="P123"><text:a xlink:type="simple" xlink:href="#r25"><text:span text:style-name="Code_20_Small1"><text:span text:style-name="T30">AsyncCompleter</text:span></text:span></text:a><text:span text:style-name="Code_20_Small1"><text:span text:style-name="T15">&lt;</text:span></text:span><text:a xlink:type="simple" xlink:href="#r25"><text:span text:style-name="Code_20_Small1"><text:span text:style-name="T30">T</text:span></text:span></text:a><text:span text:style-name="Code_20_Small1"><text:span text:style-name="T15">&gt;</text:span></text:span></text:p>
          </table:table-cell>
          <table:table-cell table:style-name="Table22.A3" office:value-type="string">
            <text:p text:style-name="P97"><text:a xlink:type="simple" xlink:href="#r24"><text:span text:style-name="Code2"><text:span text:style-name="T32">onCompletion</text:span></text:span></text:a><text:span text:style-name="Code2"><text:span text:style-name="T16">(</text:span></text:span><text:a xlink:type="simple" xlink:href="#r32"><text:span text:style-name="Code2"><text:span text:style-name="T31">CompletionCallback</text:span></text:span></text:a><text:span text:style-name="Code2"><text:span text:style-name="T16"> always)</text:span></text:span></text:p>
            <text:p text:style-name="P127">Register a callback that should be made when all steps of this task have completed.</text:p>
          </table:table-cell>
          <table:table-cell table:style-name="Table22.C3" office:value-type="string">
            <text:p text:style-name="P124"><text:span text:style-name="Page_20_Reference_20_Font"><text:span text:style-name="T8"><text:bookmark-ref text:reference-format="page" text:ref-name="r24"/></text:span></text:span></text:p>
          </table:table-cell>
        </table:table-row>
        <table:table-row table:style-name="Table22.1">
          <table:table-cell table:style-name="Table22.A3" office:value-type="string">
            <text:p text:style-name="P123"><text:a xlink:type="simple" xlink:href="#r25"><text:span text:style-name="Code_20_Small1"><text:span text:style-name="T30">AsyncCompleter</text:span></text:span></text:a><text:span text:style-name="Code_20_Small1"><text:span text:style-name="T15">&lt;</text:span></text:span><text:a xlink:type="simple" xlink:href="#r25"><text:span text:style-name="Code_20_Small1"><text:span text:style-name="T30">T</text:span></text:span></text:a><text:span text:style-name="Code_20_Small1"><text:span text:style-name="T15">&gt;</text:span></text:span></text:p>
          </table:table-cell>
          <table:table-cell table:style-name="Table22.A3" office:value-type="string">
            <text:p text:style-name="P97"><text:a xlink:type="simple" xlink:href="#r23"><text:span text:style-name="Code2"><text:span text:style-name="T32">onFailure</text:span></text:span></text:a><text:span text:style-name="Code2"><text:span text:style-name="T16">(</text:span></text:span><text:a xlink:type="simple" xlink:href="#r34"><text:span text:style-name="Code2"><text:span text:style-name="T31">FailureCallback</text:span></text:span></text:a><text:span text:style-name="Code2"><text:span text:style-name="T16"> onFailure)</text:span></text:span></text:p>
            <text:p text:style-name="P127">Register a callback that should be made if any step of the aggregate task fails to complete successfully.</text:p>
          </table:table-cell>
          <table:table-cell table:style-name="Table22.C3" office:value-type="string">
            <text:p text:style-name="P124"><text:span text:style-name="Page_20_Reference_20_Font"><text:span text:style-name="T8"><text:bookmark-ref text:reference-format="page" text:ref-name="r23"/></text:span></text:span></text:p>
          </table:table-cell>
        </table:table-row>
        <table:table-row table:style-name="Table22.1">
          <table:table-cell table:style-name="Table22.A3" office:value-type="string">
            <text:p text:style-name="P123"><text:a xlink:type="simple" xlink:href="#r25"><text:span text:style-name="Code_20_Small1"><text:span text:style-name="T30">AsyncCompleter</text:span></text:span></text:a><text:span text:style-name="Code_20_Small1"><text:span text:style-name="T15">&lt;</text:span></text:span><text:a xlink:type="simple" xlink:href="#r25"><text:span text:style-name="Code_20_Small1"><text:span text:style-name="T30">T</text:span></text:span></text:a><text:span text:style-name="Code_20_Small1"><text:span text:style-name="T15">&gt;</text:span></text:span></text:p>
          </table:table-cell>
          <table:table-cell table:style-name="Table22.A3" office:value-type="string">
            <text:p text:style-name="P97"><text:a xlink:type="simple" xlink:href="#r22"><text:span text:style-name="Code2"><text:span text:style-name="T32">onSuccess</text:span></text:span></text:a><text:span text:style-name="Code2"><text:span text:style-name="T16">(</text:span></text:span><text:a xlink:type="simple" xlink:href="#r36"><text:span text:style-name="Code2"><text:span text:style-name="T31">SuccessCallback</text:span></text:span></text:a><text:span text:style-name="Code2"><text:span text:style-name="T16">&lt;? super </text:span></text:span><text:a xlink:type="simple" xlink:href="#r25"><text:span text:style-name="Code2"><text:span text:style-name="T31">T</text:span></text:span></text:a><text:span text:style-name="Code2"><text:span text:style-name="T16">&gt; onSuccess)</text:span></text:span></text:p>
            <text:p text:style-name="P127">Register a callback that should be made if all steps of this aggregate task complete successfully</text:p>
          </table:table-cell>
          <table:table-cell table:style-name="Table22.C3" office:value-type="string">
            <text:p text:style-name="P124"><text:span text:style-name="Page_20_Reference_20_Font"><text:span text:style-name="T8"><text:bookmark-ref text:reference-format="page" text:ref-name="r22"/></text:span></text:span></text:p>
          </table:table-cell>
        </table:table-row>
      </table:table>
      <text:p text:style-name="P70">Method Detail</text:p>
      <text:p text:style-name="P71"><text:bookmark text:name="r19"/>launch</text:p>
      <text:p text:style-name="P98"><text:span text:style-name="Code2"><text:span text:style-name="T8">void </text:span></text:span><text:span text:style-name="Code2"><text:span text:style-name="T14">launch</text:span></text:span><text:span text:style-name="Code2"><text:span text:style-name="T18">()</text:span></text:span></text:p>
      <text:p text:style-name="P129">Complete building this asynchronous task, enabling it to be run.</text:p>
      <text:p text:style-name="P137"/>
      <text:p text:style-name="P72"><text:bookmark text:name="r20"/>asPromise</text:p>
      <text:p text:style-name="P98"><text:span text:style-name="Code2"><text:span text:style-name="T8">Future&lt;</text:span></text:span><text:a xlink:type="simple" xlink:href="#r25"><text:span text:style-name="Code2"><text:span text:style-name="T30">T</text:span></text:span></text:a><text:span text:style-name="Code2"><text:span text:style-name="T15">&gt; </text:span></text:span><text:span text:style-name="Code2"><text:span text:style-name="T17">asPromise</text:span></text:span><text:span text:style-name="Code2"><text:span text:style-name="T16">()</text:span></text:span></text:p>
      <text:p text:style-name="P128"><text:span text:style-name="T11">Complete building this asynchronous task, returning a Future that can be used to obtain the result of the asynchronous execution. If there were multiple parts to this execution then this Future will only represent the state of the final task. When it </text:span><text:span text:style-name="Code2"><text:span text:style-name="T8">Future.isDone()</text:span></text:span><text:span text:style-name="Default_20_Paragraph_20_Font"><text:span text:style-name="T20"> it does not necessarily indicate that other parallel tasks have completed.</text:span></text:span></text:p>
      <text:p text:style-name="P130">Returns:</text:p>
      <text:p text:style-name="P103">The result of the final asynchronous invocation in this task as a Future</text:p>
      <text:p text:style-name="P134"/>
      <text:p text:style-name="P72"><text:bookmark text:name="r21"/>asPromises</text:p>
      <text:p text:style-name="P98"><text:span text:style-name="Code2"><text:span text:style-name="T8">List&lt;Future&lt;?&gt;&gt; </text:span></text:span><text:span text:style-name="Code2"><text:span text:style-name="T14">asPromises</text:span></text:span><text:span text:style-name="Code2"><text:span text:style-name="T18">()</text:span></text:span></text:p>
      <text:p text:style-name="P129">Complete building this asynchronous task, returning a list of Futures that can be used to obtain the results of the component parts of this asynchronous execution.</text:p>
      <text:p text:style-name="P130"><text:soft-page-break/>Returns:</text:p>
      <text:p text:style-name="P103">A List containing promises for each asynchronous invocation in the asynchronous task, in the order they were declared when building the task.</text:p>
      <text:p text:style-name="P134"/>
      <text:p text:style-name="P72"><text:bookmark text:name="r22"/>onSuccess</text:p>
      <text:p text:style-name="P98"><text:a xlink:type="simple" xlink:href="#r25"><text:span text:style-name="Code2"><text:span text:style-name="T30">AsyncCompleter</text:span></text:span></text:a><text:span text:style-name="Code2"><text:span text:style-name="T15">&lt;</text:span></text:span><text:a xlink:type="simple" xlink:href="#r25"><text:span text:style-name="Code2"><text:span text:style-name="T30">T</text:span></text:span></text:a><text:span text:style-name="Code2"><text:span text:style-name="T15">&gt; </text:span></text:span><text:span text:style-name="Code2"><text:span text:style-name="T17">onSuccess</text:span></text:span><text:span text:style-name="Code2"><text:span text:style-name="T16">(</text:span></text:span><text:a xlink:type="simple" xlink:href="#r36"><text:span text:style-name="Code2"><text:span text:style-name="T31">SuccessCallback</text:span></text:span></text:a><text:span text:style-name="Code2"><text:span text:style-name="T16">&lt;? super </text:span></text:span><text:a xlink:type="simple" xlink:href="#r25"><text:span text:style-name="Code2"><text:span text:style-name="T31">T</text:span></text:span></text:a><text:span text:style-name="Code2"><text:span text:style-name="T16">&gt; onSuccess)</text:span></text:span></text:p>
      <text:p text:style-name="P129">Register a callback that should be made if all steps of this aggregate task complete successfully</text:p>
      <text:p text:style-name="P130">Parameters:</text:p>
      <text:p text:style-name="P101"><text:span text:style-name="Code2"><text:span text:style-name="T8">onSuccess</text:span></text:span><text:span text:style-name="Default_20_Paragraph_20_Font"><text:span text:style-name="T20"> - a callback that will be called with the value </text:span></text:span><text:span text:style-name="Code2"><text:span text:style-name="T8">null</text:span></text:span><text:span text:style-name="Default_20_Paragraph_20_Font"><text:span text:style-name="T20"> if all parts of this task successfully complete</text:span></text:span></text:p>
      <text:p text:style-name="P134"/>
      <text:p text:style-name="P72"><text:bookmark text:name="r23"/>onFailure</text:p>
      <text:p text:style-name="P98"><text:a xlink:type="simple" xlink:href="#r25"><text:span text:style-name="Code2"><text:span text:style-name="T30">AsyncCompleter</text:span></text:span></text:a><text:span text:style-name="Code2"><text:span text:style-name="T15">&lt;</text:span></text:span><text:a xlink:type="simple" xlink:href="#r25"><text:span text:style-name="Code2"><text:span text:style-name="T30">T</text:span></text:span></text:a><text:span text:style-name="Code2"><text:span text:style-name="T15">&gt; </text:span></text:span><text:span text:style-name="Code2"><text:span text:style-name="T17">onFailure</text:span></text:span><text:span text:style-name="Code2"><text:span text:style-name="T16">(</text:span></text:span><text:a xlink:type="simple" xlink:href="#r34"><text:span text:style-name="Code2"><text:span text:style-name="T31">FailureCallback</text:span></text:span></text:a><text:span text:style-name="Code2"><text:span text:style-name="T16"> onFailure)</text:span></text:span></text:p>
      <text:p text:style-name="P129">Register a callback that should be made if any step of the aggregate task fails to complete successfully.</text:p>
      <text:p text:style-name="P130">Parameters:</text:p>
      <text:p text:style-name="P101"><text:span text:style-name="Code2"><text:span text:style-name="T8">onFailure</text:span></text:span><text:span text:style-name="Default_20_Paragraph_20_Font"><text:span text:style-name="T20"> - a callback that will be called when any part of this task fails to complete successfully</text:span></text:span></text:p>
      <text:p text:style-name="P134"/>
      <text:p text:style-name="P72"><text:bookmark text:name="r24"/>onCompletion</text:p>
      <text:p text:style-name="P98"><text:a xlink:type="simple" xlink:href="#r25"><text:span text:style-name="Code2"><text:span text:style-name="T30">AsyncCompleter</text:span></text:span></text:a><text:span text:style-name="Code2"><text:span text:style-name="T15">&lt;</text:span></text:span><text:a xlink:type="simple" xlink:href="#r25"><text:span text:style-name="Code2"><text:span text:style-name="T30">T</text:span></text:span></text:a><text:span text:style-name="Code2"><text:span text:style-name="T15">&gt; </text:span></text:span><text:span text:style-name="Code2"><text:span text:style-name="T17">onCompletion</text:span></text:span><text:span text:style-name="Code2"><text:span text:style-name="T16">(</text:span></text:span><text:a xlink:type="simple" xlink:href="#r32"><text:span text:style-name="Code2"><text:span text:style-name="T31">CompletionCallback</text:span></text:span></text:a><text:span text:style-name="Code2"><text:span text:style-name="T16"> always)</text:span></text:span></text:p>
      <text:p text:style-name="P129">Register a callback that should be made when all steps of this task have completed.</text:p>
      <text:p text:style-name="P130">Parameters:</text:p>
      <text:p text:style-name="P101"><text:span text:style-name="Code2"><text:span text:style-name="T8">always</text:span></text:span><text:span text:style-name="Default_20_Paragraph_20_Font"><text:span text:style-name="T20"> - a callback that will be called when all parts of this task have completed</text:span></text:span></text:p>
      <text:p text:style-name="P63"><text:bookmark text:name="r30"/>Class AsyncException</text:p>
      <text:p text:style-name="P116"><text:a xlink:type="simple" xlink:href="#r2"><text:span text:style-name="T33">org.osgi.service.async</text:span></text:a></text:p>
      <text:p text:style-name="P115"><text:span text:style-name="Code2"><text:span text:style-name="T8">java.lang.Object</text:span></text:span></text:p>
      <text:p text:style-name="P117"><text:span text:style-name="Code2"><text:span text:style-name="T8">  </text:span></text:span><text:span text:style-name="Code2"><text:span text:style-name="T8"><draw:frame draw:style-name="fr3" draw:name="graphics4" text:anchor-type="as-char" svg:width="0.397cm" svg:height="0.37cm" draw:z-index="18"><draw:image xlink:href="Pictures/100002000000000F0000000E443DCD33.png" xlink:type="simple" xlink:show="embed" xlink:actuate="onLoad"/></draw:frame></text:span></text:span><text:span text:style-name="Code2"><text:span text:style-name="T8">java.lang.Throwable</text:span></text:span></text:p>
      <text:p text:style-name="P117"><text:span text:style-name="Code2"><text:span text:style-name="T8">      </text:span></text:span><text:span text:style-name="Code2"><text:span text:style-name="T8"><draw:frame draw:style-name="fr3" draw:name="graphics5" text:anchor-type="as-char" svg:width="0.397cm" svg:height="0.37cm" draw:z-index="19"><draw:image xlink:href="Pictures/100002000000000F0000000E443DCD33.png" xlink:type="simple" xlink:show="embed" xlink:actuate="onLoad"/></draw:frame></text:span></text:span><text:span text:style-name="Code2"><text:span text:style-name="T8">java.lang.Exception</text:span></text:span></text:p>
      <text:p text:style-name="P117"><text:span text:style-name="Code2"><text:span text:style-name="T8">          </text:span></text:span><text:span text:style-name="Code2"><text:span text:style-name="T8"><draw:frame draw:style-name="fr3" draw:name="graphics6" text:anchor-type="as-char" svg:width="0.397cm" svg:height="0.37cm" draw:z-index="20"><draw:image xlink:href="Pictures/100002000000000F0000000E443DCD33.png" xlink:type="simple" xlink:show="embed" xlink:actuate="onLoad"/></draw:frame></text:span></text:span><text:span text:style-name="Code2"><text:span text:style-name="T8">java.lang.RuntimeException</text:span></text:span></text:p>
      <text:p text:style-name="P89"><text:span text:style-name="Code2"><text:span text:style-name="T8">              </text:span></text:span><text:span text:style-name="Code2"><text:span text:style-name="T8"><draw:frame draw:style-name="fr3" draw:name="graphics7" text:anchor-type="as-char" svg:width="0.397cm" svg:height="0.37cm" draw:z-index="21"><draw:image xlink:href="Pictures/100002000000000F0000000E443DCD33.png" xlink:type="simple" xlink:show="embed" xlink:actuate="onLoad"/></draw:frame></text:span></text:span><text:span text:style-name="Code2"><text:span text:style-name="T14">org.osgi.service.async.AsyncException</text:span></text:span></text:p>
      <text:p text:style-name="P57">All Implemented Interfaces:</text:p>
      <text:p text:style-name="P133">Serializable</text:p>
      <text:p text:style-name="P114"/>
      <text:p text:style-name="P135"><text:span text:style-name="Code2"><text:span text:style-name="T8">public class </text:span></text:span><text:span text:style-name="Code2"><text:span text:style-name="T14">AsyncException</text:span></text:span></text:p>
      <text:p text:style-name="P98"><text:span text:style-name="Code2"><text:span text:style-name="T8">extends RuntimeException</text:span></text:span></text:p>
      <text:p text:style-name="P88"><text:span text:style-name="T11">This Exception is passed to a </text:span><text:a xlink:type="simple" xlink:href="#r34"><text:span text:style-name="Code2"><text:span text:style-name="T30">FailureCallback</text:span></text:span></text:a><text:span text:style-name="Default_20_Paragraph_20_Font"><text:span text:style-name="T22"> or returned as the cause of an </text:span></text:span><text:span text:style-name="Code2"><text:span text:style-name="T15">ExecutionException</text:span></text:span><text:span text:style-name="Default_20_Paragraph_20_Font"><text:span text:style-name="T22"> from </text:span></text:span><text:span text:style-name="Code2"><text:span text:style-name="T15">Future.get()</text:span></text:span><text:span text:style-name="Default_20_Paragraph_20_Font"><text:span text:style-name="T22"> when there was a problem starting the Asynchronous task. This may be because the backing service was unregistered, or because the Asynchronous implementation was unable to accept any more work. This Exception should not be used to wrap Exceptions thrown by the service execution. These should be given directly to the </text:span></text:span><text:a xlink:type="simple" xlink:href="#r34"><text:span text:style-name="Code2"><text:span text:style-name="T30">FailureCallback</text:span></text:span></text:a><text:span text:style-name="Default_20_Paragraph_20_Font"><text:span text:style-name="T22"> or set as the cause of an </text:span></text:span><text:span text:style-name="Code2"><text:span text:style-name="T15">ExecutionException</text:span></text:span><text:span text:style-name="Default_20_Paragraph_20_Font"><text:span text:style-name="T22"> when using </text:span></text:span><text:span text:style-name="Code2"><text:span text:style-name="T15">Future.get()</text:span></text:span></text:p>
      <text:p text:style-name="P120"/>
      <table:table table:name="Table23" table:style-name="Table23">
        <table:table-column table:style-name="Table23.A"/>
        <table:table-column table:style-name="Table23.B"/>
        <table:table-row table:style-name="Table23.1">
          <table:table-cell table:style-name="Table23.A1" office:value-type="string">
            <text:p text:style-name="P121"><text:span text:style-name="Summary_20_Heading_20_Font2"><text:span text:style-name="T8">Constructor Summary</text:span></text:span></text:p>
          </table:table-cell>
          <table:table-cell table:style-name="Table23.A1" office:value-type="string">
            <text:p text:style-name="P122"><text:span text:style-name="Page_20_Reference_20_Font"><text:span text:style-name="T14">Page</text:span></text:span></text:p>
          </table:table-cell>
        </table:table-row>
        <table:table-row table:style-name="Table23.1">
          <table:table-cell table:style-name="Table23.A2" office:value-type="string">
            <text:p text:style-name="P125"><text:a xlink:type="simple" xlink:href="#r26"><text:span text:style-name="Code2"><text:span text:style-name="T32">AsyncException</text:span></text:span></text:a><text:span text:style-name="Code2"><text:span text:style-name="T16">()</text:span></text:span></text:p>
          </table:table-cell>
          <table:table-cell table:style-name="Table23.B2" office:value-type="string">
            <text:p text:style-name="P124"><text:span text:style-name="Page_20_Reference_20_Font"><text:span text:style-name="T8"><text:bookmark-ref text:reference-format="page" text:ref-name="r26"/></text:span></text:span></text:p>
          </table:table-cell>
        </table:table-row>
        <table:table-row table:style-name="Table23.1">
          <table:table-cell table:style-name="Table23.A3" office:value-type="string">
            <text:p text:style-name="P125"><text:a xlink:type="simple" xlink:href="#r28"><text:span text:style-name="Code2"><text:span text:style-name="T32">AsyncException</text:span></text:span></text:a><text:span text:style-name="Code2"><text:span text:style-name="T16">(String message)</text:span></text:span></text:p>
          </table:table-cell>
          <table:table-cell table:style-name="Table23.B3" office:value-type="string">
            <text:p text:style-name="P124"><text:span text:style-name="Page_20_Reference_20_Font"><text:span text:style-name="T8"><text:bookmark-ref text:reference-format="page" text:ref-name="r28"/></text:span></text:span></text:p>
          </table:table-cell>
        </table:table-row>
        <table:table-row table:style-name="Table23.1">
          <table:table-cell table:style-name="Table23.A3" office:value-type="string">
            <text:p text:style-name="P125"><text:a xlink:type="simple" xlink:href="#r27"><text:span text:style-name="Code2"><text:span text:style-name="T32">AsyncException</text:span></text:span></text:a><text:span text:style-name="Code2"><text:span text:style-name="T16">(String message, Throwable cause)</text:span></text:span></text:p>
          </table:table-cell>
          <table:table-cell table:style-name="Table23.B3" office:value-type="string">
            <text:p text:style-name="P124"><text:span text:style-name="Page_20_Reference_20_Font"><text:span text:style-name="T8"><text:bookmark-ref text:reference-format="page" text:ref-name="r27"/></text:span></text:span></text:p>
          </table:table-cell>
        </table:table-row>
        <table:table-row table:style-name="Table23.1">
          <table:table-cell table:style-name="Table23.A3" office:value-type="string">
            <text:p text:style-name="P125"><text:a xlink:type="simple" xlink:href="#r29"><text:span text:style-name="Code2"><text:span text:style-name="T32">AsyncException</text:span></text:span></text:a><text:span text:style-name="Code2"><text:span text:style-name="T16">(Throwable cause)</text:span></text:span></text:p>
          </table:table-cell>
          <table:table-cell table:style-name="Table23.B3" office:value-type="string">
            <text:p text:style-name="P124"><text:span text:style-name="Page_20_Reference_20_Font"><text:span text:style-name="T8"><text:bookmark-ref text:reference-format="page" text:ref-name="r29"/></text:span></text:span></text:p>
          </table:table-cell>
        </table:table-row>
      </table:table>
      <text:p text:style-name="P70">Constructor Detail</text:p>
      <text:p text:style-name="P71"><text:bookmark text:name="r26"/>AsyncException</text:p>
      <text:p text:style-name="P98"><text:span text:style-name="Code2"><text:span text:style-name="T8">public </text:span></text:span><text:span text:style-name="Code2"><text:span text:style-name="T14">AsyncException</text:span></text:span><text:span text:style-name="Code2"><text:span text:style-name="T18">()</text:span></text:span></text:p>
      <text:p text:style-name="P137"/>
      <text:p text:style-name="P72"><text:bookmark text:name="r27"/>AsyncException</text:p>
      <text:p text:style-name="P98"><text:span text:style-name="Code2"><text:span text:style-name="T8">public </text:span></text:span><text:span text:style-name="Code2"><text:span text:style-name="T14">AsyncException</text:span></text:span><text:span text:style-name="Code2"><text:span text:style-name="T18">(String message,<text:line-break/>                      Throwable cause)</text:span></text:span></text:p>
      <text:p text:style-name="P137"/>
      <text:p text:style-name="P72"><text:bookmark text:name="r28"/>AsyncException</text:p>
      <text:p text:style-name="P98"><text:span text:style-name="Code2"><text:span text:style-name="T8">public </text:span></text:span><text:span text:style-name="Code2"><text:span text:style-name="T14">AsyncException</text:span></text:span><text:span text:style-name="Code2"><text:span text:style-name="T18">(String message)</text:span></text:span></text:p>
      <text:p text:style-name="P137"/>
      <text:p text:style-name="P72"><text:bookmark text:name="r29"/>AsyncException</text:p>
      <text:p text:style-name="P98"><text:span text:style-name="Code2"><text:span text:style-name="T8">public </text:span></text:span><text:span text:style-name="Code2"><text:span text:style-name="T14">AsyncException</text:span></text:span><text:span text:style-name="Code2"><text:span text:style-name="T18">(Throwable cause)</text:span></text:span></text:p>
      <text:p text:style-name="P64"><text:bookmark text:name="r32"/>Interface CompletionCallback</text:p>
      <text:p text:style-name="P116"><text:a xlink:type="simple" xlink:href="#r2"><text:span text:style-name="T33">org.osgi.service.async</text:span></text:a></text:p>
      <text:p text:style-name="P114"/>
      <text:p text:style-name="P119"><text:span text:style-name="Code2"><text:span text:style-name="T8">public interface </text:span></text:span><text:span text:style-name="Code2"><text:span text:style-name="T14">CompletionCallback</text:span></text:span></text:p>
      <text:p text:style-name="P88"><text:span text:style-name="T11">This callback is passed to </text:span><text:a xlink:type="simple" xlink:href="#r18"><text:span text:style-name="Code2"><text:span text:style-name="T30">AsyncBuilder</text:span></text:span></text:a><text:span text:style-name="Default_20_Paragraph_20_Font"><text:span text:style-name="T22"> by users when they wish to be notified about the completion of their tasks. It will be called when the task completes, regardless of whether it was successful or unsuccessful.</text:span></text:span></text:p>
      <text:p text:style-name="P12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1"><text:span text:style-name="Summary_20_Heading_20_Font2"><text:span text:style-name="T8">Method Summary</text:span></text:span></text:p>
          </table:table-cell>
          <table:covered-table-cell/>
          <table:table-cell table:style-name="Table24.A1" office:value-type="string">
            <text:p text:style-name="P122"><text:span text:style-name="Page_20_Reference_20_Font"><text:span text:style-name="T14">Page</text:span></text:span></text:p>
          </table:table-cell>
        </table:table-row>
        <table:table-row table:style-name="Table24.1">
          <table:table-cell table:style-name="Table24.A2" office:value-type="string">
            <text:p text:style-name="P123"><text:span text:style-name="Code_20_Small1"><text:span text:style-name="T8">void</text:span></text:span></text:p>
          </table:table-cell>
          <table:table-cell table:style-name="Table24.A2" office:value-type="string">
            <text:p text:style-name="P97"><text:a xlink:type="simple" xlink:href="#r31"><text:span text:style-name="Code2"><text:span text:style-name="T32">complete</text:span></text:span></text:a><text:span text:style-name="Code2"><text:span text:style-name="T16">()</text:span></text:span></text:p>
            <text:p text:style-name="P127">Called by the Asynchronous Services runtime to notify that an asynchronous call completed.</text:p>
          </table:table-cell>
          <table:table-cell table:style-name="Table24.C2" office:value-type="string">
            <text:p text:style-name="P124"><text:span text:style-name="Page_20_Reference_20_Font"><text:span text:style-name="T8"><text:bookmark-ref text:reference-format="page" text:ref-name="r31"/></text:span></text:span></text:p>
          </table:table-cell>
        </table:table-row>
      </table:table>
      <text:p text:style-name="P70">Method Detail</text:p>
      <text:p text:style-name="P71"><text:bookmark text:name="r31"/>complete</text:p>
      <text:p text:style-name="P98"><text:span text:style-name="Code2"><text:span text:style-name="T8">void </text:span></text:span><text:span text:style-name="Code2"><text:span text:style-name="T14">complete</text:span></text:span><text:span text:style-name="Code2"><text:span text:style-name="T18">()</text:span></text:span></text:p>
      <text:p text:style-name="P129">Called by the Asynchronous Services runtime to notify that an asynchronous call completed. The task may, or may not, have been successful.</text:p>
      <text:p text:style-name="P65"><text:bookmark text:name="r34"/>Interface FailureCallback</text:p>
      <text:p text:style-name="P116"><text:a xlink:type="simple" xlink:href="#r2"><text:span text:style-name="T33">org.osgi.service.async</text:span></text:a></text:p>
      <text:p text:style-name="P114"/>
      <text:p text:style-name="P119"><text:span text:style-name="Code2"><text:span text:style-name="T8">public interface </text:span></text:span><text:span text:style-name="Code2"><text:span text:style-name="T14">FailureCallback</text:span></text:span></text:p>
      <text:p text:style-name="P88"><text:span text:style-name="T11">This callback is passed to </text:span><text:a xlink:type="simple" xlink:href="#r18"><text:span text:style-name="Code2"><text:span text:style-name="T30">AsyncBuilder</text:span></text:span></text:a><text:span text:style-name="Default_20_Paragraph_20_Font"><text:span text:style-name="T22"> by users when they wish to be notified about failures in their execution.</text:span></text:span></text:p>
      <text:p text:style-name="P12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1"><text:span text:style-name="Summary_20_Heading_20_Font2"><text:span text:style-name="T8">Method Summary</text:span></text:span></text:p>
          </table:table-cell>
          <table:covered-table-cell/>
          <table:table-cell table:style-name="Table25.A1" office:value-type="string">
            <text:p text:style-name="P122"><text:span text:style-name="Page_20_Reference_20_Font"><text:span text:style-name="T14">Page</text:span></text:span></text:p>
          </table:table-cell>
        </table:table-row>
        <table:table-row table:style-name="Table25.1">
          <table:table-cell table:style-name="Table25.A2" office:value-type="string">
            <text:p text:style-name="P123"><text:span text:style-name="Code_20_Small1"><text:span text:style-name="T8">void</text:span></text:span></text:p>
          </table:table-cell>
          <table:table-cell table:style-name="Table25.A2" office:value-type="string">
            <text:p text:style-name="P97"><text:a xlink:type="simple" xlink:href="#r33"><text:span text:style-name="Code2"><text:span text:style-name="T32">failure</text:span></text:span></text:a><text:span text:style-name="Code2"><text:span text:style-name="T16">(Throwable t)</text:span></text:span></text:p>
            <text:p text:style-name="P127">Called by the Asynchronous Services runtime to notify that an asynchronous call failed to complete normally.</text:p>
          </table:table-cell>
          <table:table-cell table:style-name="Table25.C2" office:value-type="string">
            <text:p text:style-name="P124"><text:span text:style-name="Page_20_Reference_20_Font"><text:span text:style-name="T8"><text:bookmark-ref text:reference-format="page" text:ref-name="r33"/></text:span></text:span></text:p>
          </table:table-cell>
        </table:table-row>
      </table:table>
      <text:p text:style-name="P70">Method Detail</text:p>
      <text:p text:style-name="P71"><text:bookmark text:name="r33"/>failure</text:p>
      <text:p text:style-name="P98"><text:span text:style-name="Code2"><text:span text:style-name="T8">void </text:span></text:span><text:span text:style-name="Code2"><text:span text:style-name="T14">failure</text:span></text:span><text:span text:style-name="Code2"><text:span text:style-name="T18">(Throwable t)</text:span></text:span></text:p>
      <text:p text:style-name="P129">Called by the Asynchronous Services runtime to notify that an asynchronous call failed to complete normally. This may mean that the task could not be called at all, or that it threw an Exception while running.</text:p>
      <text:p text:style-name="P66"><text:bookmark text:name="r36"/>Interface SuccessCallback</text:p>
      <text:p text:style-name="P116"><text:a xlink:type="simple" xlink:href="#r2"><text:span text:style-name="T33">org.osgi.service.async</text:span></text:a></text:p>
      <text:p text:style-name="P114"/>
      <text:p text:style-name="P119"><text:span text:style-name="Code2"><text:span text:style-name="T8">public interface </text:span></text:span><text:span text:style-name="Code2"><text:span text:style-name="T14">SuccessCallback</text:span></text:span></text:p>
      <text:p text:style-name="P88"><text:span text:style-name="T11">This callback is passed to </text:span><text:a xlink:type="simple" xlink:href="#r18"><text:span text:style-name="Code2"><text:span text:style-name="T30">AsyncBuilder</text:span></text:span></text:a><text:span text:style-name="Default_20_Paragraph_20_Font"><text:span text:style-name="T22"> by users when they wishe to be notified about successful completion of their tasks.</text:span></text:span></text:p>
      <text:p text:style-name="P12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1"><text:span text:style-name="Summary_20_Heading_20_Font2"><text:span text:style-name="T8">Method Summary</text:span></text:span></text:p>
          </table:table-cell>
          <table:covered-table-cell/>
          <table:table-cell table:style-name="Table26.A1" office:value-type="string">
            <text:p text:style-name="P122"><text:span text:style-name="Page_20_Reference_20_Font"><text:span text:style-name="T14">Page</text:span></text:span></text:p>
          </table:table-cell>
        </table:table-row>
        <table:table-row table:style-name="Table26.1">
          <table:table-cell table:style-name="Table26.A2" office:value-type="string">
            <text:p text:style-name="P123"><text:span text:style-name="Code_20_Small1"><text:span text:style-name="T8">void</text:span></text:span></text:p>
          </table:table-cell>
          <table:table-cell table:style-name="Table26.A2" office:value-type="string">
            <text:p text:style-name="P97"><text:a xlink:type="simple" xlink:href="#r35"><text:span text:style-name="Code2"><text:span text:style-name="T32">success</text:span></text:span></text:a><text:span text:style-name="Code2"><text:span text:style-name="T16">(</text:span></text:span><text:a xlink:type="simple" xlink:href="#r36"><text:span text:style-name="Code2"><text:span text:style-name="T31">T</text:span></text:span></text:a><text:span text:style-name="Code2"><text:span text:style-name="T16"> returnValue)</text:span></text:span></text:p>
            <text:p text:style-name="P127">Called by the Asynchronous Services runtime to notify that an asynchronous call completed normally.</text:p>
          </table:table-cell>
          <table:table-cell table:style-name="Table26.C2" office:value-type="string">
            <text:p text:style-name="P124"><text:span text:style-name="Page_20_Reference_20_Font"><text:span text:style-name="T8"><text:bookmark-ref text:reference-format="page" text:ref-name="r35"/></text:span></text:span></text:p>
          </table:table-cell>
        </table:table-row>
      </table:table>
      <text:p text:style-name="P70">Method Detail</text:p>
      <text:p text:style-name="P71"><text:bookmark text:name="r35"/>success</text:p>
      <text:p text:style-name="P98"><text:span text:style-name="Code2"><text:span text:style-name="T8">void </text:span></text:span><text:span text:style-name="Code2"><text:span text:style-name="T14">success</text:span></text:span><text:span text:style-name="Code2"><text:span text:style-name="T18">(</text:span></text:span><text:a xlink:type="simple" xlink:href="#r36"><text:span text:style-name="Code2"><text:span text:style-name="T31">T</text:span></text:span></text:a><text:span text:style-name="Code2"><text:span text:style-name="T16"> returnValue)</text:span></text:span></text:p>
      <text:p text:style-name="P129">Called by the Asynchronous Services runtime to notify that an asynchronous call completed normally.</text:p>
      <text:p text:style-name="P130">Parameters:</text:p>
      <text:p text:style-name="P101"><text:span text:style-name="Code2"><text:span text:style-name="T8">returnValue</text:span></text:span><text:span text:style-name="Default_20_Paragraph_20_Font"><text:span text:style-name="T20"> - The value returned by the asynchronous call. This will be null for void method executions.</text:span></text:span></text:p>
      <text:p text:style-name="P67"><text:bookmark text:name="r38"/>Interface VoidMethodCall</text:p>
      <text:p text:style-name="P116"><text:a xlink:type="simple" xlink:href="#r2"><text:span text:style-name="T33">org.osgi.service.async</text:span></text:a></text:p>
      <text:p text:style-name="P114"/>
      <text:p text:style-name="P119"><text:span text:style-name="Code2"><text:span text:style-name="T8">public interface </text:span></text:span><text:span text:style-name="Code2"><text:span text:style-name="T14">VoidMethodCall</text:span></text:span></text:p>
      <text:p text:style-name="P96"><text:span text:style-name="T11">This interface is used with </text:span><text:a xlink:type="simple" xlink:href="#r6"><text:span text:style-name="Code2"><text:span text:style-name="T30">Async</text:span></text:span></text:a><text:span text:style-name="Default_20_Paragraph_20_Font"><text:span text:style-name="T22"> and </text:span></text:span><text:a xlink:type="simple" xlink:href="#r18"><text:span text:style-name="Code2"><text:span text:style-name="T30">AsyncBuilder</text:span></text:span></text:a><text:span text:style-name="Default_20_Paragraph_20_Font"><text:span text:style-name="T22"> when making asynchronous calls of void methods. Usage example:</text:span></text:span></text:p>
      <text:p text:style-name="P95">   Async async = ctx.getService(asyncRef);<text:line-break/>   <text:line-break/>   ServiceReference&lt;MyService&gt; ref = ctx.getServiceReference(MyService.class);<text:line-break/>   <text:line-break/>   MyService asyncMediator = async.createAsyncMediator(ref);<text:line-break/>   <text:line-break/>   async.build(asyncMediator.sendConfirmationEmail(customerEmail, orderNumber).launch();</text:p>
      <text:p text:style-name="P138"/>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1"><text:span text:style-name="Summary_20_Heading_20_Font2"><text:span text:style-name="T8">Method Summary</text:span></text:span></text:p>
          </table:table-cell>
          <table:covered-table-cell/>
          <table:table-cell table:style-name="Table27.A1" office:value-type="string">
            <text:p text:style-name="P122"><text:span text:style-name="Page_20_Reference_20_Font"><text:span text:style-name="T14">Page</text:span></text:span></text:p>
          </table:table-cell>
        </table:table-row>
        <table:table-row table:style-name="Table27.1">
          <table:table-cell table:style-name="Table27.A2" office:value-type="string">
            <text:p text:style-name="P123"><text:span text:style-name="Code_20_Small1"><text:span text:style-name="T8">void</text:span></text:span></text:p>
          </table:table-cell>
          <table:table-cell table:style-name="Table27.A2" office:value-type="string">
            <text:p text:style-name="P97"><text:a xlink:type="simple" xlink:href="#r37"><text:span text:style-name="Code2"><text:span text:style-name="T32">invokeVoid</text:span></text:span></text:a><text:span text:style-name="Code2"><text:span text:style-name="T16">()</text:span></text:span></text:p>
            <text:p text:style-name="P127">This method is invoked by the Async service to determine which method should be asynchronously invoked</text:p>
          </table:table-cell>
          <table:table-cell table:style-name="Table27.C2" office:value-type="string">
            <text:p text:style-name="P124"><text:span text:style-name="Page_20_Reference_20_Font"><text:span text:style-name="T8"><text:bookmark-ref text:reference-format="page" text:ref-name="r37"/></text:span></text:span></text:p>
          </table:table-cell>
        </table:table-row>
      </table:table>
      <text:p text:style-name="P70">Method Detail</text:p>
      <text:p text:style-name="P71"><text:bookmark text:name="r37"/>invokeVoid</text:p>
      <text:p text:style-name="P98"><text:span text:style-name="Code2"><text:span text:style-name="T8">void </text:span></text:span><text:span text:style-name="Code2"><text:span text:style-name="T14">invokeVoid</text:span></text:span><text:span text:style-name="Code2"><text:span text:style-name="T18">()</text:span></text:span></text:p>
      <text:p text:style-name="P129">This method is invoked by the Async service to determine which method should be asynchronously invoked</text:p>
      <text:p text:style-name="P59"><text:bookmark text:name="r39"/>Package org.osgi.service.async.spi</text:p>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0"><text:span text:style-name="Summary_20_Heading_20_Font1">Interface Summary</text:span></text:p>
          </table:table-cell>
          <table:covered-table-cell/>
          <table:table-cell table:style-name="Table28.A1" office:value-type="string">
            <text:p text:style-name="P111"><text:span text:style-name="Page_20_Reference_20_Font">Page</text:span></text:p>
          </table:table-cell>
        </table:table-row>
        <table:table-row table:style-name="Table28.1">
          <table:table-cell table:style-name="Table28.A2" office:value-type="string">
            <text:p text:style-name="P108"><text:a xlink:type="simple" xlink:href="#r41"><text:span text:style-name="T29">AsyncDelegate</text:span></text:a></text:p>
          </table:table-cell>
          <table:table-cell table:style-name="Table28.A2" office:value-type="string">
            <text:p text:style-name="P107">This interface is used by services to allow them to optimize Asynchronous calls where they are capable of executing more efficiently.</text:p>
          </table:table-cell>
          <table:table-cell table:style-name="Table28.A2" office:value-type="string">
            <text:p text:style-name="P106"><text:span text:style-name="Page_20_Reference_20_Font"><text:span text:style-name="T2"><text:bookmark-ref text:reference-format="page" text:ref-name="r41"/></text:span></text:span></text:p>
          </table:table-cell>
        </table:table-row>
        <table:table-row table:style-name="Table28.1">
          <table:table-cell table:style-name="Table28.A3" office:value-type="string">
            <text:p text:style-name="P108"><text:a xlink:type="simple" xlink:href="#r43"><text:span text:style-name="T29">Cancellable</text:span></text:a></text:p>
          </table:table-cell>
          <table:table-cell table:style-name="Table28.A3" office:value-type="string">
            <text:p text:style-name="P87"><text:s/></text:p>
          </table:table-cell>
          <table:table-cell table:style-name="Table28.A3" office:value-type="string">
            <text:p text:style-name="P106"><text:span text:style-name="Page_20_Reference_20_Font"><text:span text:style-name="T2"><text:bookmark-ref text:reference-format="page" text:ref-name="r43"/></text:span></text:span></text:p>
          </table:table-cell>
        </table:table-row>
      </table:table>
      <text:p text:style-name="P68"><text:bookmark text:name="r41"/>Interface AsyncDelegate</text:p>
      <text:p text:style-name="P116"><text:a xlink:type="simple" xlink:href="#r39"><text:span text:style-name="T33">org.osgi.service.async.spi</text:span></text:a></text:p>
      <text:p text:style-name="P114"/>
      <text:p text:style-name="P119"><text:span text:style-name="Code2"><text:span text:style-name="T8">public interface </text:span></text:span><text:span text:style-name="Code2"><text:span text:style-name="T14">AsyncDelegate</text:span></text:span></text:p>
      <text:p text:style-name="P85">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2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1"><text:span text:style-name="Summary_20_Heading_20_Font2"><text:span text:style-name="T8">Method Summary</text:span></text:span></text:p>
          </table:table-cell>
          <table:covered-table-cell/>
          <table:table-cell table:style-name="Table30.A1" office:value-type="string">
            <text:p text:style-name="P122"><text:span text:style-name="Page_20_Reference_20_Font"><text:span text:style-name="T14">Page</text:span></text:span></text:p>
          </table:table-cell>
        </table:table-row>
        <table:table-row table:style-name="Table30.1">
          <table:table-cell table:style-name="Table30.A2" office:value-type="string">
            <text:p text:style-name="P123"><text:a xlink:type="simple" xlink:href="#r43"><text:span text:style-name="Code_20_Small1"><text:span text:style-name="T30">Cancellable</text:span></text:span></text:a></text:p>
          </table:table-cell>
          <table:table-cell table:style-name="Table30.A2" office:value-type="string">
            <text:p text:style-name="P97"><text:a xlink:type="simple" xlink:href="#r40"><text:span text:style-name="Code2"><text:span text:style-name="T32">registerCallbacks</text:span></text:span></text:a><text:span text:style-name="Code2"><text:span text:style-name="T16">(</text:span></text:span><text:a xlink:type="simple" xlink:href="#r36"><text:span text:style-name="Code2"><text:span text:style-name="T31">SuccessCallback</text:span></text:span></text:a><text:span text:style-name="Code2"><text:span text:style-name="T16">&lt;?&gt; success, </text:span></text:span><text:a xlink:type="simple" xlink:href="#r34"><text:span text:style-name="Code2"><text:span text:style-name="T31">FailureCallback</text:span></text:span></text:a><text:span text:style-name="Code2"><text:span text:style-name="T16"> failure)</text:span></text:span></text:p>
            <text:p text:style-name="P127">This method can be used by the Async service to optimize Asynchronous execution.</text:p>
          </table:table-cell>
          <table:table-cell table:style-name="Table30.C2" office:value-type="string">
            <text:p text:style-name="P124"><text:span text:style-name="Page_20_Reference_20_Font"><text:span text:style-name="T8"><text:bookmark-ref text:reference-format="page" text:ref-name="r40"/></text:span></text:span></text:p>
          </table:table-cell>
        </table:table-row>
      </table:table>
      <text:p text:style-name="P70">Method Detail</text:p>
      <text:p text:style-name="P71"><text:bookmark text:name="r40"/>registerCallbacks</text:p>
      <text:p text:style-name="P98"><text:a xlink:type="simple" xlink:href="#r43"><text:span text:style-name="Code2"><text:span text:style-name="T30">Cancellable</text:span></text:span></text:a><text:span text:style-name="Code2"><text:span text:style-name="T15"> </text:span></text:span><text:span text:style-name="Code2"><text:span text:style-name="T17">registerCallbacks</text:span></text:span><text:span text:style-name="Code2"><text:span text:style-name="T16">(</text:span></text:span><text:a xlink:type="simple" xlink:href="#r36"><text:span text:style-name="Code2"><text:span text:style-name="T31">SuccessCallback</text:span></text:span></text:a><text:span text:style-name="Code2"><text:span text:style-name="T16">&lt;?&gt; success,<text:line-break/>                              </text:span></text:span><text:a xlink:type="simple" xlink:href="#r34"><text:span text:style-name="Code2"><text:span text:style-name="T31">FailureCallback</text:span></text:span></text:a><text:span text:style-name="Code2"><text:span text:style-name="T16"> failure)</text:span></text:span></text:p>
      <text:p text:style-name="P128"><text:span text:style-name="T11">This method can be used by the Async service to optimize Asynchronous execution. When called, the </text:span><text:a xlink:type="simple" xlink:href="#r41"><text:span text:style-name="Code2"><text:span text:style-name="T30">AsyncDelegate</text:span></text:span></text:a><text:span text:style-name="Default_20_Paragraph_20_Font"><text:span text:style-name="T22"> should begin tracking the thread that invoked this method, and store away the supplied callbacks. The next invocation made on this service by the tracked thread should be executed asynchronously (immediately returning a garbage value if necessary). When the asynchronous invocation completes the </text:span></text:span><text:a xlink:type="simple" xlink:href="#r41"><text:span text:style-name="Code2"><text:span text:style-name="T30">AsyncDelegate</text:span></text:span></text:a><text:span text:style-name="Default_20_Paragraph_20_Font"><text:span text:style-name="T22"> should call the relevant callback</text:span></text:span></text:p>
      <text:p text:style-name="P130">Returns:</text:p>
      <text:p text:style-name="P103">an object that may be used to 'cancel' the asynchronous execution. Cancellation is a best-effort operation, and may not halt the execution of a running operation.</text:p>
      <text:p text:style-name="P69"><text:bookmark text:name="r43"/>Interface Cancellable</text:p>
      <text:p text:style-name="P116"><text:a xlink:type="simple" xlink:href="#r39"><text:span text:style-name="T33">org.osgi.service.async.spi</text:span></text:a></text:p>
      <text:p text:style-name="P114"/>
      <text:p text:style-name="P136"><text:span text:style-name="Code2"><text:span text:style-name="T8">public interface </text:span></text:span><text:span text:style-name="Code2"><text:span text:style-name="T14">Cancellable</text:span></text:span></text:p>
      <text:p text:style-name="P12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1"><text:span text:style-name="Summary_20_Heading_20_Font2"><text:span text:style-name="T8">Method Summary</text:span></text:span></text:p>
          </table:table-cell>
          <table:covered-table-cell/>
          <table:table-cell table:style-name="Table31.A1" office:value-type="string">
            <text:p text:style-name="P122"><text:span text:style-name="Page_20_Reference_20_Font"><text:span text:style-name="T14">Page</text:span></text:span></text:p>
          </table:table-cell>
        </table:table-row>
        <table:table-row table:style-name="Table31.1">
          <table:table-cell table:style-name="Table31.A2" office:value-type="string">
            <text:p text:style-name="P123"><text:span text:style-name="Code_20_Small1"><text:span text:style-name="T8">void</text:span></text:span></text:p>
          </table:table-cell>
          <table:table-cell table:style-name="Table31.A2" office:value-type="string">
            <text:p text:style-name="P97"><text:a xlink:type="simple" xlink:href="#r42"><text:span text:style-name="Code2"><text:span text:style-name="T32">cancel</text:span></text:span></text:a><text:span text:style-name="Code2"><text:span text:style-name="T16">()</text:span></text:span></text:p>
            <text:p text:style-name="P127">Attempt to cancel this asynchronous execution.</text:p>
          </table:table-cell>
          <table:table-cell table:style-name="Table31.C2" office:value-type="string">
            <text:p text:style-name="P124"><text:span text:style-name="Page_20_Reference_20_Font"><text:span text:style-name="T8"><text:bookmark-ref text:reference-format="page" text:ref-name="r42"/></text:span></text:span></text:p>
          </table:table-cell>
        </table:table-row>
      </table:table>
      <text:p text:style-name="P70">Method Detail</text:p>
      <text:p text:style-name="P71"><text:bookmark text:name="r42"/>cancel</text:p>
      <text:p text:style-name="P98"><text:span text:style-name="Code2"><text:span text:style-name="T8">void </text:span></text:span><text:span text:style-name="Code2"><text:span text:style-name="T14">cancel</text:span></text:span><text:span text:style-name="Code2"><text:span text:style-name="T18">()</text:span></text:span></text:p>
      <text:p text:style-name="P129">Attempt to cancel this asynchronous execution. This may have no effect.</text:p>
      <text:section text:style-name="Sect2" text:name="Section1">
        <text:p text:style-name="P139"><text:span text:style-name="T35">Java API documentation generated with </text:span><text:a xlink:type="simple" xlink:href="http://www.filigris.com/products/docflex_javadoc/#docflex-doclet"><text:span text:style-name="T34">DocFlex/Doclet</text:span></text:a><text:span text:style-name="Default_20_Paragraph_20_Font"><text:span text:style-name="T36"> v1.5.6</text:span></text:span></text:p>
        <text:p text:style-name="P88"><text:span text:style-name="T35">DocFlex/Doclet is both a multi-format Javadoc doclet and a free edition of </text:span><text:a xlink:type="simple" xlink:href="http://www.filigris.com/products/docflex_javadoc/"><text:span text:style-name="T34">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4">www.docflex.com</text:span></text:span></text:a></text:p>
      </text:section>
      <text:p text:style-name="Body"><text:span text:style-name="T5"/></text:p>
      <text:h text:style-name="P54" text:outline-level="1">Considered Alternatives</text:h>
      <text:p text:style-name="P22"/>
      <text:h text:style-name="P54" text:outline-level="1">Security Considerations</text:h>
      <text:p text:style-name="Body">Asynchronous Services implementations must be careful to avoid elevating the privileges of client bundles when calling services asynchronously. This means that the implementation must:</text:p>
      <text:list xml:id="list3154672288911121964" text:style-name="L7">
        <text:list-item>
          <text:p text:style-name="P81">Use the client bundle to load interfaces when generating the asynchronous <text:change text:change-id="ct441892688"/><text:change-start text:change-id="ct442075104"/><text:span text:style-name="T9">mediator</text:span><text:change-end text:change-id="ct442075104"/>. This prevents clients from gaining access to interfaces they would not normally be permitted to import.</text:p>
        </text:list-item>
        <text:list-item>
          <text:p text:style-name="P81">Use the client's bundle context when retrieving the target service. This prevents the client bundle from being able to make calls on a service object that they would normally be forbidden from obtaining.</text:p>
        </text:list-item>
      </text:list>
      <text:p text:style-name="Body"><text:soft-page-break/></text:p>
      <text:p text:style-name="Body">Further security considerations can be addressed using normal OSGi security rules, access to the Async service can be controlled using ServicePermission[Async, GET].</text:p>
      <text:h text:style-name="P54" text:outline-level="1">Document Support</text:h>
      <text:h text:style-name="P73" text:outline-level="2">References</text:h>
      <text:list xml:id="list1841418522946496162" text:style-name="WW8Num3">
        <text:list-item>
          <text:p text:style-name="P84"><text:bookmark-start text:name="_Ref493020620"/>Bradner, S., Key words for use in RFCs to Indicate Requirement Levels, RFC2119, March 1997.<text:bookmark-end text:name="_Ref493020620"/></text:p>
        </text:list-item>
        <text:list-item>
          <text:p text:style-name="P84">Software Requirements &amp; Specifications. Michael Jackson. ISBN 0-201-87712-0</text:p>
        </text:list-item>
      </text:list>
      <text:p text:style-name="P29"/>
      <text:h text:style-name="P73" text:outline-level="2">Author’s Address</text:h>
      <text:p text:style-name="P20"/>
      <table:table table:name="Table29" table:style-name="Table29">
        <table:table-column table:style-name="Table29.A"/>
        <table:table-column table:style-name="Table29.B"/>
        <table:table-row table:style-name="Table29.1">
          <table:table-cell table:style-name="Table29.A1" office:value-type="string">
            <text:p text:style-name="P14">Name</text:p>
          </table:table-cell>
          <table:table-cell table:style-name="Table29.B1" office:value-type="string">
            <text:p text:style-name="P14">Tim Ward</text:p>
          </table:table-cell>
        </table:table-row>
        <table:table-row table:style-name="Table29.1">
          <table:table-cell table:style-name="Table29.A1" office:value-type="string">
            <text:p text:style-name="P14">Company</text:p>
          </table:table-cell>
          <table:table-cell table:style-name="Table29.B1" office:value-type="string">
            <text:p text:style-name="P14">Paremus Ltd</text:p>
          </table:table-cell>
        </table:table-row>
        <table:table-row table:style-name="Table29.1">
          <table:table-cell table:style-name="Table29.A1" office:value-type="string">
            <text:p text:style-name="P14">Address</text:p>
          </table:table-cell>
          <table:table-cell table:style-name="Table29.B1" office:value-type="string">
            <text:p text:style-name="P14"/>
          </table:table-cell>
        </table:table-row>
        <table:table-row table:style-name="Table29.1">
          <table:table-cell table:style-name="Table29.A1" office:value-type="string">
            <text:p text:style-name="P14">Voice</text:p>
          </table:table-cell>
          <table:table-cell table:style-name="Table29.B1" office:value-type="string">
            <text:p text:style-name="P14"/>
          </table:table-cell>
        </table:table-row>
        <table:table-row table:style-name="Table29.1">
          <table:table-cell table:style-name="Table29.A1" office:value-type="string">
            <text:p text:style-name="P17">e-mail</text:p>
          </table:table-cell>
          <table:table-cell table:style-name="Table29.B1" office:value-type="string">
            <text:p text:style-name="P17">tim.ward@paremus.com</text:p>
          </table:table-cell>
        </table:table-row>
      </table:table>
      <text:p text:style-name="P20"/>
      <text:h text:style-name="P73" text:outline-level="2">Acronyms and Abbreviations</text:h>
      <text:p text:style-name="P20"/>
      <text:h text:style-name="P73"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06 - Asynchronous Services</text:user-defined><text:tab/>Page <text:page-number text:select-page="current">11</text:page-number> of <text:page-count style:num-format="1">36</text:page-count></text:p>
        <text:p text:style-name="Header"/>
        <text:p text:style-name="Header"><text:tab/>Draft<text:tab/> <text:modification-date style:data-style-name="N76">December 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9</text:page-number> of <text:page-count style:num-format="1">36</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21</text:page-number> of <text:page-count style:num-format="1">36</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25</text:page-number> of <text:page-count style:num-format="1">36</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27</text:page-number> of <text:page-count style:num-format="1">36</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8</text:page-number> of <text:page-count style:num-format="1">36</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9</text:page-number> of <text:page-count style:num-format="1">36</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30</text:page-number> of <text:page-count style:num-format="1">36</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31</text:page-number> of <text:page-count style:num-format="1">36</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32</text:page-number> of <text:page-count style:num-format="1">36</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3</text:page-number> of <text:page-count style:num-format="1">36</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4</text:page-number> of <text:page-count style:num-format="1">36</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36</text:page-number> of <text:page-count style:num-format="1">3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10-29T15:49:48</meta:creation-date>
    <meta:editing-cycles>55</meta:editing-cycles>
    <meta:editing-duration>P3DT3H28M12S</meta:editing-duration>
    <meta:initial-creator>Tim Ward</meta:initial-creator>
    <dc:date>2013-12-04T11:53:28</dc:date>
    <dc:creator>Tim Ward</dc:creator>
    <meta:document-statistic meta:table-count="31" meta:image-count="6" meta:object-count="0" meta:page-count="36" meta:paragraph-count="949" meta:word-count="8757" meta:character-count="61755"/>
    <meta:user-defined meta:name="Info"/>
    <meta:user-defined meta:name="Info 3"/>
    <meta:user-defined meta:name="Info 4"/>
    <meta:user-defined meta:name="RFC Title">RFC 206 - Asynchronous Services</meta:user-defined>
  </office:meta>
</office:document-meta>
</file>